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pesim</text:p>
          </table:table-cell>
          <table:table-cell table:number-columns-repeated="8"/>
          <table:table-cell office:value-type="string" calcext:value-type="string">
            <text:p>Vlada opt</text:p>
          </table:table-cell>
          <table:table-cell table:number-columns-repeated="8"/>
          <table:table-cell table:style-name="Default" office:value-type="string" calcext:value-type="string">
            <text:p>High</text:p>
          </table:table-cell>
          <table:table-cell table:number-columns-repeated="7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60.100000000002" calcext:value-type="float">
            <text:p>160.100000000002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568.18" calcext:value-type="float">
            <text:p>6568.18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220" calcext:value-type="float">
            <text:p>10220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60.100000000002" calcext:value-type="float">
            <text:p>160.100000000002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568.18" calcext:value-type="float">
            <text:p>6568.18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220" calcext:value-type="float">
            <text:p>10220</text:p>
          </table:table-cell>
          <table:table-cell/>
          <table:table-cell office:value-type="date" office:date-value="2021-02-25" calcext:value-type="date">
            <text:p>2021-02-25</text:p>
          </table:table-cell>
          <table:table-cell office:value-type="float" office:value="160.100000000002" calcext:value-type="float">
            <text:p>160.100000000002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6568.18" calcext:value-type="float">
            <text:p>6568.18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63.199999999997" calcext:value-type="float">
            <text:p>163.199999999997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662.16" calcext:value-type="float">
            <text:p>6662.16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500" calcext:value-type="float">
            <text:p>10500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63.199999999997" calcext:value-type="float">
            <text:p>163.199999999997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662.16" calcext:value-type="float">
            <text:p>6662.16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500" calcext:value-type="float">
            <text:p>10500</text:p>
          </table:table-cell>
          <table:table-cell/>
          <table:table-cell office:value-type="date" office:date-value="2021-02-26" calcext:value-type="date">
            <text:p>2021-02-26</text:p>
          </table:table-cell>
          <table:table-cell office:value-type="float" office:value="163.199999999997" calcext:value-type="float">
            <text:p>163.199999999997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6662.16" calcext:value-type="float">
            <text:p>6662.16</text:p>
          </table:table-cell>
          <table:table-cell/>
          <table:table-cell table:style-name="ce1" office:value-type="date" office:date-value="2021-02-26" calcext:value-type="date">
            <text:p>2021-02-2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760.26" calcext:value-type="float">
            <text:p>6760.26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790" calcext:value-type="float">
            <text:p>10790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760.26" calcext:value-type="float">
            <text:p>6760.26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790" calcext:value-type="float">
            <text:p>10790</text:p>
          </table:table-cell>
          <table:table-cell/>
          <table:table-cell office:value-type="date" office:date-value="2021-02-27" calcext:value-type="date">
            <text:p>2021-02-27</text:p>
          </table:table-cell>
          <table:table-cell office:value-type="float" office:value="166.400000000001" calcext:value-type="float">
            <text:p>166.400000000001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6760.26" calcext:value-type="float">
            <text:p>6760.26</text:p>
          </table:table-cell>
          <table:table-cell/>
          <table:table-cell table:style-name="ce1" office:value-type="date" office:date-value="2021-02-27" calcext:value-type="date">
            <text:p>2021-02-27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69.799999999999" calcext:value-type="float">
            <text:p>169.7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862.53" calcext:value-type="float">
            <text:p>6862.53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1080" calcext:value-type="float">
            <text:p>11080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69.799999999999" calcext:value-type="float">
            <text:p>169.7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862.53" calcext:value-type="float">
            <text:p>6862.53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1080" calcext:value-type="float">
            <text:p>11080</text:p>
          </table:table-cell>
          <table:table-cell/>
          <table:table-cell office:value-type="date" office:date-value="2021-02-28" calcext:value-type="date">
            <text:p>2021-02-28</text:p>
          </table:table-cell>
          <table:table-cell office:value-type="float" office:value="169.799999999999" calcext:value-type="float">
            <text:p>169.799999999999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6862.53" calcext:value-type="float">
            <text:p>6862.53</text:p>
          </table:table-cell>
          <table:table-cell/>
          <table:table-cell table:style-name="ce1" office:value-type="date" office:date-value="2021-02-28" calcext:value-type="date">
            <text:p>2021-02-28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73.200000000001" calcext:value-type="float">
            <text:p>173.2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969.04" calcext:value-type="float">
            <text:p>6969.0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1380" calcext:value-type="float">
            <text:p>11380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73.200000000001" calcext:value-type="float">
            <text:p>173.2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969.04" calcext:value-type="float">
            <text:p>6969.0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1380" calcext:value-type="float">
            <text:p>11380</text:p>
          </table:table-cell>
          <table:table-cell/>
          <table:table-cell office:value-type="date" office:date-value="2021-03-01" calcext:value-type="date">
            <text:p>2021-03-01</text:p>
          </table:table-cell>
          <table:table-cell office:value-type="float" office:value="173.200000000001" calcext:value-type="float">
            <text:p>173.200000000001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6969.04" calcext:value-type="float">
            <text:p>6969.04</text:p>
          </table:table-cell>
          <table:table-cell/>
          <table:table-cell table:style-name="ce1" office:value-type="date" office:date-value="2021-03-01" calcext:value-type="date">
            <text:p>2021-03-01</text:p>
          </table:table-cell>
          <table:table-cell office:value-type="float" office:value="11380" calcext:value-type="float">
            <text:p>11380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76.700000000001" calcext:value-type="float">
            <text:p>176.7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7079.07" calcext:value-type="float">
            <text:p>7079.07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1710" calcext:value-type="float">
            <text:p>11710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76.700000000001" calcext:value-type="float">
            <text:p>176.7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7079.07" calcext:value-type="float">
            <text:p>7079.07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1710" calcext:value-type="float">
            <text:p>11710</text:p>
          </table:table-cell>
          <table:table-cell/>
          <table:table-cell office:value-type="date" office:date-value="2021-03-02" calcext:value-type="date">
            <text:p>2021-03-02</text:p>
          </table:table-cell>
          <table:table-cell office:value-type="float" office:value="176.700000000001" calcext:value-type="float">
            <text:p>176.700000000001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7079.07" calcext:value-type="float">
            <text:p>7079.07</text:p>
          </table:table-cell>
          <table:table-cell/>
          <table:table-cell table:style-name="ce1" office:value-type="date" office:date-value="2021-03-02" calcext:value-type="date">
            <text:p>2021-03-02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80.200000000001" calcext:value-type="float">
            <text:p>180.2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7191.7" calcext:value-type="float">
            <text:p>7191.7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2030" calcext:value-type="float">
            <text:p>12030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80.200000000001" calcext:value-type="float">
            <text:p>180.2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7191.7" calcext:value-type="float">
            <text:p>7191.7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2030" calcext:value-type="float">
            <text:p>12030</text:p>
          </table:table-cell>
          <table:table-cell/>
          <table:table-cell office:value-type="date" office:date-value="2021-03-03" calcext:value-type="date">
            <text:p>2021-03-03</text:p>
          </table:table-cell>
          <table:table-cell office:value-type="float" office:value="180.200000000001" calcext:value-type="float">
            <text:p>180.200000000001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7191.7" calcext:value-type="float">
            <text:p>7191.7</text:p>
          </table:table-cell>
          <table:table-cell/>
          <table:table-cell table:style-name="ce1" office:value-type="date" office:date-value="2021-03-03" calcext:value-type="date">
            <text:p>2021-03-03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83.799999999999" calcext:value-type="float">
            <text:p>183.7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7306.22" calcext:value-type="float">
            <text:p>7306.22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2370" calcext:value-type="float">
            <text:p>12370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83.799999999999" calcext:value-type="float">
            <text:p>183.7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7306.22" calcext:value-type="float">
            <text:p>7306.22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2370" calcext:value-type="float">
            <text:p>12370</text:p>
          </table:table-cell>
          <table:table-cell/>
          <table:table-cell office:value-type="date" office:date-value="2021-03-04" calcext:value-type="date">
            <text:p>2021-03-04</text:p>
          </table:table-cell>
          <table:table-cell office:value-type="float" office:value="183.799999999999" calcext:value-type="float">
            <text:p>183.799999999999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7306.22" calcext:value-type="float">
            <text:p>7306.22</text:p>
          </table:table-cell>
          <table:table-cell/>
          <table:table-cell table:style-name="ce1" office:value-type="date" office:date-value="2021-03-04" calcext:value-type="date">
            <text:p>2021-03-04</text:p>
          </table:table-cell>
          <table:table-cell office:value-type="float" office:value="12370" calcext:value-type="float">
            <text:p>12370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87.299999999999" calcext:value-type="float">
            <text:p>187.299999999999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7421.65" calcext:value-type="float">
            <text:p>7421.65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2710" calcext:value-type="float">
            <text:p>12710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87.299999999999" calcext:value-type="float">
            <text:p>187.299999999999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7421.65" calcext:value-type="float">
            <text:p>7421.65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2710" calcext:value-type="float">
            <text:p>12710</text:p>
          </table:table-cell>
          <table:table-cell/>
          <table:table-cell office:value-type="date" office:date-value="2021-03-05" calcext:value-type="date">
            <text:p>2021-03-05</text:p>
          </table:table-cell>
          <table:table-cell office:value-type="float" office:value="187.299999999999" calcext:value-type="float">
            <text:p>187.299999999999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7421.65" calcext:value-type="float">
            <text:p>7421.65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7537.47" calcext:value-type="float">
            <text:p>7537.47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3050" calcext:value-type="float">
            <text:p>13050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7537.47" calcext:value-type="float">
            <text:p>7537.47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3050" calcext:value-type="float">
            <text:p>13050</text:p>
          </table:table-cell>
          <table:table-cell/>
          <table:table-cell office:value-type="date" office:date-value="2021-03-06" calcext:value-type="date">
            <text:p>2021-03-06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7537.47" calcext:value-type="float">
            <text:p>7537.47</text:p>
          </table:table-cell>
          <table:table-cell/>
          <table:table-cell table:style-name="ce1" office:value-type="date" office:date-value="2021-03-06" calcext:value-type="date">
            <text:p>2021-03-06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94.400000000001" calcext:value-type="float">
            <text:p>194.4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7654.75" calcext:value-type="float">
            <text:p>7654.75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3400" calcext:value-type="float">
            <text:p>13400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94.400000000001" calcext:value-type="float">
            <text:p>194.4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7654.75" calcext:value-type="float">
            <text:p>7654.75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3400" calcext:value-type="float">
            <text:p>13400</text:p>
          </table:table-cell>
          <table:table-cell/>
          <table:table-cell office:value-type="date" office:date-value="2021-03-07" calcext:value-type="date">
            <text:p>2021-03-07</text:p>
          </table:table-cell>
          <table:table-cell office:value-type="float" office:value="194.400000000001" calcext:value-type="float">
            <text:p>194.400000000001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7654.75" calcext:value-type="float">
            <text:p>7654.75</text:p>
          </table:table-cell>
          <table:table-cell/>
          <table:table-cell table:style-name="ce1" office:value-type="date" office:date-value="2021-03-07" calcext:value-type="date">
            <text:p>2021-03-07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97.899999999998" calcext:value-type="float">
            <text:p>197.89999999999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7773.37" calcext:value-type="float">
            <text:p>7773.37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3750" calcext:value-type="float">
            <text:p>13750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97.899999999998" calcext:value-type="float">
            <text:p>197.89999999999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7772.46" calcext:value-type="float">
            <text:p>7772.46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3750" calcext:value-type="float">
            <text:p>13750</text:p>
          </table:table-cell>
          <table:table-cell/>
          <table:table-cell office:value-type="date" office:date-value="2021-03-08" calcext:value-type="date">
            <text:p>2021-03-08</text:p>
          </table:table-cell>
          <table:table-cell office:value-type="float" office:value="197.899999999998" calcext:value-type="float">
            <text:p>197.899999999998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7771.31" calcext:value-type="float">
            <text:p>7771.31</text:p>
          </table:table-cell>
          <table:table-cell/>
          <table:table-cell table:style-name="ce1" office:value-type="date" office:date-value="2021-03-08" calcext:value-type="date">
            <text:p>2021-03-08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01.5" calcext:value-type="float">
            <text:p>201.5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7891.17" calcext:value-type="float">
            <text:p>7891.17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4100" calcext:value-type="float">
            <text:p>14100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201.400000000001" calcext:value-type="float">
            <text:p>201.400000000001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7887.16" calcext:value-type="float">
            <text:p>7887.16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date" office:date-value="2021-03-09" calcext:value-type="date">
            <text:p>2021-03-09</text:p>
          </table:table-cell>
          <table:table-cell office:value-type="float" office:value="201.400000000001" calcext:value-type="float">
            <text:p>201.400000000001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7882.07" calcext:value-type="float">
            <text:p>7882.07</text:p>
          </table:table-cell>
          <table:table-cell/>
          <table:table-cell table:style-name="ce1" office:value-type="date" office:date-value="2021-03-09" calcext:value-type="date">
            <text:p>2021-03-09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204.799999999999" calcext:value-type="float">
            <text:p>204.799999999999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8004.21" calcext:value-type="float">
            <text:p>8004.21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4460" calcext:value-type="float">
            <text:p>14460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204.799999999999" calcext:value-type="float">
            <text:p>204.799999999999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7993.57" calcext:value-type="float">
            <text:p>7993.57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4460" calcext:value-type="float">
            <text:p>14460</text:p>
          </table:table-cell>
          <table:table-cell/>
          <table:table-cell office:value-type="date" office:date-value="2021-03-10" calcext:value-type="date">
            <text:p>2021-03-10</text:p>
          </table:table-cell>
          <table:table-cell office:value-type="float" office:value="204.5" calcext:value-type="float">
            <text:p>204.5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7980.07" calcext:value-type="float">
            <text:p>7980.07</text:p>
          </table:table-cell>
          <table:table-cell/>
          <table:table-cell table:style-name="ce1" office:value-type="date" office:date-value="2021-03-10" calcext:value-type="date">
            <text:p>2021-03-10</text:p>
          </table:table-cell>
          <table:table-cell office:value-type="float" office:value="14460" calcext:value-type="float">
            <text:p>14460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208.100000000002" calcext:value-type="float">
            <text:p>208.100000000002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8109.66" calcext:value-type="float">
            <text:p>8109.66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4820" calcext:value-type="float">
            <text:p>14820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207.599999999999" calcext:value-type="float">
            <text:p>207.599999999999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8087.59" calcext:value-type="float">
            <text:p>8087.59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4820" calcext:value-type="float">
            <text:p>14820</text:p>
          </table:table-cell>
          <table:table-cell/>
          <table:table-cell office:value-type="date" office:date-value="2021-03-11" calcext:value-type="date">
            <text:p>2021-03-11</text:p>
          </table:table-cell>
          <table:table-cell office:value-type="float" office:value="207.200000000001" calcext:value-type="float">
            <text:p>207.200000000001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8059.63" calcext:value-type="float">
            <text:p>8059.63</text:p>
          </table:table-cell>
          <table:table-cell/>
          <table:table-cell table:style-name="ce1" office:value-type="date" office:date-value="2021-03-11" calcext:value-type="date">
            <text:p>2021-03-11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10.899999999998" calcext:value-type="float">
            <text:p>210.899999999998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8205.52" calcext:value-type="float">
            <text:p>8205.52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5180" calcext:value-type="float">
            <text:p>15180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210.100000000002" calcext:value-type="float">
            <text:p>210.100000000002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8166.06" calcext:value-type="float">
            <text:p>8166.06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date" office:date-value="2021-03-12" calcext:value-type="date">
            <text:p>2021-03-12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8116.23" calcext:value-type="float">
            <text:p>8116.23</text:p>
          </table:table-cell>
          <table:table-cell/>
          <table:table-cell table:style-name="ce1" office:value-type="date" office:date-value="2021-03-12" calcext:value-type="date">
            <text:p>2021-03-12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213.5" calcext:value-type="float">
            <text:p>213.5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8290.41" calcext:value-type="float">
            <text:p>8290.41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5540" calcext:value-type="float">
            <text:p>15540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8226.61" calcext:value-type="float">
            <text:p>8226.61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5540" calcext:value-type="float">
            <text:p>15540</text:p>
          </table:table-cell>
          <table:table-cell/>
          <table:table-cell office:value-type="date" office:date-value="2021-03-13" calcext:value-type="date">
            <text:p>2021-03-13</text:p>
          </table:table-cell>
          <table:table-cell office:value-type="float" office:value="210.099999999999" calcext:value-type="float">
            <text:p>210.099999999999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8146.4" calcext:value-type="float">
            <text:p>8146.4</text:p>
          </table:table-cell>
          <table:table-cell/>
          <table:table-cell table:style-name="ce1" office:value-type="date" office:date-value="2021-03-13" calcext:value-type="date">
            <text:p>2021-03-13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5.400000000001" calcext:value-type="float">
            <text:p>215.400000000001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8363.45" calcext:value-type="float">
            <text:p>8363.45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5910" calcext:value-type="float">
            <text:p>15910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213.099999999999" calcext:value-type="float">
            <text:p>213.099999999999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8267.55" calcext:value-type="float">
            <text:p>8267.55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5910" calcext:value-type="float">
            <text:p>15910</text:p>
          </table:table-cell>
          <table:table-cell/>
          <table:table-cell office:value-type="date" office:date-value="2021-03-14" calcext:value-type="date">
            <text:p>2021-03-14</text:p>
          </table:table-cell>
          <table:table-cell office:value-type="float" office:value="210.099999999999" calcext:value-type="float">
            <text:p>210.099999999999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8147.75" calcext:value-type="float">
            <text:p>8147.75</text:p>
          </table:table-cell>
          <table:table-cell/>
          <table:table-cell table:style-name="ce1" office:value-type="date" office:date-value="2021-03-14" calcext:value-type="date">
            <text:p>2021-03-14</text:p>
          </table:table-cell>
          <table:table-cell office:value-type="float" office:value="15910" calcext:value-type="float">
            <text:p>15910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217.099999999999" calcext:value-type="float">
            <text:p>217.099999999999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8424.98" calcext:value-type="float">
            <text:p>8424.98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6260" calcext:value-type="float">
            <text:p>16260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213.600000000002" calcext:value-type="float">
            <text:p>213.600000000002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8289.38" calcext:value-type="float">
            <text:p>8289.38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6250" calcext:value-type="float">
            <text:p>16250</text:p>
          </table:table-cell>
          <table:table-cell/>
          <table:table-cell office:value-type="date" office:date-value="2021-03-15" calcext:value-type="date">
            <text:p>2021-03-15</text:p>
          </table:table-cell>
          <table:table-cell office:value-type="float" office:value="209.300000000003" calcext:value-type="float">
            <text:p>209.300000000003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8121.36" calcext:value-type="float">
            <text:p>8121.36</text:p>
          </table:table-cell>
          <table:table-cell/>
          <table:table-cell table:style-name="ce1" office:value-type="date" office:date-value="2021-03-15" calcext:value-type="date">
            <text:p>2021-03-15</text:p>
          </table:table-cell>
          <table:table-cell office:value-type="float" office:value="16240" calcext:value-type="float">
            <text:p>16240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218.400000000001" calcext:value-type="float">
            <text:p>218.400000000001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8475.78" calcext:value-type="float">
            <text:p>8475.78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6600" calcext:value-type="float">
            <text:p>16600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213.399999999998" calcext:value-type="float">
            <text:p>213.399999999998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8293.53" calcext:value-type="float">
            <text:p>8293.53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date" office:date-value="2021-03-16" calcext:value-type="date">
            <text:p>2021-03-16</text:p>
          </table:table-cell>
          <table:table-cell office:value-type="float" office:value="207.299999999999" calcext:value-type="float">
            <text:p>207.299999999999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8069.8" calcext:value-type="float">
            <text:p>8069.8</text:p>
          </table:table-cell>
          <table:table-cell/>
          <table:table-cell table:style-name="ce1" office:value-type="date" office:date-value="2021-03-16" calcext:value-type="date">
            <text:p>2021-03-16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19.099999999999" calcext:value-type="float">
            <text:p>219.099999999999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8515.14" calcext:value-type="float">
            <text:p>8515.14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6890" calcext:value-type="float">
            <text:p>16890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212.600000000002" calcext:value-type="float">
            <text:p>212.600000000002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8280.43" calcext:value-type="float">
            <text:p>8280.43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6780.0000000002" calcext:value-type="float">
            <text:p>16780.0000000002</text:p>
          </table:table-cell>
          <table:table-cell/>
          <table:table-cell office:value-type="date" office:date-value="2021-03-17" calcext:value-type="date">
            <text:p>2021-03-17</text:p>
          </table:table-cell>
          <table:table-cell office:value-type="float" office:value="204.700000000001" calcext:value-type="float">
            <text:p>204.700000000001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7995.32" calcext:value-type="float">
            <text:p>7995.32</text:p>
          </table:table-cell>
          <table:table-cell/>
          <table:table-cell table:style-name="ce1" office:value-type="date" office:date-value="2021-03-17" calcext:value-type="date">
            <text:p>2021-03-17</text:p>
          </table:table-cell>
          <table:table-cell office:value-type="float" office:value="16630" calcext:value-type="float">
            <text:p>16630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219.600000000002" calcext:value-type="float">
            <text:p>219.600000000002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8543.27" calcext:value-type="float">
            <text:p>8543.27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7130" calcext:value-type="float">
            <text:p>17130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211.299999999999" calcext:value-type="float">
            <text:p>211.299999999999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8251.32" calcext:value-type="float">
            <text:p>8251.32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6889.9999999998" calcext:value-type="float">
            <text:p>16889.9999999998</text:p>
          </table:table-cell>
          <table:table-cell/>
          <table:table-cell office:value-type="date" office:date-value="2021-03-18" calcext:value-type="date">
            <text:p>2021-03-18</text:p>
          </table:table-cell>
          <table:table-cell office:value-type="float" office:value="201.199999999997" calcext:value-type="float">
            <text:p>201.199999999997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7900.8" calcext:value-type="float">
            <text:p>7900.8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219.700000000001" calcext:value-type="float">
            <text:p>219.700000000001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8561.61" calcext:value-type="float">
            <text:p>8561.61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7300" calcext:value-type="float">
            <text:p>17300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209.5" calcext:value-type="float">
            <text:p>209.5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8208.35" calcext:value-type="float">
            <text:p>8208.35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6910" calcext:value-type="float">
            <text:p>16910</text:p>
          </table:table-cell>
          <table:table-cell/>
          <table:table-cell office:value-type="date" office:date-value="2021-03-19" calcext:value-type="date">
            <text:p>2021-03-19</text:p>
          </table:table-cell>
          <table:table-cell office:value-type="float" office:value="197.200000000001" calcext:value-type="float">
            <text:p>197.200000000001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7789.6" calcext:value-type="float">
            <text:p>7789.6</text:p>
          </table:table-cell>
          <table:table-cell/>
          <table:table-cell table:style-name="ce1" office:value-type="date" office:date-value="2021-03-19" calcext:value-type="date">
            <text:p>2021-03-19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219.399999999998" calcext:value-type="float">
            <text:p>219.399999999998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8571.94" calcext:value-type="float">
            <text:p>8571.94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7430" calcext:value-type="float">
            <text:p>17430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207.099999999999" calcext:value-type="float">
            <text:p>207.099999999999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8153.82" calcext:value-type="float">
            <text:p>8153.82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date" office:date-value="2021-03-20" calcext:value-type="date">
            <text:p>2021-03-20</text:p>
          </table:table-cell>
          <table:table-cell office:value-type="float" office:value="192.700000000001" calcext:value-type="float">
            <text:p>192.700000000001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7664.93" calcext:value-type="float">
            <text:p>7664.93</text:p>
          </table:table-cell>
          <table:table-cell/>
          <table:table-cell table:style-name="ce1" office:value-type="date" office:date-value="2021-03-20" calcext:value-type="date">
            <text:p>2021-03-20</text:p>
          </table:table-cell>
          <table:table-cell office:value-type="float" office:value="16020" calcext:value-type="float">
            <text:p>16020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8574.61" calcext:value-type="float">
            <text:p>8574.61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7470" calcext:value-type="float">
            <text:p>17470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204.600000000002" calcext:value-type="float">
            <text:p>204.600000000002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8088.88" calcext:value-type="float">
            <text:p>8088.88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6570" calcext:value-type="float">
            <text:p>16570</text:p>
          </table:table-cell>
          <table:table-cell/>
          <table:table-cell office:value-type="date" office:date-value="2021-03-21" calcext:value-type="date">
            <text:p>2021-03-21</text:p>
          </table:table-cell>
          <table:table-cell office:value-type="float" office:value="187.799999999999" calcext:value-type="float">
            <text:p>187.799999999999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7529.1" calcext:value-type="float">
            <text:p>7529.1</text:p>
          </table:table-cell>
          <table:table-cell/>
          <table:table-cell table:style-name="ce1" office:value-type="date" office:date-value="2021-03-21" calcext:value-type="date">
            <text:p>2021-03-21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218.200000000001" calcext:value-type="float">
            <text:p>218.200000000001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8570.17" calcext:value-type="float">
            <text:p>8570.17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7460" calcext:value-type="float">
            <text:p>17460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201.699999999997" calcext:value-type="float">
            <text:p>201.699999999997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8014.74" calcext:value-type="float">
            <text:p>8014.74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6250" calcext:value-type="float">
            <text:p>16250</text:p>
          </table:table-cell>
          <table:table-cell/>
          <table:table-cell office:value-type="date" office:date-value="2021-03-22" calcext:value-type="date">
            <text:p>2021-03-22</text:p>
          </table:table-cell>
          <table:table-cell office:value-type="float" office:value="182.700000000001" calcext:value-type="float">
            <text:p>182.700000000001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7384.24" calcext:value-type="float">
            <text:p>7384.24</text:p>
          </table:table-cell>
          <table:table-cell/>
          <table:table-cell table:style-name="ce1" office:value-type="date" office:date-value="2021-03-22" calcext:value-type="date">
            <text:p>2021-03-22</text:p>
          </table:table-cell>
          <table:table-cell office:value-type="float" office:value="14740" calcext:value-type="float">
            <text:p>14740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217.200000000001" calcext:value-type="float">
            <text:p>217.200000000001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8559.52" calcext:value-type="float">
            <text:p>8559.52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7420" calcext:value-type="float">
            <text:p>17420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98.5" calcext:value-type="float">
            <text:p>198.5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7932.75" calcext:value-type="float">
            <text:p>7932.75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5849.9999999998" calcext:value-type="float">
            <text:p>15849.9999999998</text:p>
          </table:table-cell>
          <table:table-cell/>
          <table:table-cell office:value-type="date" office:date-value="2021-03-23" calcext:value-type="date">
            <text:p>2021-03-23</text:p>
          </table:table-cell>
          <table:table-cell office:value-type="float" office:value="177.5" calcext:value-type="float">
            <text:p>177.5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7232.33" calcext:value-type="float">
            <text:p>7232.33</text:p>
          </table:table-cell>
          <table:table-cell/>
          <table:table-cell table:style-name="ce1" office:value-type="date" office:date-value="2021-03-23" calcext:value-type="date">
            <text:p>2021-03-23</text:p>
          </table:table-cell>
          <table:table-cell office:value-type="float" office:value="13950.0000000002" calcext:value-type="float">
            <text:p>13950.0000000002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216.200000000001" calcext:value-type="float">
            <text:p>216.200000000001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8541.96" calcext:value-type="float">
            <text:p>8541.96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7330" calcext:value-type="float">
            <text:p>17330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95.200000000001" calcext:value-type="float">
            <text:p>195.200000000001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7843.13" calcext:value-type="float">
            <text:p>7843.13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5410.0000000002" calcext:value-type="float">
            <text:p>15410.0000000002</text:p>
          </table:table-cell>
          <table:table-cell/>
          <table:table-cell office:value-type="date" office:date-value="2021-03-24" calcext:value-type="date">
            <text:p>2021-03-24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7074.61" calcext:value-type="float">
            <text:p>7074.61</text:p>
          </table:table-cell>
          <table:table-cell/>
          <table:table-cell table:style-name="ce1" office:value-type="date" office:date-value="2021-03-24" calcext:value-type="date">
            <text:p>2021-03-24</text:p>
          </table:table-cell>
          <table:table-cell office:value-type="float" office:value="13099.9999999998" calcext:value-type="float">
            <text:p>13099.9999999998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14.799999999999" calcext:value-type="float">
            <text:p>214.799999999999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8517.45" calcext:value-type="float">
            <text:p>8517.45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7240" calcext:value-type="float">
            <text:p>17240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91.700000000001" calcext:value-type="float">
            <text:p>191.700000000001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7746.49" calcext:value-type="float">
            <text:p>7746.49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4950" calcext:value-type="float">
            <text:p>14950</text:p>
          </table:table-cell>
          <table:table-cell/>
          <table:table-cell office:value-type="date" office:date-value="2021-03-25" calcext:value-type="date">
            <text:p>2021-03-25</text:p>
          </table:table-cell>
          <table:table-cell office:value-type="float" office:value="166.5" calcext:value-type="float">
            <text:p>166.5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6912.34" calcext:value-type="float">
            <text:p>6912.34</text:p>
          </table:table-cell>
          <table:table-cell/>
          <table:table-cell table:style-name="ce1" office:value-type="date" office:date-value="2021-03-25" calcext:value-type="date">
            <text:p>2021-03-25</text:p>
          </table:table-cell>
          <table:table-cell office:value-type="float" office:value="12250.0000000002" calcext:value-type="float">
            <text:p>12250.0000000002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213.299999999999" calcext:value-type="float">
            <text:p>213.299999999999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8486.4" calcext:value-type="float">
            <text:p>8486.4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7120" calcext:value-type="float">
            <text:p>17120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88.099999999999" calcext:value-type="float">
            <text:p>188.099999999999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7643.67" calcext:value-type="float">
            <text:p>7643.67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4480" calcext:value-type="float">
            <text:p>14480</text:p>
          </table:table-cell>
          <table:table-cell/>
          <table:table-cell office:value-type="date" office:date-value="2021-03-26" calcext:value-type="date">
            <text:p>2021-03-26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6746.79" calcext:value-type="float">
            <text:p>6746.79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office:value-type="float" office:value="11429.9999999998" calcext:value-type="float">
            <text:p>11429.9999999998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11.599999999999" calcext:value-type="float">
            <text:p>211.599999999999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8449.45" calcext:value-type="float">
            <text:p>8449.45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7000.0000000002" calcext:value-type="float">
            <text:p>17000.0000000002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84.200000000001" calcext:value-type="float">
            <text:p>184.200000000001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7535.62" calcext:value-type="float">
            <text:p>7535.62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4020" calcext:value-type="float">
            <text:p>14020</text:p>
          </table:table-cell>
          <table:table-cell/>
          <table:table-cell office:value-type="date" office:date-value="2021-03-27" calcext:value-type="date">
            <text:p>2021-03-27</text:p>
          </table:table-cell>
          <table:table-cell office:value-type="float" office:value="155.5" calcext:value-type="float">
            <text:p>155.5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6579.13" calcext:value-type="float">
            <text:p>6579.13</text:p>
          </table:table-cell>
          <table:table-cell/>
          <table:table-cell table:style-name="ce1" office:value-type="date" office:date-value="2021-03-27" calcext:value-type="date">
            <text:p>2021-03-27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209.700000000001" calcext:value-type="float">
            <text:p>209.700000000001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8407.04" calcext:value-type="float">
            <text:p>8407.04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6870" calcext:value-type="float">
            <text:p>16870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80.299999999999" calcext:value-type="float">
            <text:p>180.299999999999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7423.1" calcext:value-type="float">
            <text:p>7423.1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13560" calcext:value-type="float">
            <text:p>13560</text:p>
          </table:table-cell>
          <table:table-cell/>
          <table:table-cell office:value-type="date" office:date-value="2021-03-28" calcext:value-type="date">
            <text:p>2021-03-28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6410.34" calcext:value-type="float">
            <text:p>6410.34</text:p>
          </table:table-cell>
          <table:table-cell/>
          <table:table-cell table:style-name="ce1" office:value-type="date" office:date-value="2021-03-28" calcext:value-type="date">
            <text:p>2021-03-28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207.700000000001" calcext:value-type="float">
            <text:p>207.700000000001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8360.1" calcext:value-type="float">
            <text:p>8360.1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6729.9999999998" calcext:value-type="float">
            <text:p>16729.9999999998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76.300000000003" calcext:value-type="float">
            <text:p>176.300000000003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7307.52" calcext:value-type="float">
            <text:p>7307.52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13110.0000000002" calcext:value-type="float">
            <text:p>13110.0000000002</text:p>
          </table:table-cell>
          <table:table-cell/>
          <table:table-cell office:value-type="date" office:date-value="2021-03-29" calcext:value-type="date">
            <text:p>2021-03-29</text:p>
          </table:table-cell>
          <table:table-cell office:value-type="float" office:value="144.5" calcext:value-type="float">
            <text:p>144.5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6241.32" calcext:value-type="float">
            <text:p>6241.32</text:p>
          </table:table-cell>
          <table:table-cell/>
          <table:table-cell table:style-name="ce1" office:value-type="date" office:date-value="2021-03-29" calcext:value-type="date">
            <text:p>2021-03-29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205.599999999999" calcext:value-type="float">
            <text:p>205.599999999999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8309.91" calcext:value-type="float">
            <text:p>8309.91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16590" calcext:value-type="float">
            <text:p>16590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172.399999999998" calcext:value-type="float">
            <text:p>172.399999999998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7190.54" calcext:value-type="float">
            <text:p>7190.54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12659.9999999998" calcext:value-type="float">
            <text:p>12659.9999999998</text:p>
          </table:table-cell>
          <table:table-cell/>
          <table:table-cell office:value-type="date" office:date-value="2021-03-30" calcext:value-type="date">
            <text:p>2021-03-30</text:p>
          </table:table-cell>
          <table:table-cell office:value-type="float" office:value="139.299999999999" calcext:value-type="float">
            <text:p>139.299999999999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6072.9" calcext:value-type="float">
            <text:p>6072.9</text:p>
          </table:table-cell>
          <table:table-cell/>
          <table:table-cell table:style-name="ce1" office:value-type="date" office:date-value="2021-03-30" calcext:value-type="date">
            <text:p>2021-03-30</text:p>
          </table:table-cell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03.400000000001" calcext:value-type="float">
            <text:p>203.400000000001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8256.3" calcext:value-type="float">
            <text:p>8256.3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16450" calcext:value-type="float">
            <text:p>16450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168.299999999999" calcext:value-type="float">
            <text:p>168.299999999999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7072.93" calcext:value-type="float">
            <text:p>7072.93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date" office:date-value="2021-03-31" calcext:value-type="date">
            <text:p>2021-03-31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5905.48" calcext:value-type="float">
            <text:p>5905.48</text:p>
          </table:table-cell>
          <table:table-cell/>
          <table:table-cell table:style-name="ce1" office:value-type="date" office:date-value="2021-03-31" calcext:value-type="date">
            <text:p>2021-03-31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201.200000000001" calcext:value-type="float">
            <text:p>201.200000000001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8199.65" calcext:value-type="float">
            <text:p>8199.65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16290" calcext:value-type="float">
            <text:p>16290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164.5" calcext:value-type="float">
            <text:p>164.5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6955.61" calcext:value-type="float">
            <text:p>6955.61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11810" calcext:value-type="float">
            <text:p>11810</text:p>
          </table:table-cell>
          <table:table-cell/>
          <table:table-cell office:value-type="date" office:date-value="2021-04-01" calcext:value-type="date">
            <text:p>2021-04-01</text:p>
          </table:table-cell>
          <table:table-cell office:value-type="float" office:value="128.900000000001" calcext:value-type="float">
            <text:p>128.900000000001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5739.54" calcext:value-type="float">
            <text:p>5739.54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98.799999999999" calcext:value-type="float">
            <text:p>198.799999999999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8139.4" calcext:value-type="float">
            <text:p>8139.4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16130" calcext:value-type="float">
            <text:p>16130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160.600000000002" calcext:value-type="float">
            <text:p>160.600000000002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6838.85" calcext:value-type="float">
            <text:p>6838.85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11410.0000000002" calcext:value-type="float">
            <text:p>11410.0000000002</text:p>
          </table:table-cell>
          <table:table-cell/>
          <table:table-cell office:value-type="date" office:date-value="2021-04-02" calcext:value-type="date">
            <text:p>2021-04-02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5575.32" calcext:value-type="float">
            <text:p>5575.32</text:p>
          </table:table-cell>
          <table:table-cell/>
          <table:table-cell table:style-name="ce1" office:value-type="date" office:date-value="2021-04-02" calcext:value-type="date">
            <text:p>2021-04-02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96.5" calcext:value-type="float">
            <text:p>196.5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8075.05" calcext:value-type="float">
            <text:p>8075.05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15960" calcext:value-type="float">
            <text:p>15960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156.899999999998" calcext:value-type="float">
            <text:p>156.899999999998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6722.82" calcext:value-type="float">
            <text:p>6722.82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10999.9999999998" calcext:value-type="float">
            <text:p>10999.9999999998</text:p>
          </table:table-cell>
          <table:table-cell/>
          <table:table-cell office:value-type="date" office:date-value="2021-04-03" calcext:value-type="date">
            <text:p>2021-04-03</text:p>
          </table:table-cell>
          <table:table-cell office:value-type="float" office:value="119.200000000001" calcext:value-type="float">
            <text:p>119.200000000001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5413.05" calcext:value-type="float">
            <text:p>5413.05</text:p>
          </table:table-cell>
          <table:table-cell/>
          <table:table-cell table:style-name="ce1" office:value-type="date" office:date-value="2021-04-03" calcext:value-type="date">
            <text:p>2021-04-03</text:p>
          </table:table-cell>
          <table:table-cell office:value-type="float" office:value="6280.00000000023" calcext:value-type="float">
            <text:p>6280.00000000023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93.900000000001" calcext:value-type="float">
            <text:p>193.900000000001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8010.27" calcext:value-type="float">
            <text:p>8010.27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15810.0000000002" calcext:value-type="float">
            <text:p>15810.0000000002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153.300000000003" calcext:value-type="float">
            <text:p>153.300000000003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6610.03" calcext:value-type="float">
            <text:p>6610.03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10620.0000000002" calcext:value-type="float">
            <text:p>10620.0000000002</text:p>
          </table:table-cell>
          <table:table-cell/>
          <table:table-cell office:value-type="date" office:date-value="2021-04-04" calcext:value-type="date">
            <text:p>2021-04-04</text:p>
          </table:table-cell>
          <table:table-cell office:value-type="float" office:value="114.599999999999" calcext:value-type="float">
            <text:p>114.599999999999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5253.57" calcext:value-type="float">
            <text:p>5253.57</text:p>
          </table:table-cell>
          <table:table-cell/>
          <table:table-cell table:style-name="ce1" office:value-type="date" office:date-value="2021-04-04" calcext:value-type="date">
            <text:p>2021-04-04</text:p>
          </table:table-cell>
          <table:table-cell office:value-type="float" office:value="5799.99999999977" calcext:value-type="float">
            <text:p>5799.999999999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91.5" calcext:value-type="float">
            <text:p>191.5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7947.41" calcext:value-type="float">
            <text:p>7947.41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15629.9999999998" calcext:value-type="float">
            <text:p>15629.9999999998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149.799999999999" calcext:value-type="float">
            <text:p>149.799999999999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6501.91" calcext:value-type="float">
            <text:p>6501.91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10259.9999999998" calcext:value-type="float">
            <text:p>10259.9999999998</text:p>
          </table:table-cell>
          <table:table-cell/>
          <table:table-cell office:value-type="date" office:date-value="2021-04-05" calcext:value-type="date">
            <text:p>2021-04-05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5097.45" calcext:value-type="float">
            <text:p>5097.45</text:p>
          </table:table-cell>
          <table:table-cell/>
          <table:table-cell table:style-name="ce1" office:value-type="date" office:date-value="2021-04-05" calcext:value-type="date">
            <text:p>2021-04-05</text:p>
          </table:table-cell>
          <table:table-cell office:value-type="float" office:value="5380.00000000023" calcext:value-type="float">
            <text:p>5380.00000000023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89.199999999997" calcext:value-type="float">
            <text:p>189.199999999997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7887.71" calcext:value-type="float">
            <text:p>7887.71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15490" calcext:value-type="float">
            <text:p>15490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146.599999999999" calcext:value-type="float">
            <text:p>146.599999999999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6399.14" calcext:value-type="float">
            <text:p>6399.14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9920" calcext:value-type="float">
            <text:p>9920</text:p>
          </table:table-cell>
          <table:table-cell/>
          <table:table-cell office:value-type="date" office:date-value="2021-04-06" calcext:value-type="date">
            <text:p>2021-04-06</text:p>
          </table:table-cell>
          <table:table-cell office:value-type="float" office:value="105.700000000001" calcext:value-type="float">
            <text:p>105.700000000001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4945.03" calcext:value-type="float">
            <text:p>4945.03</text:p>
          </table:table-cell>
          <table:table-cell/>
          <table:table-cell table:style-name="ce1" office:value-type="date" office:date-value="2021-04-06" calcext:value-type="date">
            <text:p>2021-04-06</text:p>
          </table:table-cell>
          <table:table-cell office:value-type="float" office:value="4979.99999999977" calcext:value-type="float">
            <text:p>4979.99999999977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7831.55" calcext:value-type="float">
            <text:p>7831.5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15340" calcext:value-type="float">
            <text:p>15340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143.5" calcext:value-type="float">
            <text:p>143.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6301.8" calcext:value-type="float">
            <text:p>6301.8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9630" calcext:value-type="float">
            <text:p>9630</text:p>
          </table:table-cell>
          <table:table-cell/>
          <table:table-cell office:value-type="date" office:date-value="2021-04-07" calcext:value-type="date">
            <text:p>2021-04-07</text:p>
          </table:table-cell>
          <table:table-cell office:value-type="float" office:value="101.5" calcext:value-type="float">
            <text:p>101.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4796.5" calcext:value-type="float">
            <text:p>4796.5</text:p>
          </table:table-cell>
          <table:table-cell/>
          <table:table-cell table:style-name="ce1" office:value-type="date" office:date-value="2021-04-07" calcext:value-type="date">
            <text:p>2021-04-0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7779.07" calcext:value-type="float">
            <text:p>7779.07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15230.0000000002" calcext:value-type="float">
            <text:p>15230.0000000002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140.799999999999" calcext:value-type="float">
            <text:p>140.799999999999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6209.84" calcext:value-type="float">
            <text:p>6209.84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9400" calcext:value-type="float">
            <text:p>9400</text:p>
          </table:table-cell>
          <table:table-cell/>
          <table:table-cell office:value-type="date" office:date-value="2021-04-08" calcext:value-type="date">
            <text:p>2021-04-08</text:p>
          </table:table-cell>
          <table:table-cell office:value-type="float" office:value="97.5999999999985" calcext:value-type="float">
            <text:p>97.5999999999985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4651.95" calcext:value-type="float">
            <text:p>4651.95</text:p>
          </table:table-cell>
          <table:table-cell/>
          <table:table-cell table:style-name="ce1" office:value-type="date" office:date-value="2021-04-08" calcext:value-type="date">
            <text:p>2021-04-08</text:p>
          </table:table-cell>
          <table:table-cell office:value-type="float" office:value="4260.00000000023" calcext:value-type="float">
            <text:p>4260.0000000002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83.100000000002" calcext:value-type="float">
            <text:p>183.100000000002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7730.26" calcext:value-type="float">
            <text:p>7730.26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15129.9999999998" calcext:value-type="float">
            <text:p>15129.9999999998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138.300000000003" calcext:value-type="float">
            <text:p>138.300000000003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6123.12" calcext:value-type="float">
            <text:p>6123.12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date" office:date-value="2021-04-09" calcext:value-type="date">
            <text:p>2021-04-09</text:p>
          </table:table-cell>
          <table:table-cell office:value-type="float" office:value="93.7000000000007" calcext:value-type="float">
            <text:p>93.7000000000007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4511.41" calcext:value-type="float">
            <text:p>4511.41</text:p>
          </table:table-cell>
          <table:table-cell/>
          <table:table-cell table:style-name="ce1" office:value-type="date" office:date-value="2021-04-09" calcext:value-type="date">
            <text:p>2021-04-09</text:p>
          </table:table-cell>
          <table:table-cell office:value-type="float" office:value="3949.99999999977" calcext:value-type="float">
            <text:p>3949.99999999977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81.399999999998" calcext:value-type="float">
            <text:p>181.399999999998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7685.01" calcext:value-type="float">
            <text:p>7685.01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15070" calcext:value-type="float">
            <text:p>15070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135.799999999999" calcext:value-type="float">
            <text:p>135.799999999999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6041.44" calcext:value-type="float">
            <text:p>6041.44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9080" calcext:value-type="float">
            <text:p>9080</text:p>
          </table:table-cell>
          <table:table-cell/>
          <table:table-cell office:value-type="date" office:date-value="2021-04-10" calcext:value-type="date">
            <text:p>2021-04-10</text:p>
          </table:table-cell>
          <table:table-cell office:value-type="float" office:value="90.2000000000007" calcext:value-type="float">
            <text:p>90.2000000000007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4374.88" calcext:value-type="float">
            <text:p>4374.88</text:p>
          </table:table-cell>
          <table:table-cell/>
          <table:table-cell table:style-name="ce1" office:value-type="date" office:date-value="2021-04-10" calcext:value-type="date">
            <text:p>2021-04-10</text:p>
          </table:table-cell>
          <table:table-cell office:value-type="float" office:value="3640.00000000023" calcext:value-type="float">
            <text:p>3640.00000000023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79.700000000001" calcext:value-type="float">
            <text:p>179.700000000001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7643.11" calcext:value-type="float">
            <text:p>7643.11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15020" calcext:value-type="float">
            <text:p>15020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133.700000000001" calcext:value-type="float">
            <text:p>133.700000000001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5964.57" calcext:value-type="float">
            <text:p>5964.57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8990.00000000023" calcext:value-type="float">
            <text:p>8990.00000000023</text:p>
          </table:table-cell>
          <table:table-cell/>
          <table:table-cell office:value-type="date" office:date-value="2021-04-11" calcext:value-type="date">
            <text:p>2021-04-11</text:p>
          </table:table-cell>
          <table:table-cell office:value-type="float" office:value="86.7000000000007" calcext:value-type="float">
            <text:p>86.7000000000007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4242.32" calcext:value-type="float">
            <text:p>4242.32</text:p>
          </table:table-cell>
          <table:table-cell/>
          <table:table-cell table:style-name="ce1" office:value-type="date" office:date-value="2021-04-11" calcext:value-type="date">
            <text:p>2021-04-11</text:p>
          </table:table-cell>
          <table:table-cell office:value-type="float" office:value="3369.99999999977" calcext:value-type="float">
            <text:p>3369.9999999997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78.299999999999" calcext:value-type="float">
            <text:p>178.299999999999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7604.33" calcext:value-type="float">
            <text:p>7604.33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15000" calcext:value-type="float">
            <text:p>15000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131.699999999997" calcext:value-type="float">
            <text:p>131.699999999997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5892.26" calcext:value-type="float">
            <text:p>5892.26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8960" calcext:value-type="float">
            <text:p>8960</text:p>
          </table:table-cell>
          <table:table-cell/>
          <table:table-cell office:value-type="date" office:date-value="2021-04-12" calcext:value-type="date">
            <text:p>2021-04-12</text:p>
          </table:table-cell>
          <table:table-cell office:value-type="float" office:value="83.3999999999978" calcext:value-type="float">
            <text:p>83.3999999999978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4113.65" calcext:value-type="float">
            <text:p>4113.65</text:p>
          </table:table-cell>
          <table:table-cell/>
          <table:table-cell table:style-name="ce1" office:value-type="date" office:date-value="2021-04-12" calcext:value-type="date">
            <text:p>2021-04-12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76.800000000003" calcext:value-type="float">
            <text:p>176.800000000003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7568.42" calcext:value-type="float">
            <text:p>7568.42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14990" calcext:value-type="float">
            <text:p>14990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129.700000000001" calcext:value-type="float">
            <text:p>129.700000000001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5824.24" calcext:value-type="float">
            <text:p>5824.24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8950" calcext:value-type="float">
            <text:p>8950</text:p>
          </table:table-cell>
          <table:table-cell/>
          <table:table-cell office:value-type="date" office:date-value="2021-04-13" calcext:value-type="date">
            <text:p>2021-04-13</text:p>
          </table:table-cell>
          <table:table-cell office:value-type="float" office:value="80.2000000000007" calcext:value-type="float">
            <text:p>80.2000000000007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3988.81" calcext:value-type="float">
            <text:p>3988.81</text:p>
          </table:table-cell>
          <table:table-cell/>
          <table:table-cell table:style-name="ce1" office:value-type="date" office:date-value="2021-04-13" calcext:value-type="date">
            <text:p>2021-04-13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75.5" calcext:value-type="float">
            <text:p>175.5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7534.82" calcext:value-type="float">
            <text:p>7534.82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15000.0000000002" calcext:value-type="float">
            <text:p>15000.0000000002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5760.08" calcext:value-type="float">
            <text:p>5760.08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8949.99999999977" calcext:value-type="float">
            <text:p>8949.99999999977</text:p>
          </table:table-cell>
          <table:table-cell/>
          <table:table-cell office:value-type="date" office:date-value="2021-04-14" calcext:value-type="date">
            <text:p>2021-04-14</text:p>
          </table:table-cell>
          <table:table-cell office:value-type="float" office:value="77.2000000000007" calcext:value-type="float">
            <text:p>77.2000000000007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3867.68" calcext:value-type="float">
            <text:p>3867.68</text:p>
          </table:table-cell>
          <table:table-cell/>
          <table:table-cell table:style-name="ce1" office:value-type="date" office:date-value="2021-04-14" calcext:value-type="date">
            <text:p>2021-04-14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74.299999999999" calcext:value-type="float">
            <text:p>174.299999999999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7503.12" calcext:value-type="float">
            <text:p>7503.12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14999.9999999998" calcext:value-type="float">
            <text:p>14999.9999999998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126.400000000001" calcext:value-type="float">
            <text:p>126.400000000001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5699.43" calcext:value-type="float">
            <text:p>5699.43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8960" calcext:value-type="float">
            <text:p>8960</text:p>
          </table:table-cell>
          <table:table-cell/>
          <table:table-cell office:value-type="date" office:date-value="2021-04-15" calcext:value-type="date">
            <text:p>2021-04-15</text:p>
          </table:table-cell>
          <table:table-cell office:value-type="float" office:value="74.3999999999978" calcext:value-type="float">
            <text:p>74.3999999999978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3750.18" calcext:value-type="float">
            <text:p>3750.18</text:p>
          </table:table-cell>
          <table:table-cell/>
          <table:table-cell table:style-name="ce1" office:value-type="date" office:date-value="2021-04-15" calcext:value-type="date">
            <text:p>2021-04-15</text:p>
          </table:table-cell>
          <table:table-cell office:value-type="float" office:value="2460.00000000023" calcext:value-type="float">
            <text:p>2460.00000000023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73.099999999999" calcext:value-type="float">
            <text:p>173.099999999999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7473.13" calcext:value-type="float">
            <text:p>7473.13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15000" calcext:value-type="float">
            <text:p>15000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124.899999999998" calcext:value-type="float">
            <text:p>124.899999999998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5642.08" calcext:value-type="float">
            <text:p>5642.08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8980" calcext:value-type="float">
            <text:p>8980</text:p>
          </table:table-cell>
          <table:table-cell/>
          <table:table-cell office:value-type="date" office:date-value="2021-04-16" calcext:value-type="date">
            <text:p>2021-04-16</text:p>
          </table:table-cell>
          <table:table-cell office:value-type="float" office:value="71.6000000000022" calcext:value-type="float">
            <text:p>71.6000000000022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3636.2" calcext:value-type="float">
            <text:p>3636.2</text:p>
          </table:table-cell>
          <table:table-cell/>
          <table:table-cell table:style-name="ce1" office:value-type="date" office:date-value="2021-04-16" calcext:value-type="date">
            <text:p>2021-04-16</text:p>
          </table:table-cell>
          <table:table-cell office:value-type="float" office:value="2289.99999999977" calcext:value-type="float">
            <text:p>2289.99999999977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71.900000000001" calcext:value-type="float">
            <text:p>171.900000000001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7444.75" calcext:value-type="float">
            <text:p>7444.75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15000" calcext:value-type="float">
            <text:p>15000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123.400000000001" calcext:value-type="float">
            <text:p>123.400000000001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5587.9" calcext:value-type="float">
            <text:p>5587.9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date" office:date-value="2021-04-17" calcext:value-type="date">
            <text:p>2021-04-17</text:p>
          </table:table-cell>
          <table:table-cell office:value-type="float" office:value="68.8999999999978" calcext:value-type="float">
            <text:p>68.8999999999978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3525.66" calcext:value-type="float">
            <text:p>3525.66</text:p>
          </table:table-cell>
          <table:table-cell/>
          <table:table-cell table:style-name="ce1" office:value-type="date" office:date-value="2021-04-17" calcext:value-type="date">
            <text:p>2021-04-17</text:p>
          </table:table-cell>
          <table:table-cell office:value-type="float" office:value="2110.00000000023" calcext:value-type="float">
            <text:p>2110.00000000023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70.899999999998" calcext:value-type="float">
            <text:p>170.899999999998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7417.65" calcext:value-type="float">
            <text:p>7417.65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14990" calcext:value-type="float">
            <text:p>14990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122.200000000001" calcext:value-type="float">
            <text:p>122.200000000001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5536.6" calcext:value-type="float">
            <text:p>5536.6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9020" calcext:value-type="float">
            <text:p>9020</text:p>
          </table:table-cell>
          <table:table-cell/>
          <table:table-cell office:value-type="date" office:date-value="2021-04-18" calcext:value-type="date">
            <text:p>2021-04-18</text:p>
          </table:table-cell>
          <table:table-cell office:value-type="float" office:value="66.5" calcext:value-type="float">
            <text:p>66.5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3418.47" calcext:value-type="float">
            <text:p>3418.47</text:p>
          </table:table-cell>
          <table:table-cell/>
          <table:table-cell table:style-name="ce1" office:value-type="date" office:date-value="2021-04-18" calcext:value-type="date">
            <text:p>2021-04-18</text:p>
          </table:table-cell>
          <table:table-cell office:value-type="float" office:value="1949.99999999977" calcext:value-type="float">
            <text:p>1949.99999999977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69.800000000003" calcext:value-type="float">
            <text:p>169.800000000003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7391.55" calcext:value-type="float">
            <text:p>7391.55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14990.0000000002" calcext:value-type="float">
            <text:p>14990.0000000002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120.799999999999" calcext:value-type="float">
            <text:p>120.799999999999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5487.92" calcext:value-type="float">
            <text:p>5487.92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9050" calcext:value-type="float">
            <text:p>9050</text:p>
          </table:table-cell>
          <table:table-cell/>
          <table:table-cell office:value-type="date" office:date-value="2021-04-19" calcext:value-type="date">
            <text:p>2021-04-19</text:p>
          </table:table-cell>
          <table:table-cell office:value-type="float" office:value="64.1000000000022" calcext:value-type="float">
            <text:p>64.1000000000022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3314.62" calcext:value-type="float">
            <text:p>3314.62</text:p>
          </table:table-cell>
          <table:table-cell/>
          <table:table-cell table:style-name="ce1" office:value-type="date" office:date-value="2021-04-19" calcext:value-type="date">
            <text:p>2021-04-1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68.899999999998" calcext:value-type="float">
            <text:p>168.899999999998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7366.29" calcext:value-type="float">
            <text:p>7366.29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14969.9999999998" calcext:value-type="float">
            <text:p>14969.9999999998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119.700000000001" calcext:value-type="float">
            <text:p>119.700000000001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5441.69" calcext:value-type="float">
            <text:p>5441.69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9060.00000000023" calcext:value-type="float">
            <text:p>9060.00000000023</text:p>
          </table:table-cell>
          <table:table-cell/>
          <table:table-cell office:value-type="date" office:date-value="2021-04-20" calcext:value-type="date">
            <text:p>2021-04-20</text:p>
          </table:table-cell>
          <table:table-cell office:value-type="float" office:value="61.7999999999993" calcext:value-type="float">
            <text:p>61.7999999999993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3214.12" calcext:value-type="float">
            <text:p>3214.12</text:p>
          </table:table-cell>
          <table:table-cell/>
          <table:table-cell table:style-name="ce1" office:value-type="date" office:date-value="2021-04-20" calcext:value-type="date">
            <text:p>2021-04-20</text:p>
          </table:table-cell>
          <table:table-cell office:value-type="float" office:value="1670.00000000023" calcext:value-type="float">
            <text:p>1670.00000000023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67.799999999999" calcext:value-type="float">
            <text:p>167.799999999999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7341.42" calcext:value-type="float">
            <text:p>7341.42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14960" calcext:value-type="float">
            <text:p>14960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118.599999999999" calcext:value-type="float">
            <text:p>118.599999999999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5397.56" calcext:value-type="float">
            <text:p>5397.56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9079.99999999977" calcext:value-type="float">
            <text:p>9079.99999999977</text:p>
          </table:table-cell>
          <table:table-cell/>
          <table:table-cell office:value-type="date" office:date-value="2021-04-21" calcext:value-type="date">
            <text:p>2021-04-21</text:p>
          </table:table-cell>
          <table:table-cell office:value-type="float" office:value="59.5999999999985" calcext:value-type="float">
            <text:p>59.5999999999985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3116.99" calcext:value-type="float">
            <text:p>3116.99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office:value-type="float" office:value="1539.99999999977" calcext:value-type="float">
            <text:p>1539.99999999977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66.900000000001" calcext:value-type="float">
            <text:p>166.900000000001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7316.62" calcext:value-type="float">
            <text:p>7316.62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14930" calcext:value-type="float">
            <text:p>14930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117.600000000002" calcext:value-type="float">
            <text:p>117.600000000002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5355.25" calcext:value-type="float">
            <text:p>5355.25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9100.00000000023" calcext:value-type="float">
            <text:p>9100.00000000023</text:p>
          </table:table-cell>
          <table:table-cell/>
          <table:table-cell office:value-type="date" office:date-value="2021-04-22" calcext:value-type="date">
            <text:p>2021-04-22</text:p>
          </table:table-cell>
          <table:table-cell office:value-type="float" office:value="57.6000000000022" calcext:value-type="float">
            <text:p>57.6000000000022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3023.23" calcext:value-type="float">
            <text:p>3023.23</text:p>
          </table:table-cell>
          <table:table-cell/>
          <table:table-cell table:style-name="ce1" office:value-type="date" office:date-value="2021-04-22" calcext:value-type="date">
            <text:p>2021-04-2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65.900000000001" calcext:value-type="float">
            <text:p>165.900000000001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7291.69" calcext:value-type="float">
            <text:p>7291.69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14910" calcext:value-type="float">
            <text:p>14910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116.5" calcext:value-type="float">
            <text:p>116.5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5314.58" calcext:value-type="float">
            <text:p>5314.58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9109.99999999977" calcext:value-type="float">
            <text:p>9109.99999999977</text:p>
          </table:table-cell>
          <table:table-cell/>
          <table:table-cell office:value-type="date" office:date-value="2021-04-23" calcext:value-type="date">
            <text:p>2021-04-23</text:p>
          </table:table-cell>
          <table:table-cell office:value-type="float" office:value="55.5999999999986" calcext:value-type="float">
            <text:p>55.5999999999986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2932.8" calcext:value-type="float">
            <text:p>2932.8</text:p>
          </table:table-cell>
          <table:table-cell/>
          <table:table-cell table:style-name="ce1" office:value-type="date" office:date-value="2021-04-23" calcext:value-type="date">
            <text:p>2021-04-23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64.899999999998" calcext:value-type="float">
            <text:p>164.899999999998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7266.47" calcext:value-type="float">
            <text:p>7266.47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14870.0000000002" calcext:value-type="float">
            <text:p>14870.0000000002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115.5" calcext:value-type="float">
            <text:p>115.5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5275.38" calcext:value-type="float">
            <text:p>5275.38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9120.00000000023" calcext:value-type="float">
            <text:p>9120.00000000023</text:p>
          </table:table-cell>
          <table:table-cell/>
          <table:table-cell office:value-type="date" office:date-value="2021-04-24" calcext:value-type="date">
            <text:p>2021-04-24</text:p>
          </table:table-cell>
          <table:table-cell office:value-type="float" office:value="53.7000000000007" calcext:value-type="float">
            <text:p>53.7000000000007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2845.69" calcext:value-type="float">
            <text:p>2845.69</text:p>
          </table:table-cell>
          <table:table-cell/>
          <table:table-cell table:style-name="ce1" office:value-type="date" office:date-value="2021-04-24" calcext:value-type="date">
            <text:p>2021-04-2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63.900000000001" calcext:value-type="float">
            <text:p>163.900000000001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7240.8" calcext:value-type="float">
            <text:p>7240.8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14840" calcext:value-type="float">
            <text:p>14840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114.599999999999" calcext:value-type="float">
            <text:p>114.599999999999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5237.47" calcext:value-type="float">
            <text:p>5237.47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9140" calcext:value-type="float">
            <text:p>9140</text:p>
          </table:table-cell>
          <table:table-cell/>
          <table:table-cell office:value-type="date" office:date-value="2021-04-25" calcext:value-type="date">
            <text:p>2021-04-25</text:p>
          </table:table-cell>
          <table:table-cell office:value-type="float" office:value="51.9000000000015" calcext:value-type="float">
            <text:p>51.9000000000015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2761.87" calcext:value-type="float">
            <text:p>2761.87</text:p>
          </table:table-cell>
          <table:table-cell/>
          <table:table-cell table:style-name="ce1" office:value-type="date" office:date-value="2021-04-25" calcext:value-type="date">
            <text:p>2021-04-2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62.899999999998" calcext:value-type="float">
            <text:p>162.899999999998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7214.58" calcext:value-type="float">
            <text:p>7214.58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14809.9999999998" calcext:value-type="float">
            <text:p>14809.9999999998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113.599999999999" calcext:value-type="float">
            <text:p>113.599999999999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5200.75" calcext:value-type="float">
            <text:p>5200.75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9149.99999999977" calcext:value-type="float">
            <text:p>9149.99999999977</text:p>
          </table:table-cell>
          <table:table-cell/>
          <table:table-cell office:value-type="date" office:date-value="2021-04-26" calcext:value-type="date">
            <text:p>2021-04-26</text:p>
          </table:table-cell>
          <table:table-cell office:value-type="float" office:value="50.2999999999993" calcext:value-type="float">
            <text:p>50.2999999999993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2681.23" calcext:value-type="float">
            <text:p>2681.23</text:p>
          </table:table-cell>
          <table:table-cell/>
          <table:table-cell table:style-name="ce1" office:value-type="date" office:date-value="2021-04-26" calcext:value-type="date">
            <text:p>2021-04-2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61.800000000003" calcext:value-type="float">
            <text:p>161.800000000003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7187.78" calcext:value-type="float">
            <text:p>7187.78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14759.9999999998" calcext:value-type="float">
            <text:p>14759.9999999998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112.700000000001" calcext:value-type="float">
            <text:p>112.700000000001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5165.13" calcext:value-type="float">
            <text:p>5165.13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9160.00000000023" calcext:value-type="float">
            <text:p>9160.00000000023</text:p>
          </table:table-cell>
          <table:table-cell/>
          <table:table-cell office:value-type="date" office:date-value="2021-04-27" calcext:value-type="date">
            <text:p>2021-04-27</text:p>
          </table:table-cell>
          <table:table-cell office:value-type="float" office:value="48.7000000000007" calcext:value-type="float">
            <text:p>48.7000000000007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2603.66" calcext:value-type="float">
            <text:p>2603.66</text:p>
          </table:table-cell>
          <table:table-cell/>
          <table:table-cell table:style-name="ce1" office:value-type="date" office:date-value="2021-04-27" calcext:value-type="date">
            <text:p>2021-04-2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60.799999999999" calcext:value-type="float">
            <text:p>160.799999999999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7160.1" calcext:value-type="float">
            <text:p>7160.1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14710" calcext:value-type="float">
            <text:p>14710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111.799999999999" calcext:value-type="float">
            <text:p>111.799999999999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5130.36" calcext:value-type="float">
            <text:p>5130.36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9160" calcext:value-type="float">
            <text:p>9160</text:p>
          </table:table-cell>
          <table:table-cell/>
          <table:table-cell office:value-type="date" office:date-value="2021-04-28" calcext:value-type="date">
            <text:p>2021-04-28</text:p>
          </table:table-cell>
          <table:table-cell office:value-type="float" office:value="47.0999999999985" calcext:value-type="float">
            <text:p>47.0999999999985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2529.04" calcext:value-type="float">
            <text:p>2529.04</text:p>
          </table:table-cell>
          <table:table-cell/>
          <table:table-cell table:style-name="ce1" office:value-type="date" office:date-value="2021-04-28" calcext:value-type="date">
            <text:p>2021-04-28</text:p>
          </table:table-cell>
          <table:table-cell office:value-type="float" office:value="910.000000000233" calcext:value-type="float">
            <text:p>910.000000000233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9.599999999999" calcext:value-type="float">
            <text:p>159.599999999999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7131.38" calcext:value-type="float">
            <text:p>7131.38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14660.0000000002" calcext:value-type="float">
            <text:p>14660.0000000002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110.800000000003" calcext:value-type="float">
            <text:p>110.800000000003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5096.28" calcext:value-type="float">
            <text:p>5096.28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9170" calcext:value-type="float">
            <text:p>9170</text:p>
          </table:table-cell>
          <table:table-cell/>
          <table:table-cell office:value-type="date" office:date-value="2021-04-29" calcext:value-type="date">
            <text:p>2021-04-29</text:p>
          </table:table-cell>
          <table:table-cell office:value-type="float" office:value="45.7999999999993" calcext:value-type="float">
            <text:p>45.7999999999993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2457.23" calcext:value-type="float">
            <text:p>2457.23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office:value-type="float" office:value="859.999999999767" calcext:value-type="float">
            <text:p>859.999999999767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58.5" calcext:value-type="float">
            <text:p>158.5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7101.31" calcext:value-type="float">
            <text:p>7101.31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14600" calcext:value-type="float">
            <text:p>14600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5062.64" calcext:value-type="float">
            <text:p>5062.64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9169.99999999977" calcext:value-type="float">
            <text:p>9169.99999999977</text:p>
          </table:table-cell>
          <table:table-cell/>
          <table:table-cell office:value-type="date" office:date-value="2021-04-30" calcext:value-type="date">
            <text:p>2021-04-30</text:p>
          </table:table-cell>
          <table:table-cell office:value-type="float" office:value="44.4000000000015" calcext:value-type="float">
            <text:p>44.4000000000015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2388.11" calcext:value-type="float">
            <text:p>2388.11</text:p>
          </table:table-cell>
          <table:table-cell/>
          <table:table-cell table:style-name="ce1" office:value-type="date" office:date-value="2021-04-30" calcext:value-type="date">
            <text:p>2021-04-3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style-name="Default"/>
          <table:table-cell table:number-columns-repeated="17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Mrtví</text:p>
          </table:table-cell>
          <table:table-cell office:value-type="string" calcext:value-type="string">
            <text:p>Pesimistický</text:p>
          </table:table-cell>
          <table:table-cell office:value-type="string" calcext:value-type="string">
            <text:p>Optimistický</text:p>
          </table:table-cell>
          <table:table-cell office:value-type="string" calcext:value-type="string">
            <text:p>Lockdown 40</text:p>
          </table:table-cell>
          <table:table-cell/>
          <table:table-cell office:value-type="string" calcext:value-type="string">
            <text:p>Nemocnice</text:p>
          </table:table-cell>
          <table:table-cell table:style-name="ce4" table:formula="of:=[.B68]" office:value-type="string" office:string-value="Pesimistický" calcext:value-type="string">
            <text:p>Pesimistický</text:p>
          </table:table-cell>
          <table:table-cell table:formula="of:=[.C68]" office:value-type="string" office:string-value="Optimistický" calcext:value-type="string">
            <text:p>Optimistický</text:p>
          </table:table-cell>
          <table:table-cell table:formula="of:=[.D68]" office:value-type="string" office:string-value="Lockdown 40" calcext:value-type="string">
            <text:p>Lockdown 40</text:p>
          </table:table-cell>
          <table:table-cell/>
          <table:table-cell office:value-type="string" calcext:value-type="string">
            <text:p>Incidence</text:p>
          </table:table-cell>
          <table:table-cell table:formula="of:=[.G68]" office:value-type="string" office:string-value="Pesimistický" calcext:value-type="string">
            <text:p>Pesimistický</text:p>
          </table:table-cell>
          <table:table-cell table:formula="of:=[.H68]" office:value-type="string" office:string-value="Optimistický" calcext:value-type="string">
            <text:p>Optimistický</text:p>
          </table:table-cell>
          <table:table-cell table:formula="of:=[.I68]" office:value-type="string" office:string-value="Lockdown 40" calcext:value-type="string">
            <text:p>Lockdown 40</text:p>
          </table:table-cell>
          <table:table-cell/>
          <table:table-cell office:value-type="string" calcext:value-type="string">
            <text:p>Srovnání 1.3-23.4.</text:p>
          </table:table-cell>
          <table:table-cell table:formula="of:=[.B68]" office:value-type="string" office:string-value="Pesimistický" calcext:value-type="string">
            <text:p>Pesimistický</text:p>
          </table:table-cell>
          <table:table-cell table:formula="of:=[.C68]" office:value-type="string" office:string-value="Optimistický" calcext:value-type="string">
            <text:p>Optimistický</text:p>
          </table:table-cell>
          <table:table-cell table:style-name="Default" table:formula="of:=[.D68]" office:value-type="string" office:string-value="Lockdown 40" calcext:value-type="string">
            <text:p>Lockdown 40</text:p>
          </table:table-cell>
          <table:table-cell table:number-columns-repeated="7"/>
        </table:table-row>
        <table:table-row table:style-name="ro1">
          <table:table-cell table:style-name="ce3" table:formula="of:=[.A6]" office:value-type="date" office:date-value="2021-03-01" calcext:value-type="date">
            <text:p>01/03/21</text:p>
          </table:table-cell>
          <table:table-cell table:formula="of:=[.B6]" office:value-type="float" office:value="173.200000000001" calcext:value-type="float">
            <text:p>173.200000000001</text:p>
          </table:table-cell>
          <table:table-cell table:formula="of:=[.K6]" office:value-type="float" office:value="173.200000000001" calcext:value-type="float">
            <text:p>173.200000000001</text:p>
          </table:table-cell>
          <table:table-cell table:formula="of:=[.T6]" office:value-type="float" office:value="173.200000000001" calcext:value-type="float">
            <text:p>173.200000000001</text:p>
          </table:table-cell>
          <table:table-cell/>
          <table:table-cell table:style-name="ce3" table:formula="of:=[.A69]" office:value-type="date" office:date-value="2021-03-01" calcext:value-type="date">
            <text:p>01/03/21</text:p>
          </table:table-cell>
          <table:table-cell table:formula="of:=[.E6]" office:value-type="float" office:value="6969.04" calcext:value-type="float">
            <text:p>6969.04</text:p>
          </table:table-cell>
          <table:table-cell table:formula="of:=[.N6]" office:value-type="float" office:value="6969.04" calcext:value-type="float">
            <text:p>6969.04</text:p>
          </table:table-cell>
          <table:table-cell table:formula="of:=[.W6]" office:value-type="float" office:value="6969.04" calcext:value-type="float">
            <text:p>6969.04</text:p>
          </table:table-cell>
          <table:table-cell/>
          <table:table-cell table:style-name="ce3" table:formula="of:=[.A69]" office:value-type="date" office:date-value="2021-03-01" calcext:value-type="date">
            <text:p>01/03/21</text:p>
          </table:table-cell>
          <table:table-cell table:formula="of:=[.H13]" office:value-type="float" office:value="13750" calcext:value-type="float">
            <text:p>13750</text:p>
          </table:table-cell>
          <table:table-cell table:formula="of:=[.Q13]" office:value-type="float" office:value="13750" calcext:value-type="float">
            <text:p>13750</text:p>
          </table:table-cell>
          <table:table-cell table:formula="of:=[.Z13]" office:value-type="float" office:value="13750" calcext:value-type="float">
            <text:p>13750</text:p>
          </table:table-cell>
          <table:table-cell/>
          <table:table-cell office:value-type="string" calcext:value-type="string">
            <text:p>R=1.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" table:formula="of:=[.A7]" office:value-type="date" office:date-value="2021-03-02" calcext:value-type="date">
            <text:p>02/03/21</text:p>
          </table:table-cell>
          <table:table-cell table:formula="of:=[.B7]" office:value-type="float" office:value="176.700000000001" calcext:value-type="float">
            <text:p>176.700000000001</text:p>
          </table:table-cell>
          <table:table-cell table:formula="of:=[.K7]" office:value-type="float" office:value="176.700000000001" calcext:value-type="float">
            <text:p>176.700000000001</text:p>
          </table:table-cell>
          <table:table-cell table:formula="of:=[.T7]" office:value-type="float" office:value="176.700000000001" calcext:value-type="float">
            <text:p>176.700000000001</text:p>
          </table:table-cell>
          <table:table-cell/>
          <table:table-cell table:style-name="ce3" table:formula="of:=[.A70]" office:value-type="date" office:date-value="2021-03-02" calcext:value-type="date">
            <text:p>02/03/21</text:p>
          </table:table-cell>
          <table:table-cell table:formula="of:=[.E7]" office:value-type="float" office:value="7079.07" calcext:value-type="float">
            <text:p>7079.07</text:p>
          </table:table-cell>
          <table:table-cell table:formula="of:=[.N7]" office:value-type="float" office:value="7079.07" calcext:value-type="float">
            <text:p>7079.07</text:p>
          </table:table-cell>
          <table:table-cell table:formula="of:=[.W7]" office:value-type="float" office:value="7079.07" calcext:value-type="float">
            <text:p>7079.07</text:p>
          </table:table-cell>
          <table:table-cell/>
          <table:table-cell table:style-name="ce3" table:formula="of:=[.A70]" office:value-type="date" office:date-value="2021-03-02" calcext:value-type="date">
            <text:p>02/03/21</text:p>
          </table:table-cell>
          <table:table-cell table:formula="of:=[.H14]" office:value-type="float" office:value="14100" calcext:value-type="float">
            <text:p>14100</text:p>
          </table:table-cell>
          <table:table-cell table:formula="of:=[.Q14]" office:value-type="float" office:value="14100" calcext:value-type="float">
            <text:p>14100</text:p>
          </table:table-cell>
          <table:table-cell table:formula="of:=[.Z14]" office:value-type="float" office:value="14100" calcext:value-type="float">
            <text:p>14100</text:p>
          </table:table-cell>
          <table:table-cell/>
          <table:table-cell table:style-name="ce7" office:value-type="string" calcext:value-type="string">
            <text:p>Celkové Incidence</text:p>
          </table:table-cell>
          <table:table-cell table:style-name="ce7" table:formula="of:=SUM([.L69:.L122])" office:value-type="float" office:value="847140" calcext:value-type="float">
            <text:p>847140</text:p>
          </table:table-cell>
          <table:table-cell table:style-name="ce7" table:formula="of:=SUM([.M69:.M122])" office:value-type="float" office:value="646680" calcext:value-type="float">
            <text:p>646680</text:p>
          </table:table-cell>
          <table:table-cell table:style-name="ce7" table:formula="of:=SUM([.N69:.N122])" office:value-type="float" office:value="417700" calcext:value-type="float">
            <text:p>417700</text:p>
          </table:table-cell>
          <table:table-cell table:number-columns-repeated="7"/>
        </table:table-row>
        <table:table-row table:style-name="ro1">
          <table:table-cell table:style-name="ce3" table:formula="of:=[.A8]" office:value-type="date" office:date-value="2021-03-03" calcext:value-type="date">
            <text:p>03/03/21</text:p>
          </table:table-cell>
          <table:table-cell table:formula="of:=[.B8]" office:value-type="float" office:value="180.200000000001" calcext:value-type="float">
            <text:p>180.200000000001</text:p>
          </table:table-cell>
          <table:table-cell table:formula="of:=[.K8]" office:value-type="float" office:value="180.200000000001" calcext:value-type="float">
            <text:p>180.200000000001</text:p>
          </table:table-cell>
          <table:table-cell table:formula="of:=[.T8]" office:value-type="float" office:value="180.200000000001" calcext:value-type="float">
            <text:p>180.200000000001</text:p>
          </table:table-cell>
          <table:table-cell/>
          <table:table-cell table:style-name="ce3" table:formula="of:=[.A71]" office:value-type="date" office:date-value="2021-03-03" calcext:value-type="date">
            <text:p>03/03/21</text:p>
          </table:table-cell>
          <table:table-cell table:formula="of:=[.E8]" office:value-type="float" office:value="7191.7" calcext:value-type="float">
            <text:p>7191.7</text:p>
          </table:table-cell>
          <table:table-cell table:formula="of:=[.N8]" office:value-type="float" office:value="7191.7" calcext:value-type="float">
            <text:p>7191.7</text:p>
          </table:table-cell>
          <table:table-cell table:formula="of:=[.W8]" office:value-type="float" office:value="7191.7" calcext:value-type="float">
            <text:p>7191.7</text:p>
          </table:table-cell>
          <table:table-cell/>
          <table:table-cell table:style-name="ce3" table:formula="of:=[.A71]" office:value-type="date" office:date-value="2021-03-03" calcext:value-type="date">
            <text:p>03/03/21</text:p>
          </table:table-cell>
          <table:table-cell table:formula="of:=[.H15]" office:value-type="float" office:value="14460" calcext:value-type="float">
            <text:p>14460</text:p>
          </table:table-cell>
          <table:table-cell table:formula="of:=[.Q15]" office:value-type="float" office:value="14460" calcext:value-type="float">
            <text:p>14460</text:p>
          </table:table-cell>
          <table:table-cell table:formula="of:=[.Z15]" office:value-type="float" office:value="14460" calcext:value-type="float">
            <text:p>14460</text:p>
          </table:table-cell>
          <table:table-cell/>
          <table:table-cell table:style-name="ce7" office:value-type="string" calcext:value-type="string">
            <text:p>Celková úmrtí</text:p>
          </table:table-cell>
          <table:table-cell table:style-name="ce7" table:formula="of:=SUM([.B69:.B122])" office:value-type="float" office:value="10536.1" calcext:value-type="float">
            <text:p>10536</text:p>
          </table:table-cell>
          <table:table-cell table:style-name="ce7" table:formula="of:=SUM([.C69:.C122])" office:value-type="float" office:value="9165.6" calcext:value-type="float">
            <text:p>9166</text:p>
          </table:table-cell>
          <table:table-cell table:style-name="ce7" table:formula="of:=SUM([.D69:.D122])" office:value-type="float" office:value="7703" calcext:value-type="float">
            <text:p>7703</text:p>
          </table:table-cell>
          <table:table-cell table:number-columns-repeated="7"/>
        </table:table-row>
        <table:table-row table:style-name="ro1">
          <table:table-cell table:style-name="ce3" table:formula="of:=[.A9]" office:value-type="date" office:date-value="2021-03-04" calcext:value-type="date">
            <text:p>04/03/21</text:p>
          </table:table-cell>
          <table:table-cell table:formula="of:=[.B9]" office:value-type="float" office:value="183.799999999999" calcext:value-type="float">
            <text:p>183.799999999999</text:p>
          </table:table-cell>
          <table:table-cell table:formula="of:=[.K9]" office:value-type="float" office:value="183.799999999999" calcext:value-type="float">
            <text:p>183.799999999999</text:p>
          </table:table-cell>
          <table:table-cell table:formula="of:=[.T9]" office:value-type="float" office:value="183.799999999999" calcext:value-type="float">
            <text:p>183.799999999999</text:p>
          </table:table-cell>
          <table:table-cell/>
          <table:table-cell table:style-name="ce3" table:formula="of:=[.A72]" office:value-type="date" office:date-value="2021-03-04" calcext:value-type="date">
            <text:p>04/03/21</text:p>
          </table:table-cell>
          <table:table-cell table:formula="of:=[.E9]" office:value-type="float" office:value="7306.22" calcext:value-type="float">
            <text:p>7306.22</text:p>
          </table:table-cell>
          <table:table-cell table:formula="of:=[.N9]" office:value-type="float" office:value="7306.22" calcext:value-type="float">
            <text:p>7306.22</text:p>
          </table:table-cell>
          <table:table-cell table:formula="of:=[.W9]" office:value-type="float" office:value="7306.22" calcext:value-type="float">
            <text:p>7306.22</text:p>
          </table:table-cell>
          <table:table-cell/>
          <table:table-cell table:style-name="ce3" table:formula="of:=[.A72]" office:value-type="date" office:date-value="2021-03-04" calcext:value-type="date">
            <text:p>04/03/21</text:p>
          </table:table-cell>
          <table:table-cell table:formula="of:=[.H16]" office:value-type="float" office:value="14820" calcext:value-type="float">
            <text:p>14820</text:p>
          </table:table-cell>
          <table:table-cell table:formula="of:=[.Q16]" office:value-type="float" office:value="14820" calcext:value-type="float">
            <text:p>14820</text:p>
          </table:table-cell>
          <table:table-cell table:formula="of:=[.Z16]" office:value-type="float" office:value="14820" calcext:value-type="float">
            <text:p>14820</text:p>
          </table:table-cell>
          <table:table-cell/>
          <table:table-cell table:style-name="ce7" office:value-type="string" calcext:value-type="string">
            <text:p>Průměrná vytíženost nemocnic</text:p>
          </table:table-cell>
          <table:table-cell table:style-name="ce7" table:formula="of:=AVERAGE([.G69:.G122])" office:value-type="float" office:value="7927.88148148148" calcext:value-type="float">
            <text:p>7928</text:p>
          </table:table-cell>
          <table:table-cell table:style-name="ce7" table:formula="of:=AVERAGE([.H69:.H122])" office:value-type="float" office:value="7008.25592592593" calcext:value-type="float">
            <text:p>7008</text:p>
          </table:table-cell>
          <table:table-cell table:style-name="ce7" table:formula="of:=AVERAGE([.I69:.I122])" office:value-type="float" office:value="6025.8737037037" calcext:value-type="float">
            <text:p>6026</text:p>
          </table:table-cell>
          <table:table-cell table:number-columns-repeated="7"/>
        </table:table-row>
        <table:table-row table:style-name="ro1">
          <table:table-cell table:style-name="ce3" table:formula="of:=[.A10]" office:value-type="date" office:date-value="2021-03-05" calcext:value-type="date">
            <text:p>05/03/21</text:p>
          </table:table-cell>
          <table:table-cell table:formula="of:=[.B10]" office:value-type="float" office:value="187.299999999999" calcext:value-type="float">
            <text:p>187.299999999999</text:p>
          </table:table-cell>
          <table:table-cell table:formula="of:=[.K10]" office:value-type="float" office:value="187.299999999999" calcext:value-type="float">
            <text:p>187.299999999999</text:p>
          </table:table-cell>
          <table:table-cell table:formula="of:=[.T10]" office:value-type="float" office:value="187.299999999999" calcext:value-type="float">
            <text:p>187.299999999999</text:p>
          </table:table-cell>
          <table:table-cell/>
          <table:table-cell table:style-name="ce3" table:formula="of:=[.A73]" office:value-type="date" office:date-value="2021-03-05" calcext:value-type="date">
            <text:p>05/03/21</text:p>
          </table:table-cell>
          <table:table-cell table:formula="of:=[.E10]" office:value-type="float" office:value="7421.65" calcext:value-type="float">
            <text:p>7421.65</text:p>
          </table:table-cell>
          <table:table-cell table:formula="of:=[.N10]" office:value-type="float" office:value="7421.65" calcext:value-type="float">
            <text:p>7421.65</text:p>
          </table:table-cell>
          <table:table-cell table:formula="of:=[.W10]" office:value-type="float" office:value="7421.65" calcext:value-type="float">
            <text:p>7421.65</text:p>
          </table:table-cell>
          <table:table-cell/>
          <table:table-cell table:style-name="ce3" table:formula="of:=[.A73]" office:value-type="date" office:date-value="2021-03-05" calcext:value-type="date">
            <text:p>05/03/21</text:p>
          </table:table-cell>
          <table:table-cell table:formula="of:=[.H17]" office:value-type="float" office:value="15180" calcext:value-type="float">
            <text:p>15180</text:p>
          </table:table-cell>
          <table:table-cell table:formula="of:=[.Q17]" office:value-type="float" office:value="15180" calcext:value-type="float">
            <text:p>15180</text:p>
          </table:table-cell>
          <table:table-cell table:formula="of:=[.Z17]" office:value-type="float" office:value="15180" calcext:value-type="float">
            <text:p>15180</text:p>
          </table:table-cell>
          <table:table-cell/>
          <table:table-cell table:style-name="ce7" office:value-type="string" calcext:value-type="string">
            <text:p>Incidence 23.4.</text:p>
          </table:table-cell>
          <table:table-cell table:style-name="ce7" table:formula="of:=[.L122]" office:value-type="float" office:value="14600" calcext:value-type="float">
            <text:p>14600</text:p>
          </table:table-cell>
          <table:table-cell table:style-name="ce7" table:formula="of:=[.M122]" office:value-type="float" office:value="9169.99999999977" calcext:value-type="float">
            <text:p>9170</text:p>
          </table:table-cell>
          <table:table-cell table:style-name="ce7" table:formula="of:=[.N122]"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table:style-name="ce3" table:formula="of:=[.A11]" office:value-type="date" office:date-value="2021-03-06" calcext:value-type="date">
            <text:p>06/03/21</text:p>
          </table:table-cell>
          <table:table-cell table:formula="of:=[.B11]" office:value-type="float" office:value="191" calcext:value-type="float">
            <text:p>191</text:p>
          </table:table-cell>
          <table:table-cell table:formula="of:=[.K11]" office:value-type="float" office:value="191" calcext:value-type="float">
            <text:p>191</text:p>
          </table:table-cell>
          <table:table-cell table:formula="of:=[.T11]" office:value-type="float" office:value="191" calcext:value-type="float">
            <text:p>191</text:p>
          </table:table-cell>
          <table:table-cell/>
          <table:table-cell table:style-name="ce3" table:formula="of:=[.A74]" office:value-type="date" office:date-value="2021-03-06" calcext:value-type="date">
            <text:p>06/03/21</text:p>
          </table:table-cell>
          <table:table-cell table:formula="of:=[.E11]" office:value-type="float" office:value="7537.47" calcext:value-type="float">
            <text:p>7537.47</text:p>
          </table:table-cell>
          <table:table-cell table:formula="of:=[.N11]" office:value-type="float" office:value="7537.47" calcext:value-type="float">
            <text:p>7537.47</text:p>
          </table:table-cell>
          <table:table-cell table:formula="of:=[.W11]" office:value-type="float" office:value="7537.47" calcext:value-type="float">
            <text:p>7537.47</text:p>
          </table:table-cell>
          <table:table-cell/>
          <table:table-cell table:style-name="ce3" table:formula="of:=[.A74]" office:value-type="date" office:date-value="2021-03-06" calcext:value-type="date">
            <text:p>06/03/21</text:p>
          </table:table-cell>
          <table:table-cell table:formula="of:=[.H18]" office:value-type="float" office:value="15540" calcext:value-type="float">
            <text:p>15540</text:p>
          </table:table-cell>
          <table:table-cell table:formula="of:=[.Q18]" office:value-type="float" office:value="15540" calcext:value-type="float">
            <text:p>15540</text:p>
          </table:table-cell>
          <table:table-cell table:formula="of:=[.Z18]" office:value-type="float" office:value="15540" calcext:value-type="float">
            <text:p>15540</text:p>
          </table:table-cell>
          <table:table-cell/>
          <table:table-cell office:value-type="string" calcext:value-type="string">
            <text:p>R=1.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" table:formula="of:=[.A12]" office:value-type="date" office:date-value="2021-03-07" calcext:value-type="date">
            <text:p>07/03/21</text:p>
          </table:table-cell>
          <table:table-cell table:formula="of:=[.B12]" office:value-type="float" office:value="194.400000000001" calcext:value-type="float">
            <text:p>194.400000000001</text:p>
          </table:table-cell>
          <table:table-cell table:formula="of:=[.K12]" office:value-type="float" office:value="194.400000000001" calcext:value-type="float">
            <text:p>194.400000000001</text:p>
          </table:table-cell>
          <table:table-cell table:formula="of:=[.T12]" office:value-type="float" office:value="194.400000000001" calcext:value-type="float">
            <text:p>194.400000000001</text:p>
          </table:table-cell>
          <table:table-cell/>
          <table:table-cell table:style-name="ce3" table:formula="of:=[.A75]" office:value-type="date" office:date-value="2021-03-07" calcext:value-type="date">
            <text:p>07/03/21</text:p>
          </table:table-cell>
          <table:table-cell table:formula="of:=[.E12]" office:value-type="float" office:value="7654.75" calcext:value-type="float">
            <text:p>7654.75</text:p>
          </table:table-cell>
          <table:table-cell table:formula="of:=[.N12]" office:value-type="float" office:value="7654.75" calcext:value-type="float">
            <text:p>7654.75</text:p>
          </table:table-cell>
          <table:table-cell table:formula="of:=[.W12]" office:value-type="float" office:value="7654.75" calcext:value-type="float">
            <text:p>7654.75</text:p>
          </table:table-cell>
          <table:table-cell/>
          <table:table-cell table:style-name="ce3" table:formula="of:=[.A75]" office:value-type="date" office:date-value="2021-03-07" calcext:value-type="date">
            <text:p>07/03/21</text:p>
          </table:table-cell>
          <table:table-cell table:formula="of:=[.H19]" office:value-type="float" office:value="15910" calcext:value-type="float">
            <text:p>15910</text:p>
          </table:table-cell>
          <table:table-cell table:formula="of:=[.Q19]" office:value-type="float" office:value="15910" calcext:value-type="float">
            <text:p>15910</text:p>
          </table:table-cell>
          <table:table-cell table:formula="of:=[.Z19]" office:value-type="float" office:value="15910" calcext:value-type="float">
            <text:p>15910</text:p>
          </table:table-cell>
          <table:table-cell/>
          <table:table-cell office:value-type="string" calcext:value-type="string">
            <text:p>Celkové Incidence</text:p>
          </table:table-cell>
          <table:table-cell office:value-type="float" office:value="494340" calcext:value-type="float">
            <text:p>494340</text:p>
          </table:table-cell>
          <table:table-cell office:value-type="float" office:value="396590" calcext:value-type="float">
            <text:p>396590</text:p>
          </table:table-cell>
          <table:table-cell table:style-name="Default" office:value-type="float" office:value="284460" calcext:value-type="float">
            <text:p>284460</text:p>
          </table:table-cell>
          <table:table-cell table:number-columns-repeated="7"/>
        </table:table-row>
        <table:table-row table:style-name="ro1">
          <table:table-cell table:style-name="ce3" table:formula="of:=[.A13]" office:value-type="date" office:date-value="2021-03-08" calcext:value-type="date">
            <text:p>08/03/21</text:p>
          </table:table-cell>
          <table:table-cell table:formula="of:=[.B13]" office:value-type="float" office:value="197.899999999998" calcext:value-type="float">
            <text:p>197.899999999998</text:p>
          </table:table-cell>
          <table:table-cell table:formula="of:=[.K13]" office:value-type="float" office:value="197.899999999998" calcext:value-type="float">
            <text:p>197.899999999998</text:p>
          </table:table-cell>
          <table:table-cell table:formula="of:=[.T13]" office:value-type="float" office:value="197.899999999998" calcext:value-type="float">
            <text:p>197.899999999998</text:p>
          </table:table-cell>
          <table:table-cell/>
          <table:table-cell table:style-name="ce3" table:formula="of:=[.A76]" office:value-type="date" office:date-value="2021-03-08" calcext:value-type="date">
            <text:p>08/03/21</text:p>
          </table:table-cell>
          <table:table-cell table:formula="of:=[.E13]" office:value-type="float" office:value="7773.37" calcext:value-type="float">
            <text:p>7773.37</text:p>
          </table:table-cell>
          <table:table-cell table:formula="of:=[.N13]" office:value-type="float" office:value="7772.46" calcext:value-type="float">
            <text:p>7772.46</text:p>
          </table:table-cell>
          <table:table-cell table:formula="of:=[.W13]" office:value-type="float" office:value="7771.31" calcext:value-type="float">
            <text:p>7771.31</text:p>
          </table:table-cell>
          <table:table-cell/>
          <table:table-cell table:style-name="ce3" table:formula="of:=[.A76]" office:value-type="date" office:date-value="2021-03-08" calcext:value-type="date">
            <text:p>08/03/21</text:p>
          </table:table-cell>
          <table:table-cell table:formula="of:=[.H20]" office:value-type="float" office:value="16260" calcext:value-type="float">
            <text:p>16260</text:p>
          </table:table-cell>
          <table:table-cell table:formula="of:=[.Q20]" office:value-type="float" office:value="16250" calcext:value-type="float">
            <text:p>16250</text:p>
          </table:table-cell>
          <table:table-cell table:formula="of:=[.Z20]" office:value-type="float" office:value="16240" calcext:value-type="float">
            <text:p>16240</text:p>
          </table:table-cell>
          <table:table-cell/>
          <table:table-cell office:value-type="string" calcext:value-type="string">
            <text:p>Celková úmrtí</text:p>
          </table:table-cell>
          <table:table-cell office:value-type="float" office:value="7537" calcext:value-type="float">
            <text:p>7537</text:p>
          </table:table-cell>
          <table:table-cell office:value-type="float" office:value="6840.5" calcext:value-type="float">
            <text:p>6840.5</text:p>
          </table:table-cell>
          <table:table-cell table:style-name="Default" office:value-type="float" office:value="6081.10000000001" calcext:value-type="float">
            <text:p>6081.10000000001</text:p>
          </table:table-cell>
          <table:table-cell table:number-columns-repeated="7"/>
        </table:table-row>
        <table:table-row table:style-name="ro1">
          <table:table-cell table:style-name="ce3" table:formula="of:=[.A14]" office:value-type="date" office:date-value="2021-03-09" calcext:value-type="date">
            <text:p>09/03/21</text:p>
          </table:table-cell>
          <table:table-cell table:formula="of:=[.B14]" office:value-type="float" office:value="201.5" calcext:value-type="float">
            <text:p>201.5</text:p>
          </table:table-cell>
          <table:table-cell table:formula="of:=[.K14]" office:value-type="float" office:value="201.400000000001" calcext:value-type="float">
            <text:p>201.400000000001</text:p>
          </table:table-cell>
          <table:table-cell table:formula="of:=[.T14]" office:value-type="float" office:value="201.400000000001" calcext:value-type="float">
            <text:p>201.400000000001</text:p>
          </table:table-cell>
          <table:table-cell/>
          <table:table-cell table:style-name="ce3" table:formula="of:=[.A77]" office:value-type="date" office:date-value="2021-03-09" calcext:value-type="date">
            <text:p>09/03/21</text:p>
          </table:table-cell>
          <table:table-cell table:formula="of:=[.E14]" office:value-type="float" office:value="7891.17" calcext:value-type="float">
            <text:p>7891.17</text:p>
          </table:table-cell>
          <table:table-cell table:formula="of:=[.N14]" office:value-type="float" office:value="7887.16" calcext:value-type="float">
            <text:p>7887.16</text:p>
          </table:table-cell>
          <table:table-cell table:formula="of:=[.W14]" office:value-type="float" office:value="7882.07" calcext:value-type="float">
            <text:p>7882.07</text:p>
          </table:table-cell>
          <table:table-cell/>
          <table:table-cell table:style-name="ce3" table:formula="of:=[.A77]" office:value-type="date" office:date-value="2021-03-09" calcext:value-type="date">
            <text:p>09/03/21</text:p>
          </table:table-cell>
          <table:table-cell table:formula="of:=[.H21]" office:value-type="float" office:value="16600" calcext:value-type="float">
            <text:p>16600</text:p>
          </table:table-cell>
          <table:table-cell table:formula="of:=[.Q21]" office:value-type="float" office:value="16550" calcext:value-type="float">
            <text:p>16550</text:p>
          </table:table-cell>
          <table:table-cell table:formula="of:=[.Z21]" office:value-type="float" office:value="16490" calcext:value-type="float">
            <text:p>16490</text:p>
          </table:table-cell>
          <table:table-cell/>
          <table:table-cell office:value-type="string" calcext:value-type="string">
            <text:p>Průměrná vytíženost nemocnic</text:p>
          </table:table-cell>
          <table:table-cell office:value-type="float" office:value="5865" calcext:value-type="float">
            <text:p>5865</text:p>
          </table:table-cell>
          <table:table-cell office:value-type="float" office:value="5394" calcext:value-type="float">
            <text:p>5394</text:p>
          </table:table-cell>
          <table:table-cell table:style-name="Default"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table:style-name="ce3" table:formula="of:=[.A15]" office:value-type="date" office:date-value="2021-03-10" calcext:value-type="date">
            <text:p>10/03/21</text:p>
          </table:table-cell>
          <table:table-cell table:formula="of:=[.B15]" office:value-type="float" office:value="204.799999999999" calcext:value-type="float">
            <text:p>204.799999999999</text:p>
          </table:table-cell>
          <table:table-cell table:formula="of:=[.K15]" office:value-type="float" office:value="204.799999999999" calcext:value-type="float">
            <text:p>204.799999999999</text:p>
          </table:table-cell>
          <table:table-cell table:formula="of:=[.T15]" office:value-type="float" office:value="204.5" calcext:value-type="float">
            <text:p>204.5</text:p>
          </table:table-cell>
          <table:table-cell/>
          <table:table-cell table:style-name="ce3" table:formula="of:=[.A78]" office:value-type="date" office:date-value="2021-03-10" calcext:value-type="date">
            <text:p>10/03/21</text:p>
          </table:table-cell>
          <table:table-cell table:formula="of:=[.E15]" office:value-type="float" office:value="8004.21" calcext:value-type="float">
            <text:p>8004.21</text:p>
          </table:table-cell>
          <table:table-cell table:formula="of:=[.N15]" office:value-type="float" office:value="7993.57" calcext:value-type="float">
            <text:p>7993.57</text:p>
          </table:table-cell>
          <table:table-cell table:formula="of:=[.W15]" office:value-type="float" office:value="7980.07" calcext:value-type="float">
            <text:p>7980.07</text:p>
          </table:table-cell>
          <table:table-cell/>
          <table:table-cell table:style-name="ce3" table:formula="of:=[.A78]" office:value-type="date" office:date-value="2021-03-10" calcext:value-type="date">
            <text:p>10/03/21</text:p>
          </table:table-cell>
          <table:table-cell table:formula="of:=[.H22]" office:value-type="float" office:value="16890" calcext:value-type="float">
            <text:p>16890</text:p>
          </table:table-cell>
          <table:table-cell table:formula="of:=[.Q22]" office:value-type="float" office:value="16780.0000000002" calcext:value-type="float">
            <text:p>16780.0000000002</text:p>
          </table:table-cell>
          <table:table-cell table:formula="of:=[.Z22]" office:value-type="float" office:value="16630" calcext:value-type="float">
            <text:p>16630</text:p>
          </table:table-cell>
          <table:table-cell/>
          <table:table-cell office:value-type="string" calcext:value-type="string">
            <text:p>Incidence 23.4.</text:p>
          </table:table-cell>
          <table:table-cell office:value-type="float" office:value="6070" calcext:value-type="float">
            <text:p>6070</text:p>
          </table:table-cell>
          <table:table-cell office:value-type="float" office:value="3780" calcext:value-type="float">
            <text:p>3780</text:p>
          </table:table-cell>
          <table:table-cell table:style-name="Default"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table:style-name="ce3" table:formula="of:=[.A16]" office:value-type="date" office:date-value="2021-03-11" calcext:value-type="date">
            <text:p>11/03/21</text:p>
          </table:table-cell>
          <table:table-cell table:formula="of:=[.B16]" office:value-type="float" office:value="208.100000000002" calcext:value-type="float">
            <text:p>208.100000000002</text:p>
          </table:table-cell>
          <table:table-cell table:formula="of:=[.K16]" office:value-type="float" office:value="207.599999999999" calcext:value-type="float">
            <text:p>207.599999999999</text:p>
          </table:table-cell>
          <table:table-cell table:formula="of:=[.T16]" office:value-type="float" office:value="207.200000000001" calcext:value-type="float">
            <text:p>207.200000000001</text:p>
          </table:table-cell>
          <table:table-cell/>
          <table:table-cell table:style-name="ce3" table:formula="of:=[.A79]" office:value-type="date" office:date-value="2021-03-11" calcext:value-type="date">
            <text:p>11/03/21</text:p>
          </table:table-cell>
          <table:table-cell table:formula="of:=[.E16]" office:value-type="float" office:value="8109.66" calcext:value-type="float">
            <text:p>8109.66</text:p>
          </table:table-cell>
          <table:table-cell table:formula="of:=[.N16]" office:value-type="float" office:value="8087.59" calcext:value-type="float">
            <text:p>8087.59</text:p>
          </table:table-cell>
          <table:table-cell table:formula="of:=[.W16]" office:value-type="float" office:value="8059.63" calcext:value-type="float">
            <text:p>8059.63</text:p>
          </table:table-cell>
          <table:table-cell/>
          <table:table-cell table:style-name="ce3" table:formula="of:=[.A79]" office:value-type="date" office:date-value="2021-03-11" calcext:value-type="date">
            <text:p>11/03/21</text:p>
          </table:table-cell>
          <table:table-cell table:formula="of:=[.H23]" office:value-type="float" office:value="17130" calcext:value-type="float">
            <text:p>17130</text:p>
          </table:table-cell>
          <table:table-cell table:formula="of:=[.Q23]" office:value-type="float" office:value="16889.9999999998" calcext:value-type="float">
            <text:p>16889.9999999998</text:p>
          </table:table-cell>
          <table:table-cell table:formula="of:=[.Z23]" office:value-type="float" office:value="16600" calcext:value-type="float">
            <text:p>166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17]" office:value-type="date" office:date-value="2021-03-12" calcext:value-type="date">
            <text:p>12/03/21</text:p>
          </table:table-cell>
          <table:table-cell table:formula="of:=[.B17]" office:value-type="float" office:value="210.899999999998" calcext:value-type="float">
            <text:p>210.899999999998</text:p>
          </table:table-cell>
          <table:table-cell table:formula="of:=[.K17]" office:value-type="float" office:value="210.100000000002" calcext:value-type="float">
            <text:p>210.100000000002</text:p>
          </table:table-cell>
          <table:table-cell table:formula="of:=[.T17]" office:value-type="float" office:value="209" calcext:value-type="float">
            <text:p>209</text:p>
          </table:table-cell>
          <table:table-cell/>
          <table:table-cell table:style-name="ce3" table:formula="of:=[.A80]" office:value-type="date" office:date-value="2021-03-12" calcext:value-type="date">
            <text:p>12/03/21</text:p>
          </table:table-cell>
          <table:table-cell table:formula="of:=[.E17]" office:value-type="float" office:value="8205.52" calcext:value-type="float">
            <text:p>8205.52</text:p>
          </table:table-cell>
          <table:table-cell table:formula="of:=[.N17]" office:value-type="float" office:value="8166.06" calcext:value-type="float">
            <text:p>8166.06</text:p>
          </table:table-cell>
          <table:table-cell table:formula="of:=[.W17]" office:value-type="float" office:value="8116.23" calcext:value-type="float">
            <text:p>8116.23</text:p>
          </table:table-cell>
          <table:table-cell/>
          <table:table-cell table:style-name="ce3" table:formula="of:=[.A80]" office:value-type="date" office:date-value="2021-03-12" calcext:value-type="date">
            <text:p>12/03/21</text:p>
          </table:table-cell>
          <table:table-cell table:formula="of:=[.H24]" office:value-type="float" office:value="17300" calcext:value-type="float">
            <text:p>17300</text:p>
          </table:table-cell>
          <table:table-cell table:formula="of:=[.Q24]" office:value-type="float" office:value="16910" calcext:value-type="float">
            <text:p>16910</text:p>
          </table:table-cell>
          <table:table-cell table:formula="of:=[.Z24]" office:value-type="float" office:value="16400" calcext:value-type="float">
            <text:p>16400</text:p>
          </table:table-cell>
          <table:table-cell table:number-columns-repeated="2"/>
          <table:table-cell table:formula="of:=[.Q75]/[.Q70]" office:value-type="float" office:value="0.583539910758552" calcext:value-type="float">
            <text:p>0.583539910758552</text:p>
          </table:table-cell>
          <table:table-cell table:formula="of:=[.R75]/[.R70]" office:value-type="float" office:value="0.613270860394631" calcext:value-type="float">
            <text:p>0.613270860394631</text:p>
          </table:table-cell>
          <table:table-cell table:style-name="Default" table:formula="of:=[.S75]/[.S70]" office:value-type="float" office:value="0.681015082595164" calcext:value-type="float">
            <text:p>0.681015082595164</text:p>
          </table:table-cell>
          <table:table-cell table:number-columns-repeated="7"/>
        </table:table-row>
        <table:table-row table:style-name="ro1">
          <table:table-cell table:style-name="ce3" table:formula="of:=[.A18]" office:value-type="date" office:date-value="2021-03-13" calcext:value-type="date">
            <text:p>13/03/21</text:p>
          </table:table-cell>
          <table:table-cell table:formula="of:=[.B18]" office:value-type="float" office:value="213.5" calcext:value-type="float">
            <text:p>213.5</text:p>
          </table:table-cell>
          <table:table-cell table:formula="of:=[.K18]" office:value-type="float" office:value="212" calcext:value-type="float">
            <text:p>212</text:p>
          </table:table-cell>
          <table:table-cell table:formula="of:=[.T18]" office:value-type="float" office:value="210.099999999999" calcext:value-type="float">
            <text:p>210.099999999999</text:p>
          </table:table-cell>
          <table:table-cell/>
          <table:table-cell table:style-name="ce3" table:formula="of:=[.A81]" office:value-type="date" office:date-value="2021-03-13" calcext:value-type="date">
            <text:p>13/03/21</text:p>
          </table:table-cell>
          <table:table-cell table:formula="of:=[.E18]" office:value-type="float" office:value="8290.41" calcext:value-type="float">
            <text:p>8290.41</text:p>
          </table:table-cell>
          <table:table-cell table:formula="of:=[.N18]" office:value-type="float" office:value="8226.61" calcext:value-type="float">
            <text:p>8226.61</text:p>
          </table:table-cell>
          <table:table-cell table:formula="of:=[.W18]" office:value-type="float" office:value="8146.4" calcext:value-type="float">
            <text:p>8146.4</text:p>
          </table:table-cell>
          <table:table-cell/>
          <table:table-cell table:style-name="ce3" table:formula="of:=[.A81]" office:value-type="date" office:date-value="2021-03-13" calcext:value-type="date">
            <text:p>13/03/21</text:p>
          </table:table-cell>
          <table:table-cell table:formula="of:=[.H25]" office:value-type="float" office:value="17430" calcext:value-type="float">
            <text:p>17430</text:p>
          </table:table-cell>
          <table:table-cell table:formula="of:=[.Q25]" office:value-type="float" office:value="16800" calcext:value-type="float">
            <text:p>16800</text:p>
          </table:table-cell>
          <table:table-cell table:formula="of:=[.Z25]" office:value-type="float" office:value="16020" calcext:value-type="float">
            <text:p>16020</text:p>
          </table:table-cell>
          <table:table-cell table:number-columns-repeated="2"/>
          <table:table-cell table:formula="of:=[.Q76]/[.Q71]" office:value-type="float" office:value="0.715350082098689" calcext:value-type="float">
            <text:p>0.715350082098689</text:p>
          </table:table-cell>
          <table:table-cell table:formula="of:=[.R76]/[.R71]" office:value-type="float" office:value="0.746323208518809" calcext:value-type="float">
            <text:p>0.746323208518809</text:p>
          </table:table-cell>
          <table:table-cell table:style-name="Default" table:formula="of:=[.S76]/[.S71]" office:value-type="float" office:value="0.789445670517981" calcext:value-type="float">
            <text:p>0.789445670517981</text:p>
          </table:table-cell>
          <table:table-cell table:number-columns-repeated="7"/>
        </table:table-row>
        <table:table-row table:style-name="ro1">
          <table:table-cell table:style-name="ce3" table:formula="of:=[.A19]" office:value-type="date" office:date-value="2021-03-14" calcext:value-type="date">
            <text:p>14/03/21</text:p>
          </table:table-cell>
          <table:table-cell table:formula="of:=[.B19]" office:value-type="float" office:value="215.400000000001" calcext:value-type="float">
            <text:p>215.400000000001</text:p>
          </table:table-cell>
          <table:table-cell table:formula="of:=[.K19]" office:value-type="float" office:value="213.099999999999" calcext:value-type="float">
            <text:p>213.099999999999</text:p>
          </table:table-cell>
          <table:table-cell table:formula="of:=[.T19]" office:value-type="float" office:value="210.099999999999" calcext:value-type="float">
            <text:p>210.099999999999</text:p>
          </table:table-cell>
          <table:table-cell/>
          <table:table-cell table:style-name="ce3" table:formula="of:=[.A82]" office:value-type="date" office:date-value="2021-03-14" calcext:value-type="date">
            <text:p>14/03/21</text:p>
          </table:table-cell>
          <table:table-cell table:formula="of:=[.E19]" office:value-type="float" office:value="8363.45" calcext:value-type="float">
            <text:p>8363.45</text:p>
          </table:table-cell>
          <table:table-cell table:formula="of:=[.N19]" office:value-type="float" office:value="8267.55" calcext:value-type="float">
            <text:p>8267.55</text:p>
          </table:table-cell>
          <table:table-cell table:formula="of:=[.W19]" office:value-type="float" office:value="8147.75" calcext:value-type="float">
            <text:p>8147.75</text:p>
          </table:table-cell>
          <table:table-cell/>
          <table:table-cell table:style-name="ce3" table:formula="of:=[.A82]" office:value-type="date" office:date-value="2021-03-14" calcext:value-type="date">
            <text:p>14/03/21</text:p>
          </table:table-cell>
          <table:table-cell table:formula="of:=[.H26]" office:value-type="float" office:value="17470" calcext:value-type="float">
            <text:p>17470</text:p>
          </table:table-cell>
          <table:table-cell table:formula="of:=[.Q26]" office:value-type="float" office:value="16570" calcext:value-type="float">
            <text:p>16570</text:p>
          </table:table-cell>
          <table:table-cell table:formula="of:=[.Z26]" office:value-type="float" office:value="15450" calcext:value-type="float">
            <text:p>15450</text:p>
          </table:table-cell>
          <table:table-cell table:number-columns-repeated="2"/>
          <table:table-cell table:formula="of:=[.Q77]/[.Q72]" office:value-type="float" office:value="0.739794106874566" calcext:value-type="float">
            <text:p>0.739794106874566</text:p>
          </table:table-cell>
          <table:table-cell table:formula="of:=[.R77]/[.R72]" office:value-type="float" office:value="0.769663673389232" calcext:value-type="float">
            <text:p>0.769663673389232</text:p>
          </table:table-cell>
          <table:table-cell table:style-name="Default" table:formula="of:=[.S77]/[.S72]" office:value-type="float" office:value="0.80984106869027" calcext:value-type="float">
            <text:p>0.80984106869027</text:p>
          </table:table-cell>
          <table:table-cell table:number-columns-repeated="7"/>
        </table:table-row>
        <table:table-row table:style-name="ro1">
          <table:table-cell table:style-name="ce3" table:formula="of:=[.A20]" office:value-type="date" office:date-value="2021-03-15" calcext:value-type="date">
            <text:p>15/03/21</text:p>
          </table:table-cell>
          <table:table-cell table:formula="of:=[.B20]" office:value-type="float" office:value="217.099999999999" calcext:value-type="float">
            <text:p>217.099999999999</text:p>
          </table:table-cell>
          <table:table-cell table:formula="of:=[.K20]" office:value-type="float" office:value="213.600000000002" calcext:value-type="float">
            <text:p>213.600000000002</text:p>
          </table:table-cell>
          <table:table-cell table:formula="of:=[.T20]" office:value-type="float" office:value="209.300000000003" calcext:value-type="float">
            <text:p>209.300000000003</text:p>
          </table:table-cell>
          <table:table-cell/>
          <table:table-cell table:style-name="ce3" table:formula="of:=[.A83]" office:value-type="date" office:date-value="2021-03-15" calcext:value-type="date">
            <text:p>15/03/21</text:p>
          </table:table-cell>
          <table:table-cell table:formula="of:=[.E20]" office:value-type="float" office:value="8424.98" calcext:value-type="float">
            <text:p>8424.98</text:p>
          </table:table-cell>
          <table:table-cell table:formula="of:=[.N20]" office:value-type="float" office:value="8289.38" calcext:value-type="float">
            <text:p>8289.38</text:p>
          </table:table-cell>
          <table:table-cell table:formula="of:=[.W20]" office:value-type="float" office:value="8121.36" calcext:value-type="float">
            <text:p>8121.36</text:p>
          </table:table-cell>
          <table:table-cell/>
          <table:table-cell table:style-name="ce3" table:formula="of:=[.A83]" office:value-type="date" office:date-value="2021-03-15" calcext:value-type="date">
            <text:p>15/03/21</text:p>
          </table:table-cell>
          <table:table-cell table:formula="of:=[.H27]" office:value-type="float" office:value="17460" calcext:value-type="float">
            <text:p>17460</text:p>
          </table:table-cell>
          <table:table-cell table:formula="of:=[.Q27]" office:value-type="float" office:value="16250" calcext:value-type="float">
            <text:p>16250</text:p>
          </table:table-cell>
          <table:table-cell table:formula="of:=[.Z27]" office:value-type="float" office:value="14740" calcext:value-type="float">
            <text:p>14740</text:p>
          </table:table-cell>
          <table:table-cell table:number-columns-repeated="2"/>
          <table:table-cell table:formula="of:=[.Q78]/[.Q73]" office:value-type="float" office:value="0.415753424657534" calcext:value-type="float">
            <text:p>0.415753424657534</text:p>
          </table:table-cell>
          <table:table-cell table:formula="of:=[.R78]/[.R73]" office:value-type="float" office:value="0.412213740458026" calcext:value-type="float">
            <text:p>0.412213740458026</text:p>
          </table:table-cell>
          <table:table-cell table:style-name="Default" table:formula="of:=[.S78]/[.S73]" office:value-type="float" office:value="0.451219512195122" calcext:value-type="float">
            <text:p>0.451219512195122</text:p>
          </table:table-cell>
          <table:table-cell table:number-columns-repeated="7"/>
        </table:table-row>
        <table:table-row table:style-name="ro1">
          <table:table-cell table:style-name="ce3" table:formula="of:=[.A21]" office:value-type="date" office:date-value="2021-03-16" calcext:value-type="date">
            <text:p>16/03/21</text:p>
          </table:table-cell>
          <table:table-cell table:formula="of:=[.B21]" office:value-type="float" office:value="218.400000000001" calcext:value-type="float">
            <text:p>218.400000000001</text:p>
          </table:table-cell>
          <table:table-cell table:formula="of:=[.K21]" office:value-type="float" office:value="213.399999999998" calcext:value-type="float">
            <text:p>213.399999999998</text:p>
          </table:table-cell>
          <table:table-cell table:formula="of:=[.T21]" office:value-type="float" office:value="207.299999999999" calcext:value-type="float">
            <text:p>207.299999999999</text:p>
          </table:table-cell>
          <table:table-cell/>
          <table:table-cell table:style-name="ce3" table:formula="of:=[.A84]" office:value-type="date" office:date-value="2021-03-16" calcext:value-type="date">
            <text:p>16/03/21</text:p>
          </table:table-cell>
          <table:table-cell table:formula="of:=[.E21]" office:value-type="float" office:value="8475.78" calcext:value-type="float">
            <text:p>8475.78</text:p>
          </table:table-cell>
          <table:table-cell table:formula="of:=[.N21]" office:value-type="float" office:value="8293.53" calcext:value-type="float">
            <text:p>8293.53</text:p>
          </table:table-cell>
          <table:table-cell table:formula="of:=[.W21]" office:value-type="float" office:value="8069.8" calcext:value-type="float">
            <text:p>8069.8</text:p>
          </table:table-cell>
          <table:table-cell/>
          <table:table-cell table:style-name="ce3" table:formula="of:=[.A84]" office:value-type="date" office:date-value="2021-03-16" calcext:value-type="date">
            <text:p>16/03/21</text:p>
          </table:table-cell>
          <table:table-cell table:formula="of:=[.H28]" office:value-type="float" office:value="17420" calcext:value-type="float">
            <text:p>17420</text:p>
          </table:table-cell>
          <table:table-cell table:formula="of:=[.Q28]" office:value-type="float" office:value="15849.9999999998" calcext:value-type="float">
            <text:p>15849.9999999998</text:p>
          </table:table-cell>
          <table:table-cell table:formula="of:=[.Z28]" office:value-type="float" office:value="13950.0000000002" calcext:value-type="float">
            <text:p>13950.0000000002</text:p>
          </table:table-cell>
          <table:table-cell table:number-columns-repeated="2"/>
          <table:table-cell table:formula="of:=[.Q79]/[.Q74]" office:value-type="string" office:string-value="" calcext:value-type="error">
            <text:p>#DIV/0!</text:p>
          </table:table-cell>
          <table:table-cell table:formula="of:=[.R79]/[.R74]" office:value-type="string" office:string-value="" calcext:value-type="error">
            <text:p>#DIV/0!</text:p>
          </table:table-cell>
          <table:table-cell table:style-name="Default" table:formula="of:=[.S79]/[.S7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3" table:formula="of:=[.A22]" office:value-type="date" office:date-value="2021-03-17" calcext:value-type="date">
            <text:p>17/03/21</text:p>
          </table:table-cell>
          <table:table-cell table:formula="of:=[.B22]" office:value-type="float" office:value="219.099999999999" calcext:value-type="float">
            <text:p>219.099999999999</text:p>
          </table:table-cell>
          <table:table-cell table:formula="of:=[.K22]" office:value-type="float" office:value="212.600000000002" calcext:value-type="float">
            <text:p>212.600000000002</text:p>
          </table:table-cell>
          <table:table-cell table:formula="of:=[.T22]" office:value-type="float" office:value="204.700000000001" calcext:value-type="float">
            <text:p>204.700000000001</text:p>
          </table:table-cell>
          <table:table-cell/>
          <table:table-cell table:style-name="ce3" table:formula="of:=[.A85]" office:value-type="date" office:date-value="2021-03-17" calcext:value-type="date">
            <text:p>17/03/21</text:p>
          </table:table-cell>
          <table:table-cell table:formula="of:=[.E22]" office:value-type="float" office:value="8515.14" calcext:value-type="float">
            <text:p>8515.14</text:p>
          </table:table-cell>
          <table:table-cell table:formula="of:=[.N22]" office:value-type="float" office:value="8280.43" calcext:value-type="float">
            <text:p>8280.43</text:p>
          </table:table-cell>
          <table:table-cell table:formula="of:=[.W22]" office:value-type="float" office:value="7995.32" calcext:value-type="float">
            <text:p>7995.32</text:p>
          </table:table-cell>
          <table:table-cell/>
          <table:table-cell table:style-name="ce3" table:formula="of:=[.A85]" office:value-type="date" office:date-value="2021-03-17" calcext:value-type="date">
            <text:p>17/03/21</text:p>
          </table:table-cell>
          <table:table-cell table:formula="of:=[.H29]" office:value-type="float" office:value="17330" calcext:value-type="float">
            <text:p>17330</text:p>
          </table:table-cell>
          <table:table-cell table:formula="of:=[.Q29]" office:value-type="float" office:value="15410.0000000002" calcext:value-type="float">
            <text:p>15410.0000000002</text:p>
          </table:table-cell>
          <table:table-cell table:formula="of:=[.Z29]" office:value-type="float" office:value="13099.9999999998" calcext:value-type="float">
            <text:p>13099.9999999998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3]" office:value-type="date" office:date-value="2021-03-18" calcext:value-type="date">
            <text:p>18/03/21</text:p>
          </table:table-cell>
          <table:table-cell table:formula="of:=[.B23]" office:value-type="float" office:value="219.600000000002" calcext:value-type="float">
            <text:p>219.600000000002</text:p>
          </table:table-cell>
          <table:table-cell table:formula="of:=[.K23]" office:value-type="float" office:value="211.299999999999" calcext:value-type="float">
            <text:p>211.299999999999</text:p>
          </table:table-cell>
          <table:table-cell table:formula="of:=[.T23]" office:value-type="float" office:value="201.199999999997" calcext:value-type="float">
            <text:p>201.199999999997</text:p>
          </table:table-cell>
          <table:table-cell/>
          <table:table-cell table:style-name="ce3" table:formula="of:=[.A86]" office:value-type="date" office:date-value="2021-03-18" calcext:value-type="date">
            <text:p>18/03/21</text:p>
          </table:table-cell>
          <table:table-cell table:formula="of:=[.E23]" office:value-type="float" office:value="8543.27" calcext:value-type="float">
            <text:p>8543.27</text:p>
          </table:table-cell>
          <table:table-cell table:formula="of:=[.N23]" office:value-type="float" office:value="8251.32" calcext:value-type="float">
            <text:p>8251.32</text:p>
          </table:table-cell>
          <table:table-cell table:formula="of:=[.W23]" office:value-type="float" office:value="7900.8" calcext:value-type="float">
            <text:p>7900.8</text:p>
          </table:table-cell>
          <table:table-cell/>
          <table:table-cell table:style-name="ce3" table:formula="of:=[.A86]" office:value-type="date" office:date-value="2021-03-18" calcext:value-type="date">
            <text:p>18/03/21</text:p>
          </table:table-cell>
          <table:table-cell table:formula="of:=[.H30]" office:value-type="float" office:value="17240" calcext:value-type="float">
            <text:p>17240</text:p>
          </table:table-cell>
          <table:table-cell table:formula="of:=[.Q30]" office:value-type="float" office:value="14950" calcext:value-type="float">
            <text:p>14950</text:p>
          </table:table-cell>
          <table:table-cell table:formula="of:=[.Z30]" office:value-type="float" office:value="12250.0000000002" calcext:value-type="float">
            <text:p>12250.0000000002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4]" office:value-type="date" office:date-value="2021-03-19" calcext:value-type="date">
            <text:p>19/03/21</text:p>
          </table:table-cell>
          <table:table-cell table:formula="of:=[.B24]" office:value-type="float" office:value="219.700000000001" calcext:value-type="float">
            <text:p>219.700000000001</text:p>
          </table:table-cell>
          <table:table-cell table:formula="of:=[.K24]" office:value-type="float" office:value="209.5" calcext:value-type="float">
            <text:p>209.5</text:p>
          </table:table-cell>
          <table:table-cell table:formula="of:=[.T24]" office:value-type="float" office:value="197.200000000001" calcext:value-type="float">
            <text:p>197.200000000001</text:p>
          </table:table-cell>
          <table:table-cell/>
          <table:table-cell table:style-name="ce3" table:formula="of:=[.A87]" office:value-type="date" office:date-value="2021-03-19" calcext:value-type="date">
            <text:p>19/03/21</text:p>
          </table:table-cell>
          <table:table-cell table:formula="of:=[.E24]" office:value-type="float" office:value="8561.61" calcext:value-type="float">
            <text:p>8561.61</text:p>
          </table:table-cell>
          <table:table-cell table:formula="of:=[.N24]" office:value-type="float" office:value="8208.35" calcext:value-type="float">
            <text:p>8208.35</text:p>
          </table:table-cell>
          <table:table-cell table:formula="of:=[.W24]" office:value-type="float" office:value="7789.6" calcext:value-type="float">
            <text:p>7789.6</text:p>
          </table:table-cell>
          <table:table-cell/>
          <table:table-cell table:style-name="ce3" table:formula="of:=[.A87]" office:value-type="date" office:date-value="2021-03-19" calcext:value-type="date">
            <text:p>19/03/21</text:p>
          </table:table-cell>
          <table:table-cell table:formula="of:=[.H31]" office:value-type="float" office:value="17120" calcext:value-type="float">
            <text:p>17120</text:p>
          </table:table-cell>
          <table:table-cell table:formula="of:=[.Q31]" office:value-type="float" office:value="14480" calcext:value-type="float">
            <text:p>14480</text:p>
          </table:table-cell>
          <table:table-cell table:formula="of:=[.Z31]" office:value-type="float" office:value="11429.9999999998" calcext:value-type="float">
            <text:p>11429.9999999998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5]" office:value-type="date" office:date-value="2021-03-20" calcext:value-type="date">
            <text:p>20/03/21</text:p>
          </table:table-cell>
          <table:table-cell table:formula="of:=[.B25]" office:value-type="float" office:value="219.399999999998" calcext:value-type="float">
            <text:p>219.399999999998</text:p>
          </table:table-cell>
          <table:table-cell table:formula="of:=[.K25]" office:value-type="float" office:value="207.099999999999" calcext:value-type="float">
            <text:p>207.099999999999</text:p>
          </table:table-cell>
          <table:table-cell table:formula="of:=[.T25]" office:value-type="float" office:value="192.700000000001" calcext:value-type="float">
            <text:p>192.700000000001</text:p>
          </table:table-cell>
          <table:table-cell/>
          <table:table-cell table:style-name="ce3" table:formula="of:=[.A88]" office:value-type="date" office:date-value="2021-03-20" calcext:value-type="date">
            <text:p>20/03/21</text:p>
          </table:table-cell>
          <table:table-cell table:formula="of:=[.E25]" office:value-type="float" office:value="8571.94" calcext:value-type="float">
            <text:p>8571.94</text:p>
          </table:table-cell>
          <table:table-cell table:formula="of:=[.N25]" office:value-type="float" office:value="8153.82" calcext:value-type="float">
            <text:p>8153.82</text:p>
          </table:table-cell>
          <table:table-cell table:formula="of:=[.W25]" office:value-type="float" office:value="7664.93" calcext:value-type="float">
            <text:p>7664.93</text:p>
          </table:table-cell>
          <table:table-cell/>
          <table:table-cell table:style-name="ce3" table:formula="of:=[.A88]" office:value-type="date" office:date-value="2021-03-20" calcext:value-type="date">
            <text:p>20/03/21</text:p>
          </table:table-cell>
          <table:table-cell table:formula="of:=[.H32]" office:value-type="float" office:value="17000.0000000002" calcext:value-type="float">
            <text:p>17000.0000000002</text:p>
          </table:table-cell>
          <table:table-cell table:formula="of:=[.Q32]" office:value-type="float" office:value="14020" calcext:value-type="float">
            <text:p>14020</text:p>
          </table:table-cell>
          <table:table-cell table:formula="of:=[.Z32]" office:value-type="float" office:value="10640" calcext:value-type="float">
            <text:p>1064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6]" office:value-type="date" office:date-value="2021-03-21" calcext:value-type="date">
            <text:p>21/03/21</text:p>
          </table:table-cell>
          <table:table-cell table:formula="of:=[.B26]" office:value-type="float" office:value="219" calcext:value-type="float">
            <text:p>219</text:p>
          </table:table-cell>
          <table:table-cell table:formula="of:=[.K26]" office:value-type="float" office:value="204.600000000002" calcext:value-type="float">
            <text:p>204.600000000002</text:p>
          </table:table-cell>
          <table:table-cell table:formula="of:=[.T26]" office:value-type="float" office:value="187.799999999999" calcext:value-type="float">
            <text:p>187.799999999999</text:p>
          </table:table-cell>
          <table:table-cell/>
          <table:table-cell table:style-name="ce3" table:formula="of:=[.A89]" office:value-type="date" office:date-value="2021-03-21" calcext:value-type="date">
            <text:p>21/03/21</text:p>
          </table:table-cell>
          <table:table-cell table:formula="of:=[.E26]" office:value-type="float" office:value="8574.61" calcext:value-type="float">
            <text:p>8574.61</text:p>
          </table:table-cell>
          <table:table-cell table:formula="of:=[.N26]" office:value-type="float" office:value="8088.88" calcext:value-type="float">
            <text:p>8088.88</text:p>
          </table:table-cell>
          <table:table-cell table:formula="of:=[.W26]" office:value-type="float" office:value="7529.1" calcext:value-type="float">
            <text:p>7529.1</text:p>
          </table:table-cell>
          <table:table-cell/>
          <table:table-cell table:style-name="ce3" table:formula="of:=[.A89]" office:value-type="date" office:date-value="2021-03-21" calcext:value-type="date">
            <text:p>21/03/21</text:p>
          </table:table-cell>
          <table:table-cell table:formula="of:=[.H33]" office:value-type="float" office:value="16870" calcext:value-type="float">
            <text:p>16870</text:p>
          </table:table-cell>
          <table:table-cell table:formula="of:=[.Q33]" office:value-type="float" office:value="13560" calcext:value-type="float">
            <text:p>13560</text:p>
          </table:table-cell>
          <table:table-cell table:formula="of:=[.Z33]" office:value-type="float" office:value="9880" calcext:value-type="float">
            <text:p>988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7]" office:value-type="date" office:date-value="2021-03-22" calcext:value-type="date">
            <text:p>22/03/21</text:p>
          </table:table-cell>
          <table:table-cell table:formula="of:=[.B27]" office:value-type="float" office:value="218.200000000001" calcext:value-type="float">
            <text:p>218.200000000001</text:p>
          </table:table-cell>
          <table:table-cell table:formula="of:=[.K27]" office:value-type="float" office:value="201.699999999997" calcext:value-type="float">
            <text:p>201.699999999997</text:p>
          </table:table-cell>
          <table:table-cell table:formula="of:=[.T27]" office:value-type="float" office:value="182.700000000001" calcext:value-type="float">
            <text:p>182.700000000001</text:p>
          </table:table-cell>
          <table:table-cell/>
          <table:table-cell table:style-name="ce3" table:formula="of:=[.A90]" office:value-type="date" office:date-value="2021-03-22" calcext:value-type="date">
            <text:p>22/03/21</text:p>
          </table:table-cell>
          <table:table-cell table:formula="of:=[.E27]" office:value-type="float" office:value="8570.17" calcext:value-type="float">
            <text:p>8570.17</text:p>
          </table:table-cell>
          <table:table-cell table:formula="of:=[.N27]" office:value-type="float" office:value="8014.74" calcext:value-type="float">
            <text:p>8014.74</text:p>
          </table:table-cell>
          <table:table-cell table:formula="of:=[.W27]" office:value-type="float" office:value="7384.24" calcext:value-type="float">
            <text:p>7384.24</text:p>
          </table:table-cell>
          <table:table-cell/>
          <table:table-cell table:style-name="ce3" table:formula="of:=[.A90]" office:value-type="date" office:date-value="2021-03-22" calcext:value-type="date">
            <text:p>22/03/21</text:p>
          </table:table-cell>
          <table:table-cell table:formula="of:=[.H34]" office:value-type="float" office:value="16729.9999999998" calcext:value-type="float">
            <text:p>16729.9999999998</text:p>
          </table:table-cell>
          <table:table-cell table:formula="of:=[.Q34]" office:value-type="float" office:value="13110.0000000002" calcext:value-type="float">
            <text:p>13110.0000000002</text:p>
          </table:table-cell>
          <table:table-cell table:formula="of:=[.Z34]" office:value-type="float" office:value="9180" calcext:value-type="float">
            <text:p>918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8]" office:value-type="date" office:date-value="2021-03-23" calcext:value-type="date">
            <text:p>23/03/21</text:p>
          </table:table-cell>
          <table:table-cell table:formula="of:=[.B28]" office:value-type="float" office:value="217.200000000001" calcext:value-type="float">
            <text:p>217.200000000001</text:p>
          </table:table-cell>
          <table:table-cell table:formula="of:=[.K28]" office:value-type="float" office:value="198.5" calcext:value-type="float">
            <text:p>198.5</text:p>
          </table:table-cell>
          <table:table-cell table:formula="of:=[.T28]" office:value-type="float" office:value="177.5" calcext:value-type="float">
            <text:p>177.5</text:p>
          </table:table-cell>
          <table:table-cell/>
          <table:table-cell table:style-name="ce3" table:formula="of:=[.A91]" office:value-type="date" office:date-value="2021-03-23" calcext:value-type="date">
            <text:p>23/03/21</text:p>
          </table:table-cell>
          <table:table-cell table:formula="of:=[.E28]" office:value-type="float" office:value="8559.52" calcext:value-type="float">
            <text:p>8559.52</text:p>
          </table:table-cell>
          <table:table-cell table:formula="of:=[.N28]" office:value-type="float" office:value="7932.75" calcext:value-type="float">
            <text:p>7932.75</text:p>
          </table:table-cell>
          <table:table-cell table:formula="of:=[.W28]" office:value-type="float" office:value="7232.33" calcext:value-type="float">
            <text:p>7232.33</text:p>
          </table:table-cell>
          <table:table-cell/>
          <table:table-cell table:style-name="ce3" table:formula="of:=[.A91]" office:value-type="date" office:date-value="2021-03-23" calcext:value-type="date">
            <text:p>23/03/21</text:p>
          </table:table-cell>
          <table:table-cell table:formula="of:=[.H35]" office:value-type="float" office:value="16590" calcext:value-type="float">
            <text:p>16590</text:p>
          </table:table-cell>
          <table:table-cell table:formula="of:=[.Q35]" office:value-type="float" office:value="12659.9999999998" calcext:value-type="float">
            <text:p>12659.9999999998</text:p>
          </table:table-cell>
          <table:table-cell table:formula="of:=[.Z35]" office:value-type="float" office:value="8510" calcext:value-type="float">
            <text:p>851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29]" office:value-type="date" office:date-value="2021-03-24" calcext:value-type="date">
            <text:p>24/03/21</text:p>
          </table:table-cell>
          <table:table-cell table:formula="of:=[.B29]" office:value-type="float" office:value="216.200000000001" calcext:value-type="float">
            <text:p>216.200000000001</text:p>
          </table:table-cell>
          <table:table-cell table:formula="of:=[.K29]" office:value-type="float" office:value="195.200000000001" calcext:value-type="float">
            <text:p>195.200000000001</text:p>
          </table:table-cell>
          <table:table-cell table:formula="of:=[.T29]" office:value-type="float" office:value="172" calcext:value-type="float">
            <text:p>172</text:p>
          </table:table-cell>
          <table:table-cell/>
          <table:table-cell table:style-name="ce3" table:formula="of:=[.A92]" office:value-type="date" office:date-value="2021-03-24" calcext:value-type="date">
            <text:p>24/03/21</text:p>
          </table:table-cell>
          <table:table-cell table:formula="of:=[.E29]" office:value-type="float" office:value="8541.96" calcext:value-type="float">
            <text:p>8541.96</text:p>
          </table:table-cell>
          <table:table-cell table:formula="of:=[.N29]" office:value-type="float" office:value="7843.13" calcext:value-type="float">
            <text:p>7843.13</text:p>
          </table:table-cell>
          <table:table-cell table:formula="of:=[.W29]" office:value-type="float" office:value="7074.61" calcext:value-type="float">
            <text:p>7074.61</text:p>
          </table:table-cell>
          <table:table-cell/>
          <table:table-cell table:style-name="ce3" table:formula="of:=[.A92]" office:value-type="date" office:date-value="2021-03-24" calcext:value-type="date">
            <text:p>24/03/21</text:p>
          </table:table-cell>
          <table:table-cell table:formula="of:=[.H36]" office:value-type="float" office:value="16450" calcext:value-type="float">
            <text:p>16450</text:p>
          </table:table-cell>
          <table:table-cell table:formula="of:=[.Q36]" office:value-type="float" office:value="12240" calcext:value-type="float">
            <text:p>12240</text:p>
          </table:table-cell>
          <table:table-cell table:formula="of:=[.Z36]" office:value-type="float" office:value="7890" calcext:value-type="float">
            <text:p>789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0]" office:value-type="date" office:date-value="2021-03-25" calcext:value-type="date">
            <text:p>25/03/21</text:p>
          </table:table-cell>
          <table:table-cell table:formula="of:=[.B30]" office:value-type="float" office:value="214.799999999999" calcext:value-type="float">
            <text:p>214.799999999999</text:p>
          </table:table-cell>
          <table:table-cell table:formula="of:=[.K30]" office:value-type="float" office:value="191.700000000001" calcext:value-type="float">
            <text:p>191.700000000001</text:p>
          </table:table-cell>
          <table:table-cell table:formula="of:=[.T30]" office:value-type="float" office:value="166.5" calcext:value-type="float">
            <text:p>166.5</text:p>
          </table:table-cell>
          <table:table-cell/>
          <table:table-cell table:style-name="ce3" table:formula="of:=[.A93]" office:value-type="date" office:date-value="2021-03-25" calcext:value-type="date">
            <text:p>25/03/21</text:p>
          </table:table-cell>
          <table:table-cell table:formula="of:=[.E30]" office:value-type="float" office:value="8517.45" calcext:value-type="float">
            <text:p>8517.45</text:p>
          </table:table-cell>
          <table:table-cell table:formula="of:=[.N30]" office:value-type="float" office:value="7746.49" calcext:value-type="float">
            <text:p>7746.49</text:p>
          </table:table-cell>
          <table:table-cell table:formula="of:=[.W30]" office:value-type="float" office:value="6912.34" calcext:value-type="float">
            <text:p>6912.34</text:p>
          </table:table-cell>
          <table:table-cell/>
          <table:table-cell table:style-name="ce3" table:formula="of:=[.A93]" office:value-type="date" office:date-value="2021-03-25" calcext:value-type="date">
            <text:p>25/03/21</text:p>
          </table:table-cell>
          <table:table-cell table:formula="of:=[.H37]" office:value-type="float" office:value="16290" calcext:value-type="float">
            <text:p>16290</text:p>
          </table:table-cell>
          <table:table-cell table:formula="of:=[.Q37]" office:value-type="float" office:value="11810" calcext:value-type="float">
            <text:p>11810</text:p>
          </table:table-cell>
          <table:table-cell table:formula="of:=[.Z37]" office:value-type="float" office:value="7310" calcext:value-type="float">
            <text:p>731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1]" office:value-type="date" office:date-value="2021-03-26" calcext:value-type="date">
            <text:p>26/03/21</text:p>
          </table:table-cell>
          <table:table-cell table:formula="of:=[.B31]" office:value-type="float" office:value="213.299999999999" calcext:value-type="float">
            <text:p>213.299999999999</text:p>
          </table:table-cell>
          <table:table-cell table:formula="of:=[.K31]" office:value-type="float" office:value="188.099999999999" calcext:value-type="float">
            <text:p>188.099999999999</text:p>
          </table:table-cell>
          <table:table-cell table:formula="of:=[.T31]" office:value-type="float" office:value="161" calcext:value-type="float">
            <text:p>161</text:p>
          </table:table-cell>
          <table:table-cell/>
          <table:table-cell table:style-name="ce3" table:formula="of:=[.A94]" office:value-type="date" office:date-value="2021-03-26" calcext:value-type="date">
            <text:p>26/03/21</text:p>
          </table:table-cell>
          <table:table-cell table:formula="of:=[.E31]" office:value-type="float" office:value="8486.4" calcext:value-type="float">
            <text:p>8486.4</text:p>
          </table:table-cell>
          <table:table-cell table:formula="of:=[.N31]" office:value-type="float" office:value="7643.67" calcext:value-type="float">
            <text:p>7643.67</text:p>
          </table:table-cell>
          <table:table-cell table:formula="of:=[.W31]" office:value-type="float" office:value="6746.79" calcext:value-type="float">
            <text:p>6746.79</text:p>
          </table:table-cell>
          <table:table-cell/>
          <table:table-cell table:style-name="ce3" table:formula="of:=[.A94]" office:value-type="date" office:date-value="2021-03-26" calcext:value-type="date">
            <text:p>26/03/21</text:p>
          </table:table-cell>
          <table:table-cell table:formula="of:=[.H38]" office:value-type="float" office:value="16130" calcext:value-type="float">
            <text:p>16130</text:p>
          </table:table-cell>
          <table:table-cell table:formula="of:=[.Q38]" office:value-type="float" office:value="11410.0000000002" calcext:value-type="float">
            <text:p>11410.0000000002</text:p>
          </table:table-cell>
          <table:table-cell table:formula="of:=[.Z38]" office:value-type="float" office:value="6770" calcext:value-type="float">
            <text:p>677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2]" office:value-type="date" office:date-value="2021-03-27" calcext:value-type="date">
            <text:p>27/03/21</text:p>
          </table:table-cell>
          <table:table-cell table:formula="of:=[.B32]" office:value-type="float" office:value="211.599999999999" calcext:value-type="float">
            <text:p>211.599999999999</text:p>
          </table:table-cell>
          <table:table-cell table:formula="of:=[.K32]" office:value-type="float" office:value="184.200000000001" calcext:value-type="float">
            <text:p>184.200000000001</text:p>
          </table:table-cell>
          <table:table-cell table:formula="of:=[.T32]" office:value-type="float" office:value="155.5" calcext:value-type="float">
            <text:p>155.5</text:p>
          </table:table-cell>
          <table:table-cell/>
          <table:table-cell table:style-name="ce3" table:formula="of:=[.A95]" office:value-type="date" office:date-value="2021-03-27" calcext:value-type="date">
            <text:p>27/03/21</text:p>
          </table:table-cell>
          <table:table-cell table:formula="of:=[.E32]" office:value-type="float" office:value="8449.45" calcext:value-type="float">
            <text:p>8449.45</text:p>
          </table:table-cell>
          <table:table-cell table:formula="of:=[.N32]" office:value-type="float" office:value="7535.62" calcext:value-type="float">
            <text:p>7535.62</text:p>
          </table:table-cell>
          <table:table-cell table:formula="of:=[.W32]" office:value-type="float" office:value="6579.13" calcext:value-type="float">
            <text:p>6579.13</text:p>
          </table:table-cell>
          <table:table-cell/>
          <table:table-cell table:style-name="ce3" table:formula="of:=[.A95]" office:value-type="date" office:date-value="2021-03-27" calcext:value-type="date">
            <text:p>27/03/21</text:p>
          </table:table-cell>
          <table:table-cell table:formula="of:=[.H39]" office:value-type="float" office:value="15960" calcext:value-type="float">
            <text:p>15960</text:p>
          </table:table-cell>
          <table:table-cell table:formula="of:=[.Q39]" office:value-type="float" office:value="10999.9999999998" calcext:value-type="float">
            <text:p>10999.9999999998</text:p>
          </table:table-cell>
          <table:table-cell table:formula="of:=[.Z39]" office:value-type="float" office:value="6280.00000000023" calcext:value-type="float">
            <text:p>628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3]" office:value-type="date" office:date-value="2021-03-28" calcext:value-type="date">
            <text:p>28/03/21</text:p>
          </table:table-cell>
          <table:table-cell table:formula="of:=[.B33]" office:value-type="float" office:value="209.700000000001" calcext:value-type="float">
            <text:p>209.700000000001</text:p>
          </table:table-cell>
          <table:table-cell table:formula="of:=[.K33]" office:value-type="float" office:value="180.299999999999" calcext:value-type="float">
            <text:p>180.299999999999</text:p>
          </table:table-cell>
          <table:table-cell table:formula="of:=[.T33]" office:value-type="float" office:value="150" calcext:value-type="float">
            <text:p>150</text:p>
          </table:table-cell>
          <table:table-cell/>
          <table:table-cell table:style-name="ce3" table:formula="of:=[.A96]" office:value-type="date" office:date-value="2021-03-28" calcext:value-type="date">
            <text:p>28/03/21</text:p>
          </table:table-cell>
          <table:table-cell table:formula="of:=[.E33]" office:value-type="float" office:value="8407.04" calcext:value-type="float">
            <text:p>8407.04</text:p>
          </table:table-cell>
          <table:table-cell table:formula="of:=[.N33]" office:value-type="float" office:value="7423.1" calcext:value-type="float">
            <text:p>7423.1</text:p>
          </table:table-cell>
          <table:table-cell table:formula="of:=[.W33]" office:value-type="float" office:value="6410.34" calcext:value-type="float">
            <text:p>6410.34</text:p>
          </table:table-cell>
          <table:table-cell/>
          <table:table-cell table:style-name="ce3" table:formula="of:=[.A96]" office:value-type="date" office:date-value="2021-03-28" calcext:value-type="date">
            <text:p>28/03/21</text:p>
          </table:table-cell>
          <table:table-cell table:formula="of:=[.H40]" office:value-type="float" office:value="15810.0000000002" calcext:value-type="float">
            <text:p>15810.0000000002</text:p>
          </table:table-cell>
          <table:table-cell table:formula="of:=[.Q40]" office:value-type="float" office:value="10620.0000000002" calcext:value-type="float">
            <text:p>10620.0000000002</text:p>
          </table:table-cell>
          <table:table-cell table:formula="of:=[.Z40]" office:value-type="float" office:value="5799.99999999977" calcext:value-type="float">
            <text:p>579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4]" office:value-type="date" office:date-value="2021-03-29" calcext:value-type="date">
            <text:p>29/03/21</text:p>
          </table:table-cell>
          <table:table-cell table:formula="of:=[.B34]" office:value-type="float" office:value="207.700000000001" calcext:value-type="float">
            <text:p>207.700000000001</text:p>
          </table:table-cell>
          <table:table-cell table:formula="of:=[.K34]" office:value-type="float" office:value="176.300000000003" calcext:value-type="float">
            <text:p>176.300000000003</text:p>
          </table:table-cell>
          <table:table-cell table:formula="of:=[.T34]" office:value-type="float" office:value="144.5" calcext:value-type="float">
            <text:p>144.5</text:p>
          </table:table-cell>
          <table:table-cell/>
          <table:table-cell table:style-name="ce3" table:formula="of:=[.A97]" office:value-type="date" office:date-value="2021-03-29" calcext:value-type="date">
            <text:p>29/03/21</text:p>
          </table:table-cell>
          <table:table-cell table:formula="of:=[.E34]" office:value-type="float" office:value="8360.1" calcext:value-type="float">
            <text:p>8360.1</text:p>
          </table:table-cell>
          <table:table-cell table:formula="of:=[.N34]" office:value-type="float" office:value="7307.52" calcext:value-type="float">
            <text:p>7307.52</text:p>
          </table:table-cell>
          <table:table-cell table:formula="of:=[.W34]" office:value-type="float" office:value="6241.32" calcext:value-type="float">
            <text:p>6241.32</text:p>
          </table:table-cell>
          <table:table-cell/>
          <table:table-cell table:style-name="ce3" table:formula="of:=[.A97]" office:value-type="date" office:date-value="2021-03-29" calcext:value-type="date">
            <text:p>29/03/21</text:p>
          </table:table-cell>
          <table:table-cell table:formula="of:=[.H41]" office:value-type="float" office:value="15629.9999999998" calcext:value-type="float">
            <text:p>15629.9999999998</text:p>
          </table:table-cell>
          <table:table-cell table:formula="of:=[.Q41]" office:value-type="float" office:value="10259.9999999998" calcext:value-type="float">
            <text:p>10259.9999999998</text:p>
          </table:table-cell>
          <table:table-cell table:formula="of:=[.Z41]" office:value-type="float" office:value="5380.00000000023" calcext:value-type="float">
            <text:p>538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5]" office:value-type="date" office:date-value="2021-03-30" calcext:value-type="date">
            <text:p>30/03/21</text:p>
          </table:table-cell>
          <table:table-cell table:formula="of:=[.B35]" office:value-type="float" office:value="205.599999999999" calcext:value-type="float">
            <text:p>205.599999999999</text:p>
          </table:table-cell>
          <table:table-cell table:formula="of:=[.K35]" office:value-type="float" office:value="172.399999999998" calcext:value-type="float">
            <text:p>172.399999999998</text:p>
          </table:table-cell>
          <table:table-cell table:formula="of:=[.T35]" office:value-type="float" office:value="139.299999999999" calcext:value-type="float">
            <text:p>139.299999999999</text:p>
          </table:table-cell>
          <table:table-cell/>
          <table:table-cell table:style-name="ce3" table:formula="of:=[.A98]" office:value-type="date" office:date-value="2021-03-30" calcext:value-type="date">
            <text:p>30/03/21</text:p>
          </table:table-cell>
          <table:table-cell table:formula="of:=[.E35]" office:value-type="float" office:value="8309.91" calcext:value-type="float">
            <text:p>8309.91</text:p>
          </table:table-cell>
          <table:table-cell table:formula="of:=[.N35]" office:value-type="float" office:value="7190.54" calcext:value-type="float">
            <text:p>7190.54</text:p>
          </table:table-cell>
          <table:table-cell table:formula="of:=[.W35]" office:value-type="float" office:value="6072.9" calcext:value-type="float">
            <text:p>6072.9</text:p>
          </table:table-cell>
          <table:table-cell/>
          <table:table-cell table:style-name="ce3" table:formula="of:=[.A98]" office:value-type="date" office:date-value="2021-03-30" calcext:value-type="date">
            <text:p>30/03/21</text:p>
          </table:table-cell>
          <table:table-cell table:formula="of:=[.H42]" office:value-type="float" office:value="15490" calcext:value-type="float">
            <text:p>15490</text:p>
          </table:table-cell>
          <table:table-cell table:formula="of:=[.Q42]" office:value-type="float" office:value="9920" calcext:value-type="float">
            <text:p>9920</text:p>
          </table:table-cell>
          <table:table-cell table:formula="of:=[.Z42]" office:value-type="float" office:value="4979.99999999977" calcext:value-type="float">
            <text:p>497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6]" office:value-type="date" office:date-value="2021-03-31" calcext:value-type="date">
            <text:p>31/03/21</text:p>
          </table:table-cell>
          <table:table-cell table:formula="of:=[.B36]" office:value-type="float" office:value="203.400000000001" calcext:value-type="float">
            <text:p>203.400000000001</text:p>
          </table:table-cell>
          <table:table-cell table:formula="of:=[.K36]" office:value-type="float" office:value="168.299999999999" calcext:value-type="float">
            <text:p>168.299999999999</text:p>
          </table:table-cell>
          <table:table-cell table:formula="of:=[.T36]" office:value-type="float" office:value="134" calcext:value-type="float">
            <text:p>134</text:p>
          </table:table-cell>
          <table:table-cell/>
          <table:table-cell table:style-name="ce3" table:formula="of:=[.A99]" office:value-type="date" office:date-value="2021-03-31" calcext:value-type="date">
            <text:p>31/03/21</text:p>
          </table:table-cell>
          <table:table-cell table:formula="of:=[.E36]" office:value-type="float" office:value="8256.3" calcext:value-type="float">
            <text:p>8256.3</text:p>
          </table:table-cell>
          <table:table-cell table:formula="of:=[.N36]" office:value-type="float" office:value="7072.93" calcext:value-type="float">
            <text:p>7072.93</text:p>
          </table:table-cell>
          <table:table-cell table:formula="of:=[.W36]" office:value-type="float" office:value="5905.48" calcext:value-type="float">
            <text:p>5905.48</text:p>
          </table:table-cell>
          <table:table-cell/>
          <table:table-cell table:style-name="ce3" table:formula="of:=[.A99]" office:value-type="date" office:date-value="2021-03-31" calcext:value-type="date">
            <text:p>31/03/21</text:p>
          </table:table-cell>
          <table:table-cell table:formula="of:=[.H43]" office:value-type="float" office:value="15340" calcext:value-type="float">
            <text:p>15340</text:p>
          </table:table-cell>
          <table:table-cell table:formula="of:=[.Q43]" office:value-type="float" office:value="9630" calcext:value-type="float">
            <text:p>9630</text:p>
          </table:table-cell>
          <table:table-cell table:formula="of:=[.Z43]" office:value-type="float" office:value="4600" calcext:value-type="float">
            <text:p>46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7]" office:value-type="date" office:date-value="2021-04-01" calcext:value-type="date">
            <text:p>01/04/21</text:p>
          </table:table-cell>
          <table:table-cell table:formula="of:=[.B37]" office:value-type="float" office:value="201.200000000001" calcext:value-type="float">
            <text:p>201.200000000001</text:p>
          </table:table-cell>
          <table:table-cell table:formula="of:=[.K37]" office:value-type="float" office:value="164.5" calcext:value-type="float">
            <text:p>164.5</text:p>
          </table:table-cell>
          <table:table-cell table:formula="of:=[.T37]" office:value-type="float" office:value="128.900000000001" calcext:value-type="float">
            <text:p>128.900000000001</text:p>
          </table:table-cell>
          <table:table-cell/>
          <table:table-cell table:style-name="ce3" table:formula="of:=[.A100]" office:value-type="date" office:date-value="2021-04-01" calcext:value-type="date">
            <text:p>01/04/21</text:p>
          </table:table-cell>
          <table:table-cell table:formula="of:=[.E37]" office:value-type="float" office:value="8199.65" calcext:value-type="float">
            <text:p>8199.65</text:p>
          </table:table-cell>
          <table:table-cell table:formula="of:=[.N37]" office:value-type="float" office:value="6955.61" calcext:value-type="float">
            <text:p>6955.61</text:p>
          </table:table-cell>
          <table:table-cell table:formula="of:=[.W37]" office:value-type="float" office:value="5739.54" calcext:value-type="float">
            <text:p>5739.54</text:p>
          </table:table-cell>
          <table:table-cell/>
          <table:table-cell table:style-name="ce3" table:formula="of:=[.A100]" office:value-type="date" office:date-value="2021-04-01" calcext:value-type="date">
            <text:p>01/04/21</text:p>
          </table:table-cell>
          <table:table-cell table:formula="of:=[.H44]" office:value-type="float" office:value="15230.0000000002" calcext:value-type="float">
            <text:p>15230.0000000002</text:p>
          </table:table-cell>
          <table:table-cell table:formula="of:=[.Q44]" office:value-type="float" office:value="9400" calcext:value-type="float">
            <text:p>9400</text:p>
          </table:table-cell>
          <table:table-cell table:formula="of:=[.Z44]" office:value-type="float" office:value="4260.00000000023" calcext:value-type="float">
            <text:p>426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8]" office:value-type="date" office:date-value="2021-04-02" calcext:value-type="date">
            <text:p>02/04/21</text:p>
          </table:table-cell>
          <table:table-cell table:formula="of:=[.B38]" office:value-type="float" office:value="198.799999999999" calcext:value-type="float">
            <text:p>198.799999999999</text:p>
          </table:table-cell>
          <table:table-cell table:formula="of:=[.K38]" office:value-type="float" office:value="160.600000000002" calcext:value-type="float">
            <text:p>160.600000000002</text:p>
          </table:table-cell>
          <table:table-cell table:formula="of:=[.T38]" office:value-type="float" office:value="124" calcext:value-type="float">
            <text:p>124</text:p>
          </table:table-cell>
          <table:table-cell/>
          <table:table-cell table:style-name="ce3" table:formula="of:=[.A101]" office:value-type="date" office:date-value="2021-04-02" calcext:value-type="date">
            <text:p>02/04/21</text:p>
          </table:table-cell>
          <table:table-cell table:formula="of:=[.E38]" office:value-type="float" office:value="8139.4" calcext:value-type="float">
            <text:p>8139.4</text:p>
          </table:table-cell>
          <table:table-cell table:formula="of:=[.N38]" office:value-type="float" office:value="6838.85" calcext:value-type="float">
            <text:p>6838.85</text:p>
          </table:table-cell>
          <table:table-cell table:formula="of:=[.W38]" office:value-type="float" office:value="5575.32" calcext:value-type="float">
            <text:p>5575.32</text:p>
          </table:table-cell>
          <table:table-cell/>
          <table:table-cell table:style-name="ce3" table:formula="of:=[.A101]" office:value-type="date" office:date-value="2021-04-02" calcext:value-type="date">
            <text:p>02/04/21</text:p>
          </table:table-cell>
          <table:table-cell table:formula="of:=[.H45]" office:value-type="float" office:value="15129.9999999998" calcext:value-type="float">
            <text:p>15129.9999999998</text:p>
          </table:table-cell>
          <table:table-cell table:formula="of:=[.Q45]" office:value-type="float" office:value="9220" calcext:value-type="float">
            <text:p>9220</text:p>
          </table:table-cell>
          <table:table-cell table:formula="of:=[.Z45]" office:value-type="float" office:value="3949.99999999977" calcext:value-type="float">
            <text:p>394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39]" office:value-type="date" office:date-value="2021-04-03" calcext:value-type="date">
            <text:p>03/04/21</text:p>
          </table:table-cell>
          <table:table-cell table:formula="of:=[.B39]" office:value-type="float" office:value="196.5" calcext:value-type="float">
            <text:p>196.5</text:p>
          </table:table-cell>
          <table:table-cell table:formula="of:=[.K39]" office:value-type="float" office:value="156.899999999998" calcext:value-type="float">
            <text:p>156.899999999998</text:p>
          </table:table-cell>
          <table:table-cell table:formula="of:=[.T39]" office:value-type="float" office:value="119.200000000001" calcext:value-type="float">
            <text:p>119.200000000001</text:p>
          </table:table-cell>
          <table:table-cell/>
          <table:table-cell table:style-name="ce3" table:formula="of:=[.A102]" office:value-type="date" office:date-value="2021-04-03" calcext:value-type="date">
            <text:p>03/04/21</text:p>
          </table:table-cell>
          <table:table-cell table:formula="of:=[.E39]" office:value-type="float" office:value="8075.05" calcext:value-type="float">
            <text:p>8075.05</text:p>
          </table:table-cell>
          <table:table-cell table:formula="of:=[.N39]" office:value-type="float" office:value="6722.82" calcext:value-type="float">
            <text:p>6722.82</text:p>
          </table:table-cell>
          <table:table-cell table:formula="of:=[.W39]" office:value-type="float" office:value="5413.05" calcext:value-type="float">
            <text:p>5413.05</text:p>
          </table:table-cell>
          <table:table-cell/>
          <table:table-cell table:style-name="ce3" table:formula="of:=[.A102]" office:value-type="date" office:date-value="2021-04-03" calcext:value-type="date">
            <text:p>03/04/21</text:p>
          </table:table-cell>
          <table:table-cell table:formula="of:=[.H46]" office:value-type="float" office:value="15070" calcext:value-type="float">
            <text:p>15070</text:p>
          </table:table-cell>
          <table:table-cell table:formula="of:=[.Q46]" office:value-type="float" office:value="9080" calcext:value-type="float">
            <text:p>9080</text:p>
          </table:table-cell>
          <table:table-cell table:formula="of:=[.Z46]" office:value-type="float" office:value="3640.00000000023" calcext:value-type="float">
            <text:p>364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0]" office:value-type="date" office:date-value="2021-04-04" calcext:value-type="date">
            <text:p>04/04/21</text:p>
          </table:table-cell>
          <table:table-cell table:formula="of:=[.B40]" office:value-type="float" office:value="193.900000000001" calcext:value-type="float">
            <text:p>193.900000000001</text:p>
          </table:table-cell>
          <table:table-cell table:formula="of:=[.K40]" office:value-type="float" office:value="153.300000000003" calcext:value-type="float">
            <text:p>153.300000000003</text:p>
          </table:table-cell>
          <table:table-cell table:formula="of:=[.T40]" office:value-type="float" office:value="114.599999999999" calcext:value-type="float">
            <text:p>114.599999999999</text:p>
          </table:table-cell>
          <table:table-cell/>
          <table:table-cell table:style-name="ce3" table:formula="of:=[.A103]" office:value-type="date" office:date-value="2021-04-04" calcext:value-type="date">
            <text:p>04/04/21</text:p>
          </table:table-cell>
          <table:table-cell table:formula="of:=[.E40]" office:value-type="float" office:value="8010.27" calcext:value-type="float">
            <text:p>8010.27</text:p>
          </table:table-cell>
          <table:table-cell table:formula="of:=[.N40]" office:value-type="float" office:value="6610.03" calcext:value-type="float">
            <text:p>6610.03</text:p>
          </table:table-cell>
          <table:table-cell table:formula="of:=[.W40]" office:value-type="float" office:value="5253.57" calcext:value-type="float">
            <text:p>5253.57</text:p>
          </table:table-cell>
          <table:table-cell/>
          <table:table-cell table:style-name="ce3" table:formula="of:=[.A103]" office:value-type="date" office:date-value="2021-04-04" calcext:value-type="date">
            <text:p>04/04/21</text:p>
          </table:table-cell>
          <table:table-cell table:formula="of:=[.H47]" office:value-type="float" office:value="15020" calcext:value-type="float">
            <text:p>15020</text:p>
          </table:table-cell>
          <table:table-cell table:formula="of:=[.Q47]" office:value-type="float" office:value="8990.00000000023" calcext:value-type="float">
            <text:p>8990.00000000023</text:p>
          </table:table-cell>
          <table:table-cell table:formula="of:=[.Z47]" office:value-type="float" office:value="3369.99999999977" calcext:value-type="float">
            <text:p>336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1]" office:value-type="date" office:date-value="2021-04-05" calcext:value-type="date">
            <text:p>05/04/21</text:p>
          </table:table-cell>
          <table:table-cell table:formula="of:=[.B41]" office:value-type="float" office:value="191.5" calcext:value-type="float">
            <text:p>191.5</text:p>
          </table:table-cell>
          <table:table-cell table:formula="of:=[.K41]" office:value-type="float" office:value="149.799999999999" calcext:value-type="float">
            <text:p>149.799999999999</text:p>
          </table:table-cell>
          <table:table-cell table:formula="of:=[.T41]" office:value-type="float" office:value="110" calcext:value-type="float">
            <text:p>110</text:p>
          </table:table-cell>
          <table:table-cell/>
          <table:table-cell table:style-name="ce3" table:formula="of:=[.A104]" office:value-type="date" office:date-value="2021-04-05" calcext:value-type="date">
            <text:p>05/04/21</text:p>
          </table:table-cell>
          <table:table-cell table:formula="of:=[.E41]" office:value-type="float" office:value="7947.41" calcext:value-type="float">
            <text:p>7947.41</text:p>
          </table:table-cell>
          <table:table-cell table:formula="of:=[.N41]" office:value-type="float" office:value="6501.91" calcext:value-type="float">
            <text:p>6501.91</text:p>
          </table:table-cell>
          <table:table-cell table:formula="of:=[.W41]" office:value-type="float" office:value="5097.45" calcext:value-type="float">
            <text:p>5097.45</text:p>
          </table:table-cell>
          <table:table-cell/>
          <table:table-cell table:style-name="ce3" table:formula="of:=[.A104]" office:value-type="date" office:date-value="2021-04-05" calcext:value-type="date">
            <text:p>05/04/21</text:p>
          </table:table-cell>
          <table:table-cell table:formula="of:=[.H48]" office:value-type="float" office:value="15000" calcext:value-type="float">
            <text:p>15000</text:p>
          </table:table-cell>
          <table:table-cell table:formula="of:=[.Q48]" office:value-type="float" office:value="8960" calcext:value-type="float">
            <text:p>8960</text:p>
          </table:table-cell>
          <table:table-cell table:formula="of:=[.Z48]" office:value-type="float" office:value="3120" calcext:value-type="float">
            <text:p>31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2]" office:value-type="date" office:date-value="2021-04-06" calcext:value-type="date">
            <text:p>06/04/21</text:p>
          </table:table-cell>
          <table:table-cell table:formula="of:=[.B42]" office:value-type="float" office:value="189.199999999997" calcext:value-type="float">
            <text:p>189.199999999997</text:p>
          </table:table-cell>
          <table:table-cell table:formula="of:=[.K42]" office:value-type="float" office:value="146.599999999999" calcext:value-type="float">
            <text:p>146.599999999999</text:p>
          </table:table-cell>
          <table:table-cell table:formula="of:=[.T42]" office:value-type="float" office:value="105.700000000001" calcext:value-type="float">
            <text:p>105.700000000001</text:p>
          </table:table-cell>
          <table:table-cell/>
          <table:table-cell table:style-name="ce3" table:formula="of:=[.A105]" office:value-type="date" office:date-value="2021-04-06" calcext:value-type="date">
            <text:p>06/04/21</text:p>
          </table:table-cell>
          <table:table-cell table:formula="of:=[.E42]" office:value-type="float" office:value="7887.71" calcext:value-type="float">
            <text:p>7887.71</text:p>
          </table:table-cell>
          <table:table-cell table:formula="of:=[.N42]" office:value-type="float" office:value="6399.14" calcext:value-type="float">
            <text:p>6399.14</text:p>
          </table:table-cell>
          <table:table-cell table:formula="of:=[.W42]" office:value-type="float" office:value="4945.03" calcext:value-type="float">
            <text:p>4945.03</text:p>
          </table:table-cell>
          <table:table-cell/>
          <table:table-cell table:style-name="ce3" table:formula="of:=[.A105]" office:value-type="date" office:date-value="2021-04-06" calcext:value-type="date">
            <text:p>06/04/21</text:p>
          </table:table-cell>
          <table:table-cell table:formula="of:=[.H49]" office:value-type="float" office:value="14990" calcext:value-type="float">
            <text:p>14990</text:p>
          </table:table-cell>
          <table:table-cell table:formula="of:=[.Q49]" office:value-type="float" office:value="8950" calcext:value-type="float">
            <text:p>8950</text:p>
          </table:table-cell>
          <table:table-cell table:formula="of:=[.Z49]" office:value-type="float" office:value="2890" calcext:value-type="float">
            <text:p>289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3]" office:value-type="date" office:date-value="2021-04-07" calcext:value-type="date">
            <text:p>07/04/21</text:p>
          </table:table-cell>
          <table:table-cell table:formula="of:=[.B43]" office:value-type="float" office:value="187" calcext:value-type="float">
            <text:p>187</text:p>
          </table:table-cell>
          <table:table-cell table:formula="of:=[.K43]" office:value-type="float" office:value="143.5" calcext:value-type="float">
            <text:p>143.5</text:p>
          </table:table-cell>
          <table:table-cell table:formula="of:=[.T43]" office:value-type="float" office:value="101.5" calcext:value-type="float">
            <text:p>101.5</text:p>
          </table:table-cell>
          <table:table-cell/>
          <table:table-cell table:style-name="ce3" table:formula="of:=[.A106]" office:value-type="date" office:date-value="2021-04-07" calcext:value-type="date">
            <text:p>07/04/21</text:p>
          </table:table-cell>
          <table:table-cell table:formula="of:=[.E43]" office:value-type="float" office:value="7831.55" calcext:value-type="float">
            <text:p>7831.55</text:p>
          </table:table-cell>
          <table:table-cell table:formula="of:=[.N43]" office:value-type="float" office:value="6301.8" calcext:value-type="float">
            <text:p>6301.8</text:p>
          </table:table-cell>
          <table:table-cell table:formula="of:=[.W43]" office:value-type="float" office:value="4796.5" calcext:value-type="float">
            <text:p>4796.5</text:p>
          </table:table-cell>
          <table:table-cell/>
          <table:table-cell table:style-name="ce3" table:formula="of:=[.A106]" office:value-type="date" office:date-value="2021-04-07" calcext:value-type="date">
            <text:p>07/04/21</text:p>
          </table:table-cell>
          <table:table-cell table:formula="of:=[.H50]" office:value-type="float" office:value="15000.0000000002" calcext:value-type="float">
            <text:p>15000.0000000002</text:p>
          </table:table-cell>
          <table:table-cell table:formula="of:=[.Q50]" office:value-type="float" office:value="8949.99999999977" calcext:value-type="float">
            <text:p>8949.99999999977</text:p>
          </table:table-cell>
          <table:table-cell table:formula="of:=[.Z50]" office:value-type="float" office:value="2670" calcext:value-type="float">
            <text:p>267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4]" office:value-type="date" office:date-value="2021-04-08" calcext:value-type="date">
            <text:p>08/04/21</text:p>
          </table:table-cell>
          <table:table-cell table:formula="of:=[.B44]" office:value-type="float" office:value="185" calcext:value-type="float">
            <text:p>185</text:p>
          </table:table-cell>
          <table:table-cell table:formula="of:=[.K44]" office:value-type="float" office:value="140.799999999999" calcext:value-type="float">
            <text:p>140.799999999999</text:p>
          </table:table-cell>
          <table:table-cell table:formula="of:=[.T44]" office:value-type="float" office:value="97.5999999999985" calcext:value-type="float">
            <text:p>97.5999999999985</text:p>
          </table:table-cell>
          <table:table-cell/>
          <table:table-cell table:style-name="ce3" table:formula="of:=[.A107]" office:value-type="date" office:date-value="2021-04-08" calcext:value-type="date">
            <text:p>08/04/21</text:p>
          </table:table-cell>
          <table:table-cell table:formula="of:=[.E44]" office:value-type="float" office:value="7779.07" calcext:value-type="float">
            <text:p>7779.07</text:p>
          </table:table-cell>
          <table:table-cell table:formula="of:=[.N44]" office:value-type="float" office:value="6209.84" calcext:value-type="float">
            <text:p>6209.84</text:p>
          </table:table-cell>
          <table:table-cell table:formula="of:=[.W44]" office:value-type="float" office:value="4651.95" calcext:value-type="float">
            <text:p>4651.95</text:p>
          </table:table-cell>
          <table:table-cell/>
          <table:table-cell table:style-name="ce3" table:formula="of:=[.A107]" office:value-type="date" office:date-value="2021-04-08" calcext:value-type="date">
            <text:p>08/04/21</text:p>
          </table:table-cell>
          <table:table-cell table:formula="of:=[.H51]" office:value-type="float" office:value="14999.9999999998" calcext:value-type="float">
            <text:p>14999.9999999998</text:p>
          </table:table-cell>
          <table:table-cell table:formula="of:=[.Q51]" office:value-type="float" office:value="8960" calcext:value-type="float">
            <text:p>8960</text:p>
          </table:table-cell>
          <table:table-cell table:formula="of:=[.Z51]" office:value-type="float" office:value="2460.00000000023" calcext:value-type="float">
            <text:p>246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5]" office:value-type="date" office:date-value="2021-04-09" calcext:value-type="date">
            <text:p>09/04/21</text:p>
          </table:table-cell>
          <table:table-cell table:formula="of:=[.B45]" office:value-type="float" office:value="183.100000000002" calcext:value-type="float">
            <text:p>183.100000000002</text:p>
          </table:table-cell>
          <table:table-cell table:formula="of:=[.K45]" office:value-type="float" office:value="138.300000000003" calcext:value-type="float">
            <text:p>138.300000000003</text:p>
          </table:table-cell>
          <table:table-cell table:formula="of:=[.T45]" office:value-type="float" office:value="93.7000000000007" calcext:value-type="float">
            <text:p>93.7000000000007</text:p>
          </table:table-cell>
          <table:table-cell/>
          <table:table-cell table:style-name="ce3" table:formula="of:=[.A108]" office:value-type="date" office:date-value="2021-04-09" calcext:value-type="date">
            <text:p>09/04/21</text:p>
          </table:table-cell>
          <table:table-cell table:formula="of:=[.E45]" office:value-type="float" office:value="7730.26" calcext:value-type="float">
            <text:p>7730.26</text:p>
          </table:table-cell>
          <table:table-cell table:formula="of:=[.N45]" office:value-type="float" office:value="6123.12" calcext:value-type="float">
            <text:p>6123.12</text:p>
          </table:table-cell>
          <table:table-cell table:formula="of:=[.W45]" office:value-type="float" office:value="4511.41" calcext:value-type="float">
            <text:p>4511.41</text:p>
          </table:table-cell>
          <table:table-cell/>
          <table:table-cell table:style-name="ce3" table:formula="of:=[.A108]" office:value-type="date" office:date-value="2021-04-09" calcext:value-type="date">
            <text:p>09/04/21</text:p>
          </table:table-cell>
          <table:table-cell table:formula="of:=[.H52]" office:value-type="float" office:value="15000" calcext:value-type="float">
            <text:p>15000</text:p>
          </table:table-cell>
          <table:table-cell table:formula="of:=[.Q52]" office:value-type="float" office:value="8980" calcext:value-type="float">
            <text:p>8980</text:p>
          </table:table-cell>
          <table:table-cell table:formula="of:=[.Z52]" office:value-type="float" office:value="2289.99999999977" calcext:value-type="float">
            <text:p>228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6]" office:value-type="date" office:date-value="2021-04-10" calcext:value-type="date">
            <text:p>10/04/21</text:p>
          </table:table-cell>
          <table:table-cell table:formula="of:=[.B46]" office:value-type="float" office:value="181.399999999998" calcext:value-type="float">
            <text:p>181.399999999998</text:p>
          </table:table-cell>
          <table:table-cell table:formula="of:=[.K46]" office:value-type="float" office:value="135.799999999999" calcext:value-type="float">
            <text:p>135.799999999999</text:p>
          </table:table-cell>
          <table:table-cell table:formula="of:=[.T46]" office:value-type="float" office:value="90.2000000000007" calcext:value-type="float">
            <text:p>90.2000000000007</text:p>
          </table:table-cell>
          <table:table-cell/>
          <table:table-cell table:style-name="ce3" table:formula="of:=[.A109]" office:value-type="date" office:date-value="2021-04-10" calcext:value-type="date">
            <text:p>10/04/21</text:p>
          </table:table-cell>
          <table:table-cell table:formula="of:=[.E46]" office:value-type="float" office:value="7685.01" calcext:value-type="float">
            <text:p>7685.01</text:p>
          </table:table-cell>
          <table:table-cell table:formula="of:=[.N46]" office:value-type="float" office:value="6041.44" calcext:value-type="float">
            <text:p>6041.44</text:p>
          </table:table-cell>
          <table:table-cell table:formula="of:=[.W46]" office:value-type="float" office:value="4374.88" calcext:value-type="float">
            <text:p>4374.88</text:p>
          </table:table-cell>
          <table:table-cell/>
          <table:table-cell table:style-name="ce3" table:formula="of:=[.A109]" office:value-type="date" office:date-value="2021-04-10" calcext:value-type="date">
            <text:p>10/04/21</text:p>
          </table:table-cell>
          <table:table-cell table:formula="of:=[.H53]" office:value-type="float" office:value="15000" calcext:value-type="float">
            <text:p>15000</text:p>
          </table:table-cell>
          <table:table-cell table:formula="of:=[.Q53]" office:value-type="float" office:value="9010" calcext:value-type="float">
            <text:p>9010</text:p>
          </table:table-cell>
          <table:table-cell table:formula="of:=[.Z53]" office:value-type="float" office:value="2110.00000000023" calcext:value-type="float">
            <text:p>211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7]" office:value-type="date" office:date-value="2021-04-11" calcext:value-type="date">
            <text:p>11/04/21</text:p>
          </table:table-cell>
          <table:table-cell table:formula="of:=[.B47]" office:value-type="float" office:value="179.700000000001" calcext:value-type="float">
            <text:p>179.700000000001</text:p>
          </table:table-cell>
          <table:table-cell table:formula="of:=[.K47]" office:value-type="float" office:value="133.700000000001" calcext:value-type="float">
            <text:p>133.700000000001</text:p>
          </table:table-cell>
          <table:table-cell table:formula="of:=[.T47]" office:value-type="float" office:value="86.7000000000007" calcext:value-type="float">
            <text:p>86.7000000000007</text:p>
          </table:table-cell>
          <table:table-cell/>
          <table:table-cell table:style-name="ce3" table:formula="of:=[.A110]" office:value-type="date" office:date-value="2021-04-11" calcext:value-type="date">
            <text:p>11/04/21</text:p>
          </table:table-cell>
          <table:table-cell table:formula="of:=[.E47]" office:value-type="float" office:value="7643.11" calcext:value-type="float">
            <text:p>7643.11</text:p>
          </table:table-cell>
          <table:table-cell table:formula="of:=[.N47]" office:value-type="float" office:value="5964.57" calcext:value-type="float">
            <text:p>5964.57</text:p>
          </table:table-cell>
          <table:table-cell table:formula="of:=[.W47]" office:value-type="float" office:value="4242.32" calcext:value-type="float">
            <text:p>4242.32</text:p>
          </table:table-cell>
          <table:table-cell/>
          <table:table-cell table:style-name="ce3" table:formula="of:=[.A110]" office:value-type="date" office:date-value="2021-04-11" calcext:value-type="date">
            <text:p>11/04/21</text:p>
          </table:table-cell>
          <table:table-cell table:formula="of:=[.H54]" office:value-type="float" office:value="14990" calcext:value-type="float">
            <text:p>14990</text:p>
          </table:table-cell>
          <table:table-cell table:formula="of:=[.Q54]" office:value-type="float" office:value="9020" calcext:value-type="float">
            <text:p>9020</text:p>
          </table:table-cell>
          <table:table-cell table:formula="of:=[.Z54]" office:value-type="float" office:value="1949.99999999977" calcext:value-type="float">
            <text:p>194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8]" office:value-type="date" office:date-value="2021-04-12" calcext:value-type="date">
            <text:p>12/04/21</text:p>
          </table:table-cell>
          <table:table-cell table:formula="of:=[.B48]" office:value-type="float" office:value="178.299999999999" calcext:value-type="float">
            <text:p>178.299999999999</text:p>
          </table:table-cell>
          <table:table-cell table:formula="of:=[.K48]" office:value-type="float" office:value="131.699999999997" calcext:value-type="float">
            <text:p>131.699999999997</text:p>
          </table:table-cell>
          <table:table-cell table:formula="of:=[.T48]" office:value-type="float" office:value="83.3999999999978" calcext:value-type="float">
            <text:p>83.3999999999978</text:p>
          </table:table-cell>
          <table:table-cell/>
          <table:table-cell table:style-name="ce3" table:formula="of:=[.A111]" office:value-type="date" office:date-value="2021-04-12" calcext:value-type="date">
            <text:p>12/04/21</text:p>
          </table:table-cell>
          <table:table-cell table:formula="of:=[.E48]" office:value-type="float" office:value="7604.33" calcext:value-type="float">
            <text:p>7604.33</text:p>
          </table:table-cell>
          <table:table-cell table:formula="of:=[.N48]" office:value-type="float" office:value="5892.26" calcext:value-type="float">
            <text:p>5892.26</text:p>
          </table:table-cell>
          <table:table-cell table:formula="of:=[.W48]" office:value-type="float" office:value="4113.65" calcext:value-type="float">
            <text:p>4113.65</text:p>
          </table:table-cell>
          <table:table-cell/>
          <table:table-cell table:style-name="ce3" table:formula="of:=[.A111]" office:value-type="date" office:date-value="2021-04-12" calcext:value-type="date">
            <text:p>12/04/21</text:p>
          </table:table-cell>
          <table:table-cell table:formula="of:=[.H55]" office:value-type="float" office:value="14990.0000000002" calcext:value-type="float">
            <text:p>14990.0000000002</text:p>
          </table:table-cell>
          <table:table-cell table:formula="of:=[.Q55]" office:value-type="float" office:value="9050" calcext:value-type="float">
            <text:p>9050</text:p>
          </table:table-cell>
          <table:table-cell table:formula="of:=[.Z55]"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49]" office:value-type="date" office:date-value="2021-04-13" calcext:value-type="date">
            <text:p>13/04/21</text:p>
          </table:table-cell>
          <table:table-cell table:formula="of:=[.B49]" office:value-type="float" office:value="176.800000000003" calcext:value-type="float">
            <text:p>176.800000000003</text:p>
          </table:table-cell>
          <table:table-cell table:formula="of:=[.K49]" office:value-type="float" office:value="129.700000000001" calcext:value-type="float">
            <text:p>129.700000000001</text:p>
          </table:table-cell>
          <table:table-cell table:formula="of:=[.T49]" office:value-type="float" office:value="80.2000000000007" calcext:value-type="float">
            <text:p>80.2000000000007</text:p>
          </table:table-cell>
          <table:table-cell/>
          <table:table-cell table:style-name="ce3" table:formula="of:=[.A112]" office:value-type="date" office:date-value="2021-04-13" calcext:value-type="date">
            <text:p>13/04/21</text:p>
          </table:table-cell>
          <table:table-cell table:formula="of:=[.E49]" office:value-type="float" office:value="7568.42" calcext:value-type="float">
            <text:p>7568.42</text:p>
          </table:table-cell>
          <table:table-cell table:formula="of:=[.N49]" office:value-type="float" office:value="5824.24" calcext:value-type="float">
            <text:p>5824.24</text:p>
          </table:table-cell>
          <table:table-cell table:formula="of:=[.W49]" office:value-type="float" office:value="3988.81" calcext:value-type="float">
            <text:p>3988.81</text:p>
          </table:table-cell>
          <table:table-cell/>
          <table:table-cell table:style-name="ce3" table:formula="of:=[.A112]" office:value-type="date" office:date-value="2021-04-13" calcext:value-type="date">
            <text:p>13/04/21</text:p>
          </table:table-cell>
          <table:table-cell table:formula="of:=[.H56]" office:value-type="float" office:value="14969.9999999998" calcext:value-type="float">
            <text:p>14969.9999999998</text:p>
          </table:table-cell>
          <table:table-cell table:formula="of:=[.Q56]" office:value-type="float" office:value="9060.00000000023" calcext:value-type="float">
            <text:p>9060.00000000023</text:p>
          </table:table-cell>
          <table:table-cell table:formula="of:=[.Z56]" office:value-type="float" office:value="1670.00000000023" calcext:value-type="float">
            <text:p>1670.0000000002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0]" office:value-type="date" office:date-value="2021-04-14" calcext:value-type="date">
            <text:p>14/04/21</text:p>
          </table:table-cell>
          <table:table-cell table:formula="of:=[.B50]" office:value-type="float" office:value="175.5" calcext:value-type="float">
            <text:p>175.5</text:p>
          </table:table-cell>
          <table:table-cell table:formula="of:=[.K50]" office:value-type="float" office:value="128" calcext:value-type="float">
            <text:p>128</text:p>
          </table:table-cell>
          <table:table-cell table:formula="of:=[.T50]" office:value-type="float" office:value="77.2000000000007" calcext:value-type="float">
            <text:p>77.2000000000007</text:p>
          </table:table-cell>
          <table:table-cell/>
          <table:table-cell table:style-name="ce3" table:formula="of:=[.A113]" office:value-type="date" office:date-value="2021-04-14" calcext:value-type="date">
            <text:p>14/04/21</text:p>
          </table:table-cell>
          <table:table-cell table:formula="of:=[.E50]" office:value-type="float" office:value="7534.82" calcext:value-type="float">
            <text:p>7534.82</text:p>
          </table:table-cell>
          <table:table-cell table:formula="of:=[.N50]" office:value-type="float" office:value="5760.08" calcext:value-type="float">
            <text:p>5760.08</text:p>
          </table:table-cell>
          <table:table-cell table:formula="of:=[.W50]" office:value-type="float" office:value="3867.68" calcext:value-type="float">
            <text:p>3867.68</text:p>
          </table:table-cell>
          <table:table-cell/>
          <table:table-cell table:style-name="ce3" table:formula="of:=[.A113]" office:value-type="date" office:date-value="2021-04-14" calcext:value-type="date">
            <text:p>14/04/21</text:p>
          </table:table-cell>
          <table:table-cell table:formula="of:=[.H57]" office:value-type="float" office:value="14960" calcext:value-type="float">
            <text:p>14960</text:p>
          </table:table-cell>
          <table:table-cell table:formula="of:=[.Q57]" office:value-type="float" office:value="9079.99999999977" calcext:value-type="float">
            <text:p>9079.99999999977</text:p>
          </table:table-cell>
          <table:table-cell table:formula="of:=[.Z57]" office:value-type="float" office:value="1539.99999999977" calcext:value-type="float">
            <text:p>1539.9999999997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1]" office:value-type="date" office:date-value="2021-04-15" calcext:value-type="date">
            <text:p>15/04/21</text:p>
          </table:table-cell>
          <table:table-cell table:formula="of:=[.B51]" office:value-type="float" office:value="174.299999999999" calcext:value-type="float">
            <text:p>174.299999999999</text:p>
          </table:table-cell>
          <table:table-cell table:formula="of:=[.K51]" office:value-type="float" office:value="126.400000000001" calcext:value-type="float">
            <text:p>126.400000000001</text:p>
          </table:table-cell>
          <table:table-cell table:formula="of:=[.T51]" office:value-type="float" office:value="74.3999999999978" calcext:value-type="float">
            <text:p>74.3999999999978</text:p>
          </table:table-cell>
          <table:table-cell/>
          <table:table-cell table:style-name="ce3" table:formula="of:=[.A114]" office:value-type="date" office:date-value="2021-04-15" calcext:value-type="date">
            <text:p>15/04/21</text:p>
          </table:table-cell>
          <table:table-cell table:formula="of:=[.E51]" office:value-type="float" office:value="7503.12" calcext:value-type="float">
            <text:p>7503.12</text:p>
          </table:table-cell>
          <table:table-cell table:formula="of:=[.N51]" office:value-type="float" office:value="5699.43" calcext:value-type="float">
            <text:p>5699.43</text:p>
          </table:table-cell>
          <table:table-cell table:formula="of:=[.W51]" office:value-type="float" office:value="3750.18" calcext:value-type="float">
            <text:p>3750.18</text:p>
          </table:table-cell>
          <table:table-cell/>
          <table:table-cell table:style-name="ce3" table:formula="of:=[.A114]" office:value-type="date" office:date-value="2021-04-15" calcext:value-type="date">
            <text:p>15/04/21</text:p>
          </table:table-cell>
          <table:table-cell table:formula="of:=[.H58]" office:value-type="float" office:value="14930" calcext:value-type="float">
            <text:p>14930</text:p>
          </table:table-cell>
          <table:table-cell table:formula="of:=[.Q58]" office:value-type="float" office:value="9100.00000000023" calcext:value-type="float">
            <text:p>9100.00000000023</text:p>
          </table:table-cell>
          <table:table-cell table:formula="of:=[.Z58]" office:value-type="float" office:value="1430" calcext:value-type="float">
            <text:p>143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2]" office:value-type="date" office:date-value="2021-04-16" calcext:value-type="date">
            <text:p>16/04/21</text:p>
          </table:table-cell>
          <table:table-cell table:formula="of:=[.B52]" office:value-type="float" office:value="173.099999999999" calcext:value-type="float">
            <text:p>173.099999999999</text:p>
          </table:table-cell>
          <table:table-cell table:formula="of:=[.K52]" office:value-type="float" office:value="124.899999999998" calcext:value-type="float">
            <text:p>124.899999999998</text:p>
          </table:table-cell>
          <table:table-cell table:formula="of:=[.T52]" office:value-type="float" office:value="71.6000000000022" calcext:value-type="float">
            <text:p>71.6000000000022</text:p>
          </table:table-cell>
          <table:table-cell/>
          <table:table-cell table:style-name="ce3" table:formula="of:=[.A115]" office:value-type="date" office:date-value="2021-04-16" calcext:value-type="date">
            <text:p>16/04/21</text:p>
          </table:table-cell>
          <table:table-cell table:formula="of:=[.E52]" office:value-type="float" office:value="7473.13" calcext:value-type="float">
            <text:p>7473.13</text:p>
          </table:table-cell>
          <table:table-cell table:formula="of:=[.N52]" office:value-type="float" office:value="5642.08" calcext:value-type="float">
            <text:p>5642.08</text:p>
          </table:table-cell>
          <table:table-cell table:formula="of:=[.W52]" office:value-type="float" office:value="3636.2" calcext:value-type="float">
            <text:p>3636.2</text:p>
          </table:table-cell>
          <table:table-cell/>
          <table:table-cell table:style-name="ce3" table:formula="of:=[.A115]" office:value-type="date" office:date-value="2021-04-16" calcext:value-type="date">
            <text:p>16/04/21</text:p>
          </table:table-cell>
          <table:table-cell table:formula="of:=[.H59]" office:value-type="float" office:value="14910" calcext:value-type="float">
            <text:p>14910</text:p>
          </table:table-cell>
          <table:table-cell table:formula="of:=[.Q59]" office:value-type="float" office:value="9109.99999999977" calcext:value-type="float">
            <text:p>9109.99999999977</text:p>
          </table:table-cell>
          <table:table-cell table:formula="of:=[.Z59]" office:value-type="float" office:value="1320" calcext:value-type="float">
            <text:p>13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3]" office:value-type="date" office:date-value="2021-04-17" calcext:value-type="date">
            <text:p>17/04/21</text:p>
          </table:table-cell>
          <table:table-cell table:formula="of:=[.B53]" office:value-type="float" office:value="171.900000000001" calcext:value-type="float">
            <text:p>171.900000000001</text:p>
          </table:table-cell>
          <table:table-cell table:formula="of:=[.K53]" office:value-type="float" office:value="123.400000000001" calcext:value-type="float">
            <text:p>123.400000000001</text:p>
          </table:table-cell>
          <table:table-cell table:formula="of:=[.T53]" office:value-type="float" office:value="68.8999999999978" calcext:value-type="float">
            <text:p>68.8999999999978</text:p>
          </table:table-cell>
          <table:table-cell/>
          <table:table-cell table:style-name="ce3" table:formula="of:=[.A116]" office:value-type="date" office:date-value="2021-04-17" calcext:value-type="date">
            <text:p>17/04/21</text:p>
          </table:table-cell>
          <table:table-cell table:formula="of:=[.E53]" office:value-type="float" office:value="7444.75" calcext:value-type="float">
            <text:p>7444.75</text:p>
          </table:table-cell>
          <table:table-cell table:formula="of:=[.N53]" office:value-type="float" office:value="5587.9" calcext:value-type="float">
            <text:p>5587.9</text:p>
          </table:table-cell>
          <table:table-cell table:formula="of:=[.W53]" office:value-type="float" office:value="3525.66" calcext:value-type="float">
            <text:p>3525.66</text:p>
          </table:table-cell>
          <table:table-cell/>
          <table:table-cell table:style-name="ce3" table:formula="of:=[.A116]" office:value-type="date" office:date-value="2021-04-17" calcext:value-type="date">
            <text:p>17/04/21</text:p>
          </table:table-cell>
          <table:table-cell table:formula="of:=[.H60]" office:value-type="float" office:value="14870.0000000002" calcext:value-type="float">
            <text:p>14870.0000000002</text:p>
          </table:table-cell>
          <table:table-cell table:formula="of:=[.Q60]" office:value-type="float" office:value="9120.00000000023" calcext:value-type="float">
            <text:p>9120.00000000023</text:p>
          </table:table-cell>
          <table:table-cell table:formula="of:=[.Z60]" office:value-type="float" office:value="1220" calcext:value-type="float">
            <text:p>12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4]" office:value-type="date" office:date-value="2021-04-18" calcext:value-type="date">
            <text:p>18/04/21</text:p>
          </table:table-cell>
          <table:table-cell table:formula="of:=[.B54]" office:value-type="float" office:value="170.899999999998" calcext:value-type="float">
            <text:p>170.899999999998</text:p>
          </table:table-cell>
          <table:table-cell table:formula="of:=[.K54]" office:value-type="float" office:value="122.200000000001" calcext:value-type="float">
            <text:p>122.200000000001</text:p>
          </table:table-cell>
          <table:table-cell table:formula="of:=[.T54]" office:value-type="float" office:value="66.5" calcext:value-type="float">
            <text:p>66.5</text:p>
          </table:table-cell>
          <table:table-cell/>
          <table:table-cell table:style-name="ce3" table:formula="of:=[.A117]" office:value-type="date" office:date-value="2021-04-18" calcext:value-type="date">
            <text:p>18/04/21</text:p>
          </table:table-cell>
          <table:table-cell table:formula="of:=[.E54]" office:value-type="float" office:value="7417.65" calcext:value-type="float">
            <text:p>7417.65</text:p>
          </table:table-cell>
          <table:table-cell table:formula="of:=[.N54]" office:value-type="float" office:value="5536.6" calcext:value-type="float">
            <text:p>5536.6</text:p>
          </table:table-cell>
          <table:table-cell table:formula="of:=[.W54]" office:value-type="float" office:value="3418.47" calcext:value-type="float">
            <text:p>3418.47</text:p>
          </table:table-cell>
          <table:table-cell/>
          <table:table-cell table:style-name="ce3" table:formula="of:=[.A117]" office:value-type="date" office:date-value="2021-04-18" calcext:value-type="date">
            <text:p>18/04/21</text:p>
          </table:table-cell>
          <table:table-cell table:formula="of:=[.H61]" office:value-type="float" office:value="14840" calcext:value-type="float">
            <text:p>14840</text:p>
          </table:table-cell>
          <table:table-cell table:formula="of:=[.Q61]" office:value-type="float" office:value="9140" calcext:value-type="float">
            <text:p>9140</text:p>
          </table:table-cell>
          <table:table-cell table:formula="of:=[.Z61]" office:value-type="float" office:value="1120" calcext:value-type="float">
            <text:p>11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5]" office:value-type="date" office:date-value="2021-04-19" calcext:value-type="date">
            <text:p>19/04/21</text:p>
          </table:table-cell>
          <table:table-cell table:formula="of:=[.B55]" office:value-type="float" office:value="169.800000000003" calcext:value-type="float">
            <text:p>169.800000000003</text:p>
          </table:table-cell>
          <table:table-cell table:formula="of:=[.K55]" office:value-type="float" office:value="120.799999999999" calcext:value-type="float">
            <text:p>120.799999999999</text:p>
          </table:table-cell>
          <table:table-cell table:formula="of:=[.T55]" office:value-type="float" office:value="64.1000000000022" calcext:value-type="float">
            <text:p>64.1000000000022</text:p>
          </table:table-cell>
          <table:table-cell/>
          <table:table-cell table:style-name="ce3" table:formula="of:=[.A118]" office:value-type="date" office:date-value="2021-04-19" calcext:value-type="date">
            <text:p>19/04/21</text:p>
          </table:table-cell>
          <table:table-cell table:formula="of:=[.E55]" office:value-type="float" office:value="7391.55" calcext:value-type="float">
            <text:p>7391.55</text:p>
          </table:table-cell>
          <table:table-cell table:formula="of:=[.N55]" office:value-type="float" office:value="5487.92" calcext:value-type="float">
            <text:p>5487.92</text:p>
          </table:table-cell>
          <table:table-cell table:formula="of:=[.W55]" office:value-type="float" office:value="3314.62" calcext:value-type="float">
            <text:p>3314.62</text:p>
          </table:table-cell>
          <table:table-cell/>
          <table:table-cell table:style-name="ce3" table:formula="of:=[.A118]" office:value-type="date" office:date-value="2021-04-19" calcext:value-type="date">
            <text:p>19/04/21</text:p>
          </table:table-cell>
          <table:table-cell table:formula="of:=[.H62]" office:value-type="float" office:value="14809.9999999998" calcext:value-type="float">
            <text:p>14809.9999999998</text:p>
          </table:table-cell>
          <table:table-cell table:formula="of:=[.Q62]" office:value-type="float" office:value="9149.99999999977" calcext:value-type="float">
            <text:p>9149.99999999977</text:p>
          </table:table-cell>
          <table:table-cell table:formula="of:=[.Z62]" office:value-type="float" office:value="1050" calcext:value-type="float">
            <text:p>105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6]" office:value-type="date" office:date-value="2021-04-20" calcext:value-type="date">
            <text:p>20/04/21</text:p>
          </table:table-cell>
          <table:table-cell table:formula="of:=[.B56]" office:value-type="float" office:value="168.899999999998" calcext:value-type="float">
            <text:p>168.899999999998</text:p>
          </table:table-cell>
          <table:table-cell table:formula="of:=[.K56]" office:value-type="float" office:value="119.700000000001" calcext:value-type="float">
            <text:p>119.700000000001</text:p>
          </table:table-cell>
          <table:table-cell table:formula="of:=[.T56]" office:value-type="float" office:value="61.7999999999993" calcext:value-type="float">
            <text:p>61.7999999999993</text:p>
          </table:table-cell>
          <table:table-cell/>
          <table:table-cell table:style-name="ce3" table:formula="of:=[.A119]" office:value-type="date" office:date-value="2021-04-20" calcext:value-type="date">
            <text:p>20/04/21</text:p>
          </table:table-cell>
          <table:table-cell table:formula="of:=[.E56]" office:value-type="float" office:value="7366.29" calcext:value-type="float">
            <text:p>7366.29</text:p>
          </table:table-cell>
          <table:table-cell table:formula="of:=[.N56]" office:value-type="float" office:value="5441.69" calcext:value-type="float">
            <text:p>5441.69</text:p>
          </table:table-cell>
          <table:table-cell table:formula="of:=[.W56]" office:value-type="float" office:value="3214.12" calcext:value-type="float">
            <text:p>3214.12</text:p>
          </table:table-cell>
          <table:table-cell/>
          <table:table-cell table:style-name="ce3" table:formula="of:=[.A119]" office:value-type="date" office:date-value="2021-04-20" calcext:value-type="date">
            <text:p>20/04/21</text:p>
          </table:table-cell>
          <table:table-cell table:formula="of:=[.H63]" office:value-type="float" office:value="14759.9999999998" calcext:value-type="float">
            <text:p>14759.9999999998</text:p>
          </table:table-cell>
          <table:table-cell table:formula="of:=[.Q63]" office:value-type="float" office:value="9160.00000000023" calcext:value-type="float">
            <text:p>9160.00000000023</text:p>
          </table:table-cell>
          <table:table-cell table:formula="of:=[.Z63]" office:value-type="float" office:value="970" calcext:value-type="float">
            <text:p>97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7]" office:value-type="date" office:date-value="2021-04-21" calcext:value-type="date">
            <text:p>21/04/21</text:p>
          </table:table-cell>
          <table:table-cell table:formula="of:=[.B57]" office:value-type="float" office:value="167.799999999999" calcext:value-type="float">
            <text:p>167.799999999999</text:p>
          </table:table-cell>
          <table:table-cell table:formula="of:=[.K57]" office:value-type="float" office:value="118.599999999999" calcext:value-type="float">
            <text:p>118.599999999999</text:p>
          </table:table-cell>
          <table:table-cell table:formula="of:=[.T57]" office:value-type="float" office:value="59.5999999999985" calcext:value-type="float">
            <text:p>59.5999999999985</text:p>
          </table:table-cell>
          <table:table-cell/>
          <table:table-cell table:style-name="ce3" table:formula="of:=[.A120]" office:value-type="date" office:date-value="2021-04-21" calcext:value-type="date">
            <text:p>21/04/21</text:p>
          </table:table-cell>
          <table:table-cell table:formula="of:=[.E57]" office:value-type="float" office:value="7341.42" calcext:value-type="float">
            <text:p>7341.42</text:p>
          </table:table-cell>
          <table:table-cell table:formula="of:=[.N57]" office:value-type="float" office:value="5397.56" calcext:value-type="float">
            <text:p>5397.56</text:p>
          </table:table-cell>
          <table:table-cell table:formula="of:=[.W57]" office:value-type="float" office:value="3116.99" calcext:value-type="float">
            <text:p>3116.99</text:p>
          </table:table-cell>
          <table:table-cell/>
          <table:table-cell table:style-name="ce3" table:formula="of:=[.A120]" office:value-type="date" office:date-value="2021-04-21" calcext:value-type="date">
            <text:p>21/04/21</text:p>
          </table:table-cell>
          <table:table-cell table:formula="of:=[.H64]" office:value-type="float" office:value="14710" calcext:value-type="float">
            <text:p>14710</text:p>
          </table:table-cell>
          <table:table-cell table:formula="of:=[.Q64]" office:value-type="float" office:value="9160" calcext:value-type="float">
            <text:p>9160</text:p>
          </table:table-cell>
          <table:table-cell table:formula="of:=[.Z64]" office:value-type="float" office:value="910.000000000233" calcext:value-type="float">
            <text:p>910.000000000233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8]" office:value-type="date" office:date-value="2021-04-22" calcext:value-type="date">
            <text:p>22/04/21</text:p>
          </table:table-cell>
          <table:table-cell table:formula="of:=[.B58]" office:value-type="float" office:value="166.900000000001" calcext:value-type="float">
            <text:p>166.900000000001</text:p>
          </table:table-cell>
          <table:table-cell table:formula="of:=[.K58]" office:value-type="float" office:value="117.600000000002" calcext:value-type="float">
            <text:p>117.600000000002</text:p>
          </table:table-cell>
          <table:table-cell table:formula="of:=[.T58]" office:value-type="float" office:value="57.6000000000022" calcext:value-type="float">
            <text:p>57.6000000000022</text:p>
          </table:table-cell>
          <table:table-cell/>
          <table:table-cell table:style-name="ce3" table:formula="of:=[.A121]" office:value-type="date" office:date-value="2021-04-22" calcext:value-type="date">
            <text:p>22/04/21</text:p>
          </table:table-cell>
          <table:table-cell table:formula="of:=[.E58]" office:value-type="float" office:value="7316.62" calcext:value-type="float">
            <text:p>7316.62</text:p>
          </table:table-cell>
          <table:table-cell table:formula="of:=[.N58]" office:value-type="float" office:value="5355.25" calcext:value-type="float">
            <text:p>5355.25</text:p>
          </table:table-cell>
          <table:table-cell table:formula="of:=[.W58]" office:value-type="float" office:value="3023.23" calcext:value-type="float">
            <text:p>3023.23</text:p>
          </table:table-cell>
          <table:table-cell/>
          <table:table-cell table:style-name="ce3" table:formula="of:=[.A121]" office:value-type="date" office:date-value="2021-04-22" calcext:value-type="date">
            <text:p>22/04/21</text:p>
          </table:table-cell>
          <table:table-cell table:formula="of:=[.H65]" office:value-type="float" office:value="14660.0000000002" calcext:value-type="float">
            <text:p>14660.0000000002</text:p>
          </table:table-cell>
          <table:table-cell table:formula="of:=[.Q65]" office:value-type="float" office:value="9170" calcext:value-type="float">
            <text:p>9170</text:p>
          </table:table-cell>
          <table:table-cell table:formula="of:=[.Z65]" office:value-type="float" office:value="859.999999999767" calcext:value-type="float">
            <text:p>859.999999999767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59]" office:value-type="date" office:date-value="2021-04-23" calcext:value-type="date">
            <text:p>23/04/21</text:p>
          </table:table-cell>
          <table:table-cell table:formula="of:=[.B59]" office:value-type="float" office:value="165.900000000001" calcext:value-type="float">
            <text:p>165.900000000001</text:p>
          </table:table-cell>
          <table:table-cell table:formula="of:=[.K59]" office:value-type="float" office:value="116.5" calcext:value-type="float">
            <text:p>116.5</text:p>
          </table:table-cell>
          <table:table-cell table:formula="of:=[.T59]" office:value-type="float" office:value="55.5999999999986" calcext:value-type="float">
            <text:p>55.5999999999986</text:p>
          </table:table-cell>
          <table:table-cell/>
          <table:table-cell table:style-name="ce3" table:formula="of:=[.A122]" office:value-type="date" office:date-value="2021-04-23" calcext:value-type="date">
            <text:p>23/04/21</text:p>
          </table:table-cell>
          <table:table-cell table:formula="of:=[.E59]" office:value-type="float" office:value="7291.69" calcext:value-type="float">
            <text:p>7291.69</text:p>
          </table:table-cell>
          <table:table-cell table:formula="of:=[.N59]" office:value-type="float" office:value="5314.58" calcext:value-type="float">
            <text:p>5314.58</text:p>
          </table:table-cell>
          <table:table-cell table:formula="of:=[.W59]" office:value-type="float" office:value="2932.8" calcext:value-type="float">
            <text:p>2932.8</text:p>
          </table:table-cell>
          <table:table-cell/>
          <table:table-cell table:style-name="ce3" table:formula="of:=[.A122]" office:value-type="date" office:date-value="2021-04-23" calcext:value-type="date">
            <text:p>23/04/21</text:p>
          </table:table-cell>
          <table:table-cell table:formula="of:=[.H66]" office:value-type="float" office:value="14600" calcext:value-type="float">
            <text:p>14600</text:p>
          </table:table-cell>
          <table:table-cell table:formula="of:=[.Q66]" office:value-type="float" office:value="9169.99999999977" calcext:value-type="float">
            <text:p>9169.99999999977</text:p>
          </table:table-cell>
          <table:table-cell table:formula="of:=[.Z66]" office:value-type="float" office:value="820" calcext:value-type="float">
            <text:p>8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3" table:formula="of:=[.A60]" office:value-type="date" office:date-value="2021-04-24" calcext:value-type="date">
            <text:p>24/04/21</text:p>
          </table:table-cell>
          <table:table-cell table:formula="of:=[.B60]" office:value-type="float" office:value="164.899999999998" calcext:value-type="float">
            <text:p>164.899999999998</text:p>
          </table:table-cell>
          <table:table-cell table:formula="of:=[.K60]" office:value-type="float" office:value="115.5" calcext:value-type="float">
            <text:p>115.5</text:p>
          </table:table-cell>
          <table:table-cell table:formula="of:=[.T60]" office:value-type="float" office:value="53.7000000000007" calcext:value-type="float">
            <text:p>53.7000000000007</text:p>
          </table:table-cell>
          <table:table-cell/>
          <table:table-cell table:style-name="ce3" table:formula="of:=[.A123]" office:value-type="date" office:date-value="2021-04-24" calcext:value-type="date">
            <text:p>24/04/21</text:p>
          </table:table-cell>
          <table:table-cell table:formula="of:=[.E60]" office:value-type="float" office:value="7266.47" calcext:value-type="float">
            <text:p>7266.47</text:p>
          </table:table-cell>
          <table:table-cell table:formula="of:=[.N60]" office:value-type="float" office:value="5275.38" calcext:value-type="float">
            <text:p>5275.38</text:p>
          </table:table-cell>
          <table:table-cell table:formula="of:=[.W60]" office:value-type="float" office:value="2845.69" calcext:value-type="float">
            <text:p>2845.69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61]" office:value-type="date" office:date-value="2021-04-25" calcext:value-type="date">
            <text:p>25/04/21</text:p>
          </table:table-cell>
          <table:table-cell table:formula="of:=[.B61]" office:value-type="float" office:value="163.900000000001" calcext:value-type="float">
            <text:p>163.900000000001</text:p>
          </table:table-cell>
          <table:table-cell table:formula="of:=[.K61]" office:value-type="float" office:value="114.599999999999" calcext:value-type="float">
            <text:p>114.599999999999</text:p>
          </table:table-cell>
          <table:table-cell table:formula="of:=[.T61]" office:value-type="float" office:value="51.9000000000015" calcext:value-type="float">
            <text:p>51.9000000000015</text:p>
          </table:table-cell>
          <table:table-cell/>
          <table:table-cell table:style-name="ce3" table:formula="of:=[.A124]" office:value-type="date" office:date-value="2021-04-25" calcext:value-type="date">
            <text:p>25/04/21</text:p>
          </table:table-cell>
          <table:table-cell table:formula="of:=[.E61]" office:value-type="float" office:value="7240.8" calcext:value-type="float">
            <text:p>7240.8</text:p>
          </table:table-cell>
          <table:table-cell table:formula="of:=[.N61]" office:value-type="float" office:value="5237.47" calcext:value-type="float">
            <text:p>5237.47</text:p>
          </table:table-cell>
          <table:table-cell table:formula="of:=[.W61]" office:value-type="float" office:value="2761.87" calcext:value-type="float">
            <text:p>2761.87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62]" office:value-type="date" office:date-value="2021-04-26" calcext:value-type="date">
            <text:p>26/04/21</text:p>
          </table:table-cell>
          <table:table-cell table:formula="of:=[.B62]" office:value-type="float" office:value="162.899999999998" calcext:value-type="float">
            <text:p>162.899999999998</text:p>
          </table:table-cell>
          <table:table-cell table:formula="of:=[.K62]" office:value-type="float" office:value="113.599999999999" calcext:value-type="float">
            <text:p>113.599999999999</text:p>
          </table:table-cell>
          <table:table-cell table:formula="of:=[.T62]" office:value-type="float" office:value="50.2999999999993" calcext:value-type="float">
            <text:p>50.2999999999993</text:p>
          </table:table-cell>
          <table:table-cell/>
          <table:table-cell table:style-name="ce3" table:formula="of:=[.A125]" office:value-type="date" office:date-value="2021-04-26" calcext:value-type="date">
            <text:p>26/04/21</text:p>
          </table:table-cell>
          <table:table-cell table:formula="of:=[.E62]" office:value-type="float" office:value="7214.58" calcext:value-type="float">
            <text:p>7214.58</text:p>
          </table:table-cell>
          <table:table-cell table:formula="of:=[.N62]" office:value-type="float" office:value="5200.75" calcext:value-type="float">
            <text:p>5200.75</text:p>
          </table:table-cell>
          <table:table-cell table:formula="of:=[.W62]" office:value-type="float" office:value="2681.23" calcext:value-type="float">
            <text:p>2681.23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63]" office:value-type="date" office:date-value="2021-04-27" calcext:value-type="date">
            <text:p>27/04/21</text:p>
          </table:table-cell>
          <table:table-cell table:formula="of:=[.B63]" office:value-type="float" office:value="161.800000000003" calcext:value-type="float">
            <text:p>161.800000000003</text:p>
          </table:table-cell>
          <table:table-cell table:formula="of:=[.K63]" office:value-type="float" office:value="112.700000000001" calcext:value-type="float">
            <text:p>112.700000000001</text:p>
          </table:table-cell>
          <table:table-cell table:formula="of:=[.T63]" office:value-type="float" office:value="48.7000000000007" calcext:value-type="float">
            <text:p>48.7000000000007</text:p>
          </table:table-cell>
          <table:table-cell/>
          <table:table-cell table:style-name="ce3" table:formula="of:=[.A126]" office:value-type="date" office:date-value="2021-04-27" calcext:value-type="date">
            <text:p>27/04/21</text:p>
          </table:table-cell>
          <table:table-cell table:formula="of:=[.E63]" office:value-type="float" office:value="7187.78" calcext:value-type="float">
            <text:p>7187.78</text:p>
          </table:table-cell>
          <table:table-cell table:formula="of:=[.N63]" office:value-type="float" office:value="5165.13" calcext:value-type="float">
            <text:p>5165.13</text:p>
          </table:table-cell>
          <table:table-cell table:formula="of:=[.W63]" office:value-type="float" office:value="2603.66" calcext:value-type="float">
            <text:p>2603.66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64]" office:value-type="date" office:date-value="2021-04-28" calcext:value-type="date">
            <text:p>28/04/21</text:p>
          </table:table-cell>
          <table:table-cell table:formula="of:=[.B64]" office:value-type="float" office:value="160.799999999999" calcext:value-type="float">
            <text:p>160.799999999999</text:p>
          </table:table-cell>
          <table:table-cell table:formula="of:=[.K64]" office:value-type="float" office:value="111.799999999999" calcext:value-type="float">
            <text:p>111.799999999999</text:p>
          </table:table-cell>
          <table:table-cell table:formula="of:=[.T64]" office:value-type="float" office:value="47.0999999999985" calcext:value-type="float">
            <text:p>47.0999999999985</text:p>
          </table:table-cell>
          <table:table-cell/>
          <table:table-cell table:style-name="ce3" table:formula="of:=[.A127]" office:value-type="date" office:date-value="2021-04-28" calcext:value-type="date">
            <text:p>28/04/21</text:p>
          </table:table-cell>
          <table:table-cell table:formula="of:=[.E64]" office:value-type="float" office:value="7160.1" calcext:value-type="float">
            <text:p>7160.1</text:p>
          </table:table-cell>
          <table:table-cell table:formula="of:=[.N64]" office:value-type="float" office:value="5130.36" calcext:value-type="float">
            <text:p>5130.36</text:p>
          </table:table-cell>
          <table:table-cell table:formula="of:=[.W64]" office:value-type="float" office:value="2529.04" calcext:value-type="float">
            <text:p>2529.04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65]" office:value-type="date" office:date-value="2021-04-29" calcext:value-type="date">
            <text:p>29/04/21</text:p>
          </table:table-cell>
          <table:table-cell table:formula="of:=[.B65]" office:value-type="float" office:value="159.599999999999" calcext:value-type="float">
            <text:p>159.599999999999</text:p>
          </table:table-cell>
          <table:table-cell table:formula="of:=[.K65]" office:value-type="float" office:value="110.800000000003" calcext:value-type="float">
            <text:p>110.800000000003</text:p>
          </table:table-cell>
          <table:table-cell table:formula="of:=[.T65]" office:value-type="float" office:value="45.7999999999993" calcext:value-type="float">
            <text:p>45.7999999999993</text:p>
          </table:table-cell>
          <table:table-cell/>
          <table:table-cell table:style-name="ce3" table:formula="of:=[.A128]" office:value-type="date" office:date-value="2021-04-29" calcext:value-type="date">
            <text:p>29/04/21</text:p>
          </table:table-cell>
          <table:table-cell table:formula="of:=[.E65]" office:value-type="float" office:value="7131.38" calcext:value-type="float">
            <text:p>7131.38</text:p>
          </table:table-cell>
          <table:table-cell table:formula="of:=[.N65]" office:value-type="float" office:value="5096.28" calcext:value-type="float">
            <text:p>5096.28</text:p>
          </table:table-cell>
          <table:table-cell table:formula="of:=[.W65]" office:value-type="float" office:value="2457.23" calcext:value-type="float">
            <text:p>2457.23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3" table:formula="of:=[.A128]+1" office:value-type="date" office:date-value="2021-04-30" calcext:value-type="date">
            <text:p>30/04/21</text:p>
          </table:table-cell>
          <table:table-cell table:formula="of:=[.B66]" office:value-type="float" office:value="158.5" calcext:value-type="float">
            <text:p>158.5</text:p>
          </table:table-cell>
          <table:table-cell table:formula="of:=[.K66]" office:value-type="float" office:value="110" calcext:value-type="float">
            <text:p>110</text:p>
          </table:table-cell>
          <table:table-cell table:formula="of:=[.T66]" office:value-type="float" office:value="44.4000000000015" calcext:value-type="float">
            <text:p>44.4000000000015</text:p>
          </table:table-cell>
          <table:table-cell/>
          <table:table-cell table:style-name="ce3" table:formula="of:=[.A129]" office:value-type="date" office:date-value="2021-04-30" calcext:value-type="date">
            <text:p>30/04/21</text:p>
          </table:table-cell>
          <table:table-cell table:formula="of:=[.E66]" office:value-type="float" office:value="7101.31" calcext:value-type="float">
            <text:p>7101.31</text:p>
          </table:table-cell>
          <table:table-cell table:formula="of:=[.N66]" office:value-type="float" office:value="5062.64" calcext:value-type="float">
            <text:p>5062.64</text:p>
          </table:table-cell>
          <table:table-cell table:formula="of:=[.W66]" office:value-type="float" office:value="2388.11" calcext:value-type="float">
            <text:p>2388.11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3"/>
          <table:table-cell table:number-columns-repeated="12"/>
          <table:table-cell table:style-name="Default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4.674in" svg:height="2.7406in" svg:x="10.5228in" svg:y="0.2366in">
            <draw:object draw:notify-on-update-of-ranges="Sheet1.A69:Sheet1.A133 Sheet1.B68:Sheet1.B68 Sheet1.B69:Sheet1.B133 Sheet1.C68:Sheet1.C68 Sheet1.C69:Sheet1.C133 Sheet1.D68:Sheet1.D68 Sheet1.D69:Sheet1.D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681in" svg:height="2.563in" svg:x="6.5327in" svg:y="0.2965in">
            <draw:object draw:notify-on-update-of-ranges="Sheet1.F69:Sheet1.F133 Sheet1.G68:Sheet1.G68 Sheet1.G69:Sheet1.G133 Sheet1.H68:Sheet1.H68 Sheet1.H69:Sheet1.H133 Sheet1.I68:Sheet1.I68 Sheet1.I69:Sheet1.I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327in" svg:height="2.4945in" svg:x="2.5606in" svg:y="0.2598in">
            <draw:object draw:notify-on-update-of-ranges="Sheet1.K69:Sheet1.K133 Sheet1.L68:Sheet1.L68 Sheet1.L69:Sheet1.L133 Sheet1.M68:Sheet1.M68 Sheet1.M69:Sheet1.M133 Sheet1.N68:Sheet1.N68 Sheet1.N69:Sheet1.N1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08:20:51.065411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4:51:08.585116581</meta:creation-date>
    <meta:editing-duration>PT12H18M47S</meta:editing-duration>
    <meta:editing-cycles>15</meta:editing-cycles>
    <meta:generator>LibreOffice/6.4.6.2$Linux_X86_64 LibreOffice_project/40$Build-2</meta:generator>
    <dc:date>2021-02-28T21:59:34.323308285</dc:date>
    <meta:document-statistic meta:table-count="2" meta:cell-count="194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73cm" svg:height="6.962cm" xlink:href=".." xlink:type="simple" chart:class="chart:line" chart:style-name="ch1">
        <chart:title svg:x="5.337cm" svg:y="0.275cm" chart:style-name="ch2">
          <text:p>Mrtví</text:p>
        </chart:title>
        <chart:legend chart:legend-position="end" svg:x="8.518cm" svg:y="2.684cm" style:legend-expansion="high" chart:style-name="ch3"/>
        <chart:plot-area chart:style-name="ch4" table:cell-range-address="Sheet1.A68:Sheet1.D133" chart:data-source-has-labels="both" svg:x="0.237cm" svg:y="1.193cm" svg:width="8.044cm" svg:height="5.63cm">
          <chartooo:coordinate-region svg:x="1.044cm" svg:y="1.392cm" svg:width="7.237cm" svg:height="4.784cm"/>
          <chart:axis chart:dimension="x" chart:name="primary-x" chart:style-name="ch5" chartooo:axis-type="auto">
            <chartooo:date-scale/>
            <chart:categories table:cell-range-address="Sheet1.A69:Sheet1.A1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9:Sheet1.B133" chart:label-cell-address="Sheet1.B68:Sheet1.B68" chart:class="chart:line">
            <chart:data-point chart:repeated="65"/>
          </chart:series>
          <chart:series chart:style-name="ch9" chart:values-cell-range-address="Sheet1.C69:Sheet1.C133" chart:label-cell-address="Sheet1.C68:Sheet1.C68" chart:class="chart:line">
            <chart:data-point chart:repeated="65"/>
          </chart:series>
          <chart:series chart:style-name="ch10" chart:values-cell-range-address="Sheet1.D69:Sheet1.D133" chart:label-cell-address="Sheet1.D68:Sheet1.D68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B68:Sheet1.B68</svg:desc>
                </draw:g>
              </table:table-cell>
              <table:table-cell office:value-type="string">
                <text:p>Optimistický</text:p>
                <draw:g>
                  <svg:desc>Sheet1.C68:Sheet1.C68</svg:desc>
                </draw:g>
              </table:table-cell>
              <table:table-cell office:value-type="string">
                <text:p>Lockdown 40</text:p>
                <draw:g>
                  <svg:desc>Sheet1.D68:Sheet1.D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A69:Sheet1.A133</svg:desc>
                </draw:g>
              </table:table-cell>
              <table:table-cell office:value-type="float" office:value="173.200000000001">
                <text:p>173.200000000001</text:p>
                <draw:g>
                  <svg:desc>Sheet1.B69:Sheet1.B133</svg:desc>
                </draw:g>
              </table:table-cell>
              <table:table-cell office:value-type="float" office:value="173.200000000001">
                <text:p>173.200000000001</text:p>
                <draw:g>
                  <svg:desc>Sheet1.C69:Sheet1.C133</svg:desc>
                </draw:g>
              </table:table-cell>
              <table:table-cell office:value-type="float" office:value="173.200000000001">
                <text:p>173.200000000001</text:p>
                <draw:g>
                  <svg:desc>Sheet1.D69:Sheet1.D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76.700000000001">
                <text:p>176.700000000001</text:p>
              </table:table-cell>
              <table:table-cell office:value-type="float" office:value="176.700000000001">
                <text:p>176.700000000001</text:p>
              </table:table-cell>
              <table:table-cell office:value-type="float" office:value="176.700000000001">
                <text:p>176.70000000000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80.200000000001">
                <text:p>180.200000000001</text:p>
              </table:table-cell>
              <table:table-cell office:value-type="float" office:value="180.200000000001">
                <text:p>180.200000000001</text:p>
              </table:table-cell>
              <table:table-cell office:value-type="float" office:value="180.200000000001">
                <text:p>180.20000000000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83.799999999999">
                <text:p>183.799999999999</text:p>
              </table:table-cell>
              <table:table-cell office:value-type="float" office:value="183.799999999999">
                <text:p>183.799999999999</text:p>
              </table:table-cell>
              <table:table-cell office:value-type="float" office:value="183.799999999999">
                <text:p>183.79999999999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87.299999999999">
                <text:p>187.299999999999</text:p>
              </table:table-cell>
              <table:table-cell office:value-type="float" office:value="187.299999999999">
                <text:p>187.299999999999</text:p>
              </table:table-cell>
              <table:table-cell office:value-type="float" office:value="187.299999999999">
                <text:p>187.299999999999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94.400000000001">
                <text:p>194.400000000001</text:p>
              </table:table-cell>
              <table:table-cell office:value-type="float" office:value="194.400000000001">
                <text:p>194.400000000001</text:p>
              </table:table-cell>
              <table:table-cell office:value-type="float" office:value="194.400000000001">
                <text:p>194.40000000000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97.899999999998">
                <text:p>197.899999999998</text:p>
              </table:table-cell>
              <table:table-cell office:value-type="float" office:value="197.899999999998">
                <text:p>197.899999999998</text:p>
              </table:table-cell>
              <table:table-cell office:value-type="float" office:value="197.899999999998">
                <text:p>197.89999999999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201.5">
                <text:p>201.5</text:p>
              </table:table-cell>
              <table:table-cell office:value-type="float" office:value="201.400000000001">
                <text:p>201.400000000001</text:p>
              </table:table-cell>
              <table:table-cell office:value-type="float" office:value="201.400000000001">
                <text:p>201.40000000000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04.799999999999">
                <text:p>204.799999999999</text:p>
              </table:table-cell>
              <table:table-cell office:value-type="float" office:value="204.799999999999">
                <text:p>204.799999999999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08.100000000002">
                <text:p>208.100000000002</text:p>
              </table:table-cell>
              <table:table-cell office:value-type="float" office:value="207.599999999999">
                <text:p>207.599999999999</text:p>
              </table:table-cell>
              <table:table-cell office:value-type="float" office:value="207.200000000001">
                <text:p>207.20000000000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210.899999999998">
                <text:p>210.899999999998</text:p>
              </table:table-cell>
              <table:table-cell office:value-type="float" office:value="210.100000000002">
                <text:p>210.10000000000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213.5">
                <text:p>213.5</text:p>
              </table:table-cell>
              <table:table-cell office:value-type="float" office:value="212">
                <text:p>212</text:p>
              </table:table-cell>
              <table:table-cell office:value-type="float" office:value="210.099999999999">
                <text:p>210.099999999999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215.400000000001">
                <text:p>215.400000000001</text:p>
              </table:table-cell>
              <table:table-cell office:value-type="float" office:value="213.099999999999">
                <text:p>213.099999999999</text:p>
              </table:table-cell>
              <table:table-cell office:value-type="float" office:value="210.099999999999">
                <text:p>210.09999999999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17.099999999999">
                <text:p>217.099999999999</text:p>
              </table:table-cell>
              <table:table-cell office:value-type="float" office:value="213.600000000002">
                <text:p>213.600000000002</text:p>
              </table:table-cell>
              <table:table-cell office:value-type="float" office:value="209.300000000003">
                <text:p>209.30000000000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218.400000000001">
                <text:p>218.400000000001</text:p>
              </table:table-cell>
              <table:table-cell office:value-type="float" office:value="213.399999999998">
                <text:p>213.399999999998</text:p>
              </table:table-cell>
              <table:table-cell office:value-type="float" office:value="207.299999999999">
                <text:p>207.299999999999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219.099999999999">
                <text:p>219.099999999999</text:p>
              </table:table-cell>
              <table:table-cell office:value-type="float" office:value="212.600000000002">
                <text:p>212.600000000002</text:p>
              </table:table-cell>
              <table:table-cell office:value-type="float" office:value="204.700000000001">
                <text:p>204.70000000000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19.600000000002">
                <text:p>219.600000000002</text:p>
              </table:table-cell>
              <table:table-cell office:value-type="float" office:value="211.299999999999">
                <text:p>211.299999999999</text:p>
              </table:table-cell>
              <table:table-cell office:value-type="float" office:value="201.199999999997">
                <text:p>201.199999999997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219.700000000001">
                <text:p>219.700000000001</text:p>
              </table:table-cell>
              <table:table-cell office:value-type="float" office:value="209.5">
                <text:p>209.5</text:p>
              </table:table-cell>
              <table:table-cell office:value-type="float" office:value="197.200000000001">
                <text:p>197.20000000000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219.399999999998">
                <text:p>219.399999999998</text:p>
              </table:table-cell>
              <table:table-cell office:value-type="float" office:value="207.099999999999">
                <text:p>207.099999999999</text:p>
              </table:table-cell>
              <table:table-cell office:value-type="float" office:value="192.700000000001">
                <text:p>192.7000000000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219">
                <text:p>219</text:p>
              </table:table-cell>
              <table:table-cell office:value-type="float" office:value="204.600000000002">
                <text:p>204.600000000002</text:p>
              </table:table-cell>
              <table:table-cell office:value-type="float" office:value="187.799999999999">
                <text:p>187.79999999999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218.200000000001">
                <text:p>218.200000000001</text:p>
              </table:table-cell>
              <table:table-cell office:value-type="float" office:value="201.699999999997">
                <text:p>201.699999999997</text:p>
              </table:table-cell>
              <table:table-cell office:value-type="float" office:value="182.700000000001">
                <text:p>182.70000000000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217.200000000001">
                <text:p>217.200000000001</text:p>
              </table:table-cell>
              <table:table-cell office:value-type="float" office:value="198.5">
                <text:p>198.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16.200000000001">
                <text:p>216.200000000001</text:p>
              </table:table-cell>
              <table:table-cell office:value-type="float" office:value="195.200000000001">
                <text:p>195.20000000000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14.799999999999">
                <text:p>214.799999999999</text:p>
              </table:table-cell>
              <table:table-cell office:value-type="float" office:value="191.700000000001">
                <text:p>191.700000000001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13.299999999999">
                <text:p>213.299999999999</text:p>
              </table:table-cell>
              <table:table-cell office:value-type="float" office:value="188.099999999999">
                <text:p>188.0999999999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211.599999999999">
                <text:p>211.599999999999</text:p>
              </table:table-cell>
              <table:table-cell office:value-type="float" office:value="184.200000000001">
                <text:p>184.200000000001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209.700000000001">
                <text:p>209.700000000001</text:p>
              </table:table-cell>
              <table:table-cell office:value-type="float" office:value="180.299999999999">
                <text:p>180.2999999999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207.700000000001">
                <text:p>207.700000000001</text:p>
              </table:table-cell>
              <table:table-cell office:value-type="float" office:value="176.300000000003">
                <text:p>176.300000000003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205.599999999999">
                <text:p>205.599999999999</text:p>
              </table:table-cell>
              <table:table-cell office:value-type="float" office:value="172.399999999998">
                <text:p>172.399999999998</text:p>
              </table:table-cell>
              <table:table-cell office:value-type="float" office:value="139.299999999999">
                <text:p>139.29999999999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203.400000000001">
                <text:p>203.400000000001</text:p>
              </table:table-cell>
              <table:table-cell office:value-type="float" office:value="168.299999999999">
                <text:p>168.2999999999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01.200000000001">
                <text:p>201.200000000001</text:p>
              </table:table-cell>
              <table:table-cell office:value-type="float" office:value="164.5">
                <text:p>164.5</text:p>
              </table:table-cell>
              <table:table-cell office:value-type="float" office:value="128.900000000001">
                <text:p>128.90000000000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98.799999999999">
                <text:p>198.799999999999</text:p>
              </table:table-cell>
              <table:table-cell office:value-type="float" office:value="160.600000000002">
                <text:p>160.6000000000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96.5">
                <text:p>196.5</text:p>
              </table:table-cell>
              <table:table-cell office:value-type="float" office:value="156.899999999998">
                <text:p>156.899999999998</text:p>
              </table:table-cell>
              <table:table-cell office:value-type="float" office:value="119.200000000001">
                <text:p>119.20000000000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93.900000000001">
                <text:p>193.900000000001</text:p>
              </table:table-cell>
              <table:table-cell office:value-type="float" office:value="153.300000000003">
                <text:p>153.300000000003</text:p>
              </table:table-cell>
              <table:table-cell office:value-type="float" office:value="114.599999999999">
                <text:p>114.599999999999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91.5">
                <text:p>191.5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89.199999999997">
                <text:p>189.199999999997</text:p>
              </table:table-cell>
              <table:table-cell office:value-type="float" office:value="146.599999999999">
                <text:p>146.599999999999</text:p>
              </table:table-cell>
              <table:table-cell office:value-type="float" office:value="105.700000000001">
                <text:p>105.70000000000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87">
                <text:p>187</text:p>
              </table:table-cell>
              <table:table-cell office:value-type="float" office:value="143.5">
                <text:p>143.5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85">
                <text:p>185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97.5999999999985">
                <text:p>97.599999999998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83.100000000002">
                <text:p>183.100000000002</text:p>
              </table:table-cell>
              <table:table-cell office:value-type="float" office:value="138.300000000003">
                <text:p>138.300000000003</text:p>
              </table:table-cell>
              <table:table-cell office:value-type="float" office:value="93.7000000000007">
                <text:p>93.700000000000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81.399999999998">
                <text:p>181.399999999998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90.2000000000007">
                <text:p>90.2000000000007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79.700000000001">
                <text:p>179.700000000001</text:p>
              </table:table-cell>
              <table:table-cell office:value-type="float" office:value="133.700000000001">
                <text:p>133.700000000001</text:p>
              </table:table-cell>
              <table:table-cell office:value-type="float" office:value="86.7000000000007">
                <text:p>86.700000000000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78.299999999999">
                <text:p>178.299999999999</text:p>
              </table:table-cell>
              <table:table-cell office:value-type="float" office:value="131.699999999997">
                <text:p>131.699999999997</text:p>
              </table:table-cell>
              <table:table-cell office:value-type="float" office:value="83.3999999999978">
                <text:p>83.399999999997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76.800000000003">
                <text:p>176.800000000003</text:p>
              </table:table-cell>
              <table:table-cell office:value-type="float" office:value="129.700000000001">
                <text:p>129.700000000001</text:p>
              </table:table-cell>
              <table:table-cell office:value-type="float" office:value="80.2000000000007">
                <text:p>80.2000000000007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5.5">
                <text:p>175.5</text:p>
              </table:table-cell>
              <table:table-cell office:value-type="float" office:value="128">
                <text:p>128</text:p>
              </table:table-cell>
              <table:table-cell office:value-type="float" office:value="77.2000000000007">
                <text:p>77.200000000000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74.299999999999">
                <text:p>174.299999999999</text:p>
              </table:table-cell>
              <table:table-cell office:value-type="float" office:value="126.400000000001">
                <text:p>126.400000000001</text:p>
              </table:table-cell>
              <table:table-cell office:value-type="float" office:value="74.3999999999978">
                <text:p>74.399999999997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73.099999999999">
                <text:p>173.099999999999</text:p>
              </table:table-cell>
              <table:table-cell office:value-type="float" office:value="124.899999999998">
                <text:p>124.899999999998</text:p>
              </table:table-cell>
              <table:table-cell office:value-type="float" office:value="71.6000000000022">
                <text:p>71.600000000002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71.900000000001">
                <text:p>171.900000000001</text:p>
              </table:table-cell>
              <table:table-cell office:value-type="float" office:value="123.400000000001">
                <text:p>123.400000000001</text:p>
              </table:table-cell>
              <table:table-cell office:value-type="float" office:value="68.8999999999978">
                <text:p>68.899999999997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70.899999999998">
                <text:p>170.899999999998</text:p>
              </table:table-cell>
              <table:table-cell office:value-type="float" office:value="122.200000000001">
                <text:p>122.20000000000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.800000000003">
                <text:p>169.800000000003</text:p>
              </table:table-cell>
              <table:table-cell office:value-type="float" office:value="120.799999999999">
                <text:p>120.799999999999</text:p>
              </table:table-cell>
              <table:table-cell office:value-type="float" office:value="64.1000000000022">
                <text:p>64.100000000002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8.899999999998">
                <text:p>168.899999999998</text:p>
              </table:table-cell>
              <table:table-cell office:value-type="float" office:value="119.700000000001">
                <text:p>119.700000000001</text:p>
              </table:table-cell>
              <table:table-cell office:value-type="float" office:value="61.7999999999993">
                <text:p>61.799999999999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118.599999999999">
                <text:p>118.599999999999</text:p>
              </table:table-cell>
              <table:table-cell office:value-type="float" office:value="59.5999999999985">
                <text:p>59.599999999998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6.900000000001">
                <text:p>166.900000000001</text:p>
              </table:table-cell>
              <table:table-cell office:value-type="float" office:value="117.600000000002">
                <text:p>117.600000000002</text:p>
              </table:table-cell>
              <table:table-cell office:value-type="float" office:value="57.6000000000022">
                <text:p>57.600000000002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5.900000000001">
                <text:p>165.900000000001</text:p>
              </table:table-cell>
              <table:table-cell office:value-type="float" office:value="116.5">
                <text:p>116.5</text:p>
              </table:table-cell>
              <table:table-cell office:value-type="float" office:value="55.5999999999986">
                <text:p>55.599999999998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4.899999999998">
                <text:p>164.899999999998</text:p>
              </table:table-cell>
              <table:table-cell office:value-type="float" office:value="115.5">
                <text:p>115.5</text:p>
              </table:table-cell>
              <table:table-cell office:value-type="float" office:value="53.7000000000007">
                <text:p>53.700000000000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3.900000000001">
                <text:p>163.900000000001</text:p>
              </table:table-cell>
              <table:table-cell office:value-type="float" office:value="114.599999999999">
                <text:p>114.599999999999</text:p>
              </table:table-cell>
              <table:table-cell office:value-type="float" office:value="51.9000000000015">
                <text:p>51.900000000001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62.899999999998">
                <text:p>162.899999999998</text:p>
              </table:table-cell>
              <table:table-cell office:value-type="float" office:value="113.599999999999">
                <text:p>113.599999999999</text:p>
              </table:table-cell>
              <table:table-cell office:value-type="float" office:value="50.2999999999993">
                <text:p>50.299999999999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61.800000000003">
                <text:p>161.800000000003</text:p>
              </table:table-cell>
              <table:table-cell office:value-type="float" office:value="112.700000000001">
                <text:p>112.700000000001</text:p>
              </table:table-cell>
              <table:table-cell office:value-type="float" office:value="48.7000000000007">
                <text:p>48.700000000000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111.799999999999">
                <text:p>111.799999999999</text:p>
              </table:table-cell>
              <table:table-cell office:value-type="float" office:value="47.0999999999985">
                <text:p>47.099999999998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59.599999999999">
                <text:p>159.599999999999</text:p>
              </table:table-cell>
              <table:table-cell office:value-type="float" office:value="110.800000000003">
                <text:p>110.800000000003</text:p>
              </table:table-cell>
              <table:table-cell office:value-type="float" office:value="45.7999999999993">
                <text:p>45.799999999999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58.5">
                <text:p>158.5</text:p>
              </table:table-cell>
              <table:table-cell office:value-type="float" office:value="110">
                <text:p>110</text:p>
              </table:table-cell>
              <table:table-cell office:value-type="float" office:value="44.4000000000015">
                <text:p>44.400000000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1cm" svg:height="6.511cm" xlink:href=".." xlink:type="simple" chart:class="chart:line" chart:style-name="ch1">
        <chart:title svg:x="2.112cm" svg:y="0.266cm" chart:style-name="ch2">
          <text:p>Obsazenost nemocnic</text:p>
        </chart:title>
        <chart:plot-area chart:style-name="ch3" table:cell-range-address="Sheet1.F68:Sheet1.I133" chart:data-source-has-labels="both" svg:x="0.176cm" svg:y="1.175cm" svg:width="8.458cm" svg:height="5.206cm">
          <chartooo:coordinate-region svg:x="1.353cm" svg:y="1.374cm" svg:width="7.281cm" svg:height="4.36cm"/>
          <chart:axis chart:dimension="x" chart:name="primary-x" chart:style-name="ch4" chartooo:axis-type="auto">
            <chartooo:date-scale/>
            <chart:categories table:cell-range-address="Sheet1.F69:Sheet1.F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9:Sheet1.G133" chart:label-cell-address="Sheet1.G68:Sheet1.G68" chart:class="chart:line">
            <chart:data-point chart:repeated="65"/>
          </chart:series>
          <chart:series chart:style-name="ch8" chart:values-cell-range-address="Sheet1.H69:Sheet1.H133" chart:label-cell-address="Sheet1.H68:Sheet1.H68" chart:class="chart:line">
            <chart:data-point chart:repeated="65"/>
          </chart:series>
          <chart:series chart:style-name="ch9" chart:values-cell-range-address="Sheet1.I69:Sheet1.I133" chart:label-cell-address="Sheet1.I68:Sheet1.I68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G68:Sheet1.G68</svg:desc>
                </draw:g>
              </table:table-cell>
              <table:table-cell office:value-type="string">
                <text:p>Optimistický</text:p>
                <draw:g>
                  <svg:desc>Sheet1.H68:Sheet1.H68</svg:desc>
                </draw:g>
              </table:table-cell>
              <table:table-cell office:value-type="string">
                <text:p>Lockdown 40</text:p>
                <draw:g>
                  <svg:desc>Sheet1.I68:Sheet1.I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F69:Sheet1.F133</svg:desc>
                </draw:g>
              </table:table-cell>
              <table:table-cell office:value-type="float" office:value="6969.04">
                <text:p>6969.04</text:p>
                <draw:g>
                  <svg:desc>Sheet1.G69:Sheet1.G133</svg:desc>
                </draw:g>
              </table:table-cell>
              <table:table-cell office:value-type="float" office:value="6969.04">
                <text:p>6969.04</text:p>
                <draw:g>
                  <svg:desc>Sheet1.H69:Sheet1.H133</svg:desc>
                </draw:g>
              </table:table-cell>
              <table:table-cell office:value-type="float" office:value="6969.04">
                <text:p>6969.04</text:p>
                <draw:g>
                  <svg:desc>Sheet1.I69:Sheet1.I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7079.07">
                <text:p>7079.07</text:p>
              </table:table-cell>
              <table:table-cell office:value-type="float" office:value="7079.07">
                <text:p>7079.07</text:p>
              </table:table-cell>
              <table:table-cell office:value-type="float" office:value="7079.07">
                <text:p>7079.07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191.7">
                <text:p>7191.7</text:p>
              </table:table-cell>
              <table:table-cell office:value-type="float" office:value="7191.7">
                <text:p>7191.7</text:p>
              </table:table-cell>
              <table:table-cell office:value-type="float" office:value="7191.7">
                <text:p>7191.7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306.22">
                <text:p>7306.22</text:p>
              </table:table-cell>
              <table:table-cell office:value-type="float" office:value="7306.22">
                <text:p>7306.22</text:p>
              </table:table-cell>
              <table:table-cell office:value-type="float" office:value="7306.22">
                <text:p>7306.2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7421.65">
                <text:p>7421.65</text:p>
              </table:table-cell>
              <table:table-cell office:value-type="float" office:value="7421.65">
                <text:p>7421.65</text:p>
              </table:table-cell>
              <table:table-cell office:value-type="float" office:value="7421.65">
                <text:p>7421.65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7537.47">
                <text:p>7537.47</text:p>
              </table:table-cell>
              <table:table-cell office:value-type="float" office:value="7537.47">
                <text:p>7537.47</text:p>
              </table:table-cell>
              <table:table-cell office:value-type="float" office:value="7537.47">
                <text:p>7537.47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654.75">
                <text:p>7654.75</text:p>
              </table:table-cell>
              <table:table-cell office:value-type="float" office:value="7654.75">
                <text:p>7654.75</text:p>
              </table:table-cell>
              <table:table-cell office:value-type="float" office:value="7654.75">
                <text:p>7654.75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7773.37">
                <text:p>7773.37</text:p>
              </table:table-cell>
              <table:table-cell office:value-type="float" office:value="7772.46">
                <text:p>7772.46</text:p>
              </table:table-cell>
              <table:table-cell office:value-type="float" office:value="7771.31">
                <text:p>7771.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7891.17">
                <text:p>7891.17</text:p>
              </table:table-cell>
              <table:table-cell office:value-type="float" office:value="7887.16">
                <text:p>7887.16</text:p>
              </table:table-cell>
              <table:table-cell office:value-type="float" office:value="7882.07">
                <text:p>7882.07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004.21">
                <text:p>8004.21</text:p>
              </table:table-cell>
              <table:table-cell office:value-type="float" office:value="7993.57">
                <text:p>7993.57</text:p>
              </table:table-cell>
              <table:table-cell office:value-type="float" office:value="7980.07">
                <text:p>7980.0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109.66">
                <text:p>8109.66</text:p>
              </table:table-cell>
              <table:table-cell office:value-type="float" office:value="8087.59">
                <text:p>8087.59</text:p>
              </table:table-cell>
              <table:table-cell office:value-type="float" office:value="8059.63">
                <text:p>8059.6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205.52">
                <text:p>8205.52</text:p>
              </table:table-cell>
              <table:table-cell office:value-type="float" office:value="8166.06">
                <text:p>8166.06</text:p>
              </table:table-cell>
              <table:table-cell office:value-type="float" office:value="8116.23">
                <text:p>8116.23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290.41">
                <text:p>8290.41</text:p>
              </table:table-cell>
              <table:table-cell office:value-type="float" office:value="8226.61">
                <text:p>8226.61</text:p>
              </table:table-cell>
              <table:table-cell office:value-type="float" office:value="8146.4">
                <text:p>8146.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363.45">
                <text:p>8363.45</text:p>
              </table:table-cell>
              <table:table-cell office:value-type="float" office:value="8267.55">
                <text:p>8267.55</text:p>
              </table:table-cell>
              <table:table-cell office:value-type="float" office:value="8147.75">
                <text:p>8147.7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424.98">
                <text:p>8424.98</text:p>
              </table:table-cell>
              <table:table-cell office:value-type="float" office:value="8289.38">
                <text:p>8289.38</text:p>
              </table:table-cell>
              <table:table-cell office:value-type="float" office:value="8121.36">
                <text:p>8121.3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475.78">
                <text:p>8475.78</text:p>
              </table:table-cell>
              <table:table-cell office:value-type="float" office:value="8293.53">
                <text:p>8293.53</text:p>
              </table:table-cell>
              <table:table-cell office:value-type="float" office:value="8069.8">
                <text:p>8069.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515.14">
                <text:p>8515.14</text:p>
              </table:table-cell>
              <table:table-cell office:value-type="float" office:value="8280.43">
                <text:p>8280.43</text:p>
              </table:table-cell>
              <table:table-cell office:value-type="float" office:value="7995.32">
                <text:p>7995.3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543.27">
                <text:p>8543.27</text:p>
              </table:table-cell>
              <table:table-cell office:value-type="float" office:value="8251.32">
                <text:p>8251.32</text:p>
              </table:table-cell>
              <table:table-cell office:value-type="float" office:value="7900.8">
                <text:p>7900.8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561.61">
                <text:p>8561.61</text:p>
              </table:table-cell>
              <table:table-cell office:value-type="float" office:value="8208.35">
                <text:p>8208.35</text:p>
              </table:table-cell>
              <table:table-cell office:value-type="float" office:value="7789.6">
                <text:p>7789.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571.94">
                <text:p>8571.94</text:p>
              </table:table-cell>
              <table:table-cell office:value-type="float" office:value="8153.82">
                <text:p>8153.82</text:p>
              </table:table-cell>
              <table:table-cell office:value-type="float" office:value="7664.93">
                <text:p>7664.93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574.61">
                <text:p>8574.61</text:p>
              </table:table-cell>
              <table:table-cell office:value-type="float" office:value="8088.88">
                <text:p>8088.88</text:p>
              </table:table-cell>
              <table:table-cell office:value-type="float" office:value="7529.1">
                <text:p>7529.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570.17">
                <text:p>8570.17</text:p>
              </table:table-cell>
              <table:table-cell office:value-type="float" office:value="8014.74">
                <text:p>8014.74</text:p>
              </table:table-cell>
              <table:table-cell office:value-type="float" office:value="7384.24">
                <text:p>7384.2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559.52">
                <text:p>8559.52</text:p>
              </table:table-cell>
              <table:table-cell office:value-type="float" office:value="7932.75">
                <text:p>7932.75</text:p>
              </table:table-cell>
              <table:table-cell office:value-type="float" office:value="7232.33">
                <text:p>7232.3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541.96">
                <text:p>8541.96</text:p>
              </table:table-cell>
              <table:table-cell office:value-type="float" office:value="7843.13">
                <text:p>7843.13</text:p>
              </table:table-cell>
              <table:table-cell office:value-type="float" office:value="7074.61">
                <text:p>7074.6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517.45">
                <text:p>8517.45</text:p>
              </table:table-cell>
              <table:table-cell office:value-type="float" office:value="7746.49">
                <text:p>7746.49</text:p>
              </table:table-cell>
              <table:table-cell office:value-type="float" office:value="6912.34">
                <text:p>6912.3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486.4">
                <text:p>8486.4</text:p>
              </table:table-cell>
              <table:table-cell office:value-type="float" office:value="7643.67">
                <text:p>7643.67</text:p>
              </table:table-cell>
              <table:table-cell office:value-type="float" office:value="6746.79">
                <text:p>6746.79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449.45">
                <text:p>8449.45</text:p>
              </table:table-cell>
              <table:table-cell office:value-type="float" office:value="7535.62">
                <text:p>7535.62</text:p>
              </table:table-cell>
              <table:table-cell office:value-type="float" office:value="6579.13">
                <text:p>6579.1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407.04">
                <text:p>8407.04</text:p>
              </table:table-cell>
              <table:table-cell office:value-type="float" office:value="7423.1">
                <text:p>7423.1</text:p>
              </table:table-cell>
              <table:table-cell office:value-type="float" office:value="6410.34">
                <text:p>6410.3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360.1">
                <text:p>8360.1</text:p>
              </table:table-cell>
              <table:table-cell office:value-type="float" office:value="7307.52">
                <text:p>7307.52</text:p>
              </table:table-cell>
              <table:table-cell office:value-type="float" office:value="6241.32">
                <text:p>6241.3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309.91">
                <text:p>8309.91</text:p>
              </table:table-cell>
              <table:table-cell office:value-type="float" office:value="7190.54">
                <text:p>7190.54</text:p>
              </table:table-cell>
              <table:table-cell office:value-type="float" office:value="6072.9">
                <text:p>6072.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256.3">
                <text:p>8256.3</text:p>
              </table:table-cell>
              <table:table-cell office:value-type="float" office:value="7072.93">
                <text:p>7072.93</text:p>
              </table:table-cell>
              <table:table-cell office:value-type="float" office:value="5905.48">
                <text:p>5905.4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199.65">
                <text:p>8199.65</text:p>
              </table:table-cell>
              <table:table-cell office:value-type="float" office:value="6955.61">
                <text:p>6955.61</text:p>
              </table:table-cell>
              <table:table-cell office:value-type="float" office:value="5739.54">
                <text:p>5739.5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139.4">
                <text:p>8139.4</text:p>
              </table:table-cell>
              <table:table-cell office:value-type="float" office:value="6838.85">
                <text:p>6838.85</text:p>
              </table:table-cell>
              <table:table-cell office:value-type="float" office:value="5575.32">
                <text:p>5575.3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075.05">
                <text:p>8075.05</text:p>
              </table:table-cell>
              <table:table-cell office:value-type="float" office:value="6722.82">
                <text:p>6722.82</text:p>
              </table:table-cell>
              <table:table-cell office:value-type="float" office:value="5413.05">
                <text:p>5413.0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010.27">
                <text:p>8010.27</text:p>
              </table:table-cell>
              <table:table-cell office:value-type="float" office:value="6610.03">
                <text:p>6610.03</text:p>
              </table:table-cell>
              <table:table-cell office:value-type="float" office:value="5253.57">
                <text:p>5253.57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7947.41">
                <text:p>7947.41</text:p>
              </table:table-cell>
              <table:table-cell office:value-type="float" office:value="6501.91">
                <text:p>6501.91</text:p>
              </table:table-cell>
              <table:table-cell office:value-type="float" office:value="5097.45">
                <text:p>5097.45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887.71">
                <text:p>7887.71</text:p>
              </table:table-cell>
              <table:table-cell office:value-type="float" office:value="6399.14">
                <text:p>6399.14</text:p>
              </table:table-cell>
              <table:table-cell office:value-type="float" office:value="4945.03">
                <text:p>4945.0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7831.55">
                <text:p>7831.55</text:p>
              </table:table-cell>
              <table:table-cell office:value-type="float" office:value="6301.8">
                <text:p>6301.8</text:p>
              </table:table-cell>
              <table:table-cell office:value-type="float" office:value="4796.5">
                <text:p>4796.5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779.07">
                <text:p>7779.07</text:p>
              </table:table-cell>
              <table:table-cell office:value-type="float" office:value="6209.84">
                <text:p>6209.84</text:p>
              </table:table-cell>
              <table:table-cell office:value-type="float" office:value="4651.95">
                <text:p>4651.9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730.26">
                <text:p>7730.26</text:p>
              </table:table-cell>
              <table:table-cell office:value-type="float" office:value="6123.12">
                <text:p>6123.12</text:p>
              </table:table-cell>
              <table:table-cell office:value-type="float" office:value="4511.41">
                <text:p>4511.4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685.01">
                <text:p>7685.01</text:p>
              </table:table-cell>
              <table:table-cell office:value-type="float" office:value="6041.44">
                <text:p>6041.44</text:p>
              </table:table-cell>
              <table:table-cell office:value-type="float" office:value="4374.88">
                <text:p>4374.8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643.11">
                <text:p>7643.11</text:p>
              </table:table-cell>
              <table:table-cell office:value-type="float" office:value="5964.57">
                <text:p>5964.57</text:p>
              </table:table-cell>
              <table:table-cell office:value-type="float" office:value="4242.32">
                <text:p>4242.3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604.33">
                <text:p>7604.33</text:p>
              </table:table-cell>
              <table:table-cell office:value-type="float" office:value="5892.26">
                <text:p>5892.26</text:p>
              </table:table-cell>
              <table:table-cell office:value-type="float" office:value="4113.65">
                <text:p>4113.6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568.42">
                <text:p>7568.42</text:p>
              </table:table-cell>
              <table:table-cell office:value-type="float" office:value="5824.24">
                <text:p>5824.24</text:p>
              </table:table-cell>
              <table:table-cell office:value-type="float" office:value="3988.81">
                <text:p>3988.8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534.82">
                <text:p>7534.82</text:p>
              </table:table-cell>
              <table:table-cell office:value-type="float" office:value="5760.08">
                <text:p>5760.08</text:p>
              </table:table-cell>
              <table:table-cell office:value-type="float" office:value="3867.68">
                <text:p>3867.6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503.12">
                <text:p>7503.12</text:p>
              </table:table-cell>
              <table:table-cell office:value-type="float" office:value="5699.43">
                <text:p>5699.43</text:p>
              </table:table-cell>
              <table:table-cell office:value-type="float" office:value="3750.18">
                <text:p>3750.1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7473.13">
                <text:p>7473.13</text:p>
              </table:table-cell>
              <table:table-cell office:value-type="float" office:value="5642.08">
                <text:p>5642.08</text:p>
              </table:table-cell>
              <table:table-cell office:value-type="float" office:value="3636.2">
                <text:p>3636.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7444.75">
                <text:p>7444.75</text:p>
              </table:table-cell>
              <table:table-cell office:value-type="float" office:value="5587.9">
                <text:p>5587.9</text:p>
              </table:table-cell>
              <table:table-cell office:value-type="float" office:value="3525.66">
                <text:p>3525.66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7417.65">
                <text:p>7417.65</text:p>
              </table:table-cell>
              <table:table-cell office:value-type="float" office:value="5536.6">
                <text:p>5536.6</text:p>
              </table:table-cell>
              <table:table-cell office:value-type="float" office:value="3418.47">
                <text:p>3418.4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7391.55">
                <text:p>7391.55</text:p>
              </table:table-cell>
              <table:table-cell office:value-type="float" office:value="5487.92">
                <text:p>5487.92</text:p>
              </table:table-cell>
              <table:table-cell office:value-type="float" office:value="3314.62">
                <text:p>3314.6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7366.29">
                <text:p>7366.29</text:p>
              </table:table-cell>
              <table:table-cell office:value-type="float" office:value="5441.69">
                <text:p>5441.69</text:p>
              </table:table-cell>
              <table:table-cell office:value-type="float" office:value="3214.12">
                <text:p>3214.1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7341.42">
                <text:p>7341.42</text:p>
              </table:table-cell>
              <table:table-cell office:value-type="float" office:value="5397.56">
                <text:p>5397.56</text:p>
              </table:table-cell>
              <table:table-cell office:value-type="float" office:value="3116.99">
                <text:p>3116.99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7316.62">
                <text:p>7316.62</text:p>
              </table:table-cell>
              <table:table-cell office:value-type="float" office:value="5355.25">
                <text:p>5355.25</text:p>
              </table:table-cell>
              <table:table-cell office:value-type="float" office:value="3023.23">
                <text:p>3023.2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7291.69">
                <text:p>7291.69</text:p>
              </table:table-cell>
              <table:table-cell office:value-type="float" office:value="5314.58">
                <text:p>5314.58</text:p>
              </table:table-cell>
              <table:table-cell office:value-type="float" office:value="2932.8">
                <text:p>2932.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266.47">
                <text:p>7266.47</text:p>
              </table:table-cell>
              <table:table-cell office:value-type="float" office:value="5275.38">
                <text:p>5275.38</text:p>
              </table:table-cell>
              <table:table-cell office:value-type="float" office:value="2845.69">
                <text:p>2845.6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7240.8">
                <text:p>7240.8</text:p>
              </table:table-cell>
              <table:table-cell office:value-type="float" office:value="5237.47">
                <text:p>5237.47</text:p>
              </table:table-cell>
              <table:table-cell office:value-type="float" office:value="2761.87">
                <text:p>2761.8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214.58">
                <text:p>7214.58</text:p>
              </table:table-cell>
              <table:table-cell office:value-type="float" office:value="5200.75">
                <text:p>5200.75</text:p>
              </table:table-cell>
              <table:table-cell office:value-type="float" office:value="2681.23">
                <text:p>2681.2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187.78">
                <text:p>7187.78</text:p>
              </table:table-cell>
              <table:table-cell office:value-type="float" office:value="5165.13">
                <text:p>5165.13</text:p>
              </table:table-cell>
              <table:table-cell office:value-type="float" office:value="2603.66">
                <text:p>2603.6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160.1">
                <text:p>7160.1</text:p>
              </table:table-cell>
              <table:table-cell office:value-type="float" office:value="5130.36">
                <text:p>5130.36</text:p>
              </table:table-cell>
              <table:table-cell office:value-type="float" office:value="2529.04">
                <text:p>2529.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131.38">
                <text:p>7131.38</text:p>
              </table:table-cell>
              <table:table-cell office:value-type="float" office:value="5096.28">
                <text:p>5096.28</text:p>
              </table:table-cell>
              <table:table-cell office:value-type="float" office:value="2457.23">
                <text:p>2457.2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7101.31">
                <text:p>7101.31</text:p>
              </table:table-cell>
              <table:table-cell office:value-type="float" office:value="5062.64">
                <text:p>5062.64</text:p>
              </table:table-cell>
              <table:table-cell office:value-type="float" office:value="2388.11">
                <text:p>2388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28cm" svg:height="6.337cm" xlink:href=".." xlink:type="simple" chart:class="chart:line" chart:style-name="ch1">
        <chart:title svg:x="3.208cm" svg:y="0.262cm" chart:style-name="ch2">
          <text:p>Nové případy</text:p>
        </chart:title>
        <chart:plot-area chart:style-name="ch3" table:cell-range-address="Sheet1.K68:Sheet1.N133" chart:data-source-has-labels="both" svg:x="0.184cm" svg:y="1.167cm" svg:width="8.86cm" svg:height="5.044cm">
          <chartooo:coordinate-region svg:x="1.361cm" svg:y="1.366cm" svg:width="7.683cm" svg:height="4.198cm"/>
          <chart:axis chart:dimension="x" chart:name="primary-x" chart:style-name="ch4" chartooo:axis-type="auto">
            <chartooo:date-scale/>
            <chart:categories table:cell-range-address="Sheet1.K69:Sheet1.K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69:Sheet1.L133" chart:label-cell-address="Sheet1.L68:Sheet1.L68" chart:class="chart:line">
            <chart:data-point chart:repeated="65"/>
          </chart:series>
          <chart:series chart:style-name="ch8" chart:values-cell-range-address="Sheet1.M69:Sheet1.M133" chart:label-cell-address="Sheet1.M68:Sheet1.M68" chart:class="chart:line">
            <chart:data-point chart:repeated="65"/>
          </chart:series>
          <chart:series chart:style-name="ch9" chart:values-cell-range-address="Sheet1.N69:Sheet1.N133" chart:label-cell-address="Sheet1.N68:Sheet1.N68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imistický</text:p>
                <draw:g>
                  <svg:desc>Sheet1.L68:Sheet1.L68</svg:desc>
                </draw:g>
              </table:table-cell>
              <table:table-cell office:value-type="string">
                <text:p>Optimistický</text:p>
                <draw:g>
                  <svg:desc>Sheet1.M68:Sheet1.M68</svg:desc>
                </draw:g>
              </table:table-cell>
              <table:table-cell office:value-type="string">
                <text:p>Lockdown 40</text:p>
                <draw:g>
                  <svg:desc>Sheet1.N68:Sheet1.N68</svg:desc>
                </draw:g>
              </table:table-cell>
            </table:table-row>
          </table:table-header-rows>
          <table:table-rows>
            <table:table-row>
              <table:table-cell office:value-type="float" office:value="44256">
                <text:p>44256</text:p>
                <draw:g>
                  <svg:desc>Sheet1.K69:Sheet1.K133</svg:desc>
                </draw:g>
              </table:table-cell>
              <table:table-cell office:value-type="float" office:value="13750">
                <text:p>13750</text:p>
                <draw:g>
                  <svg:desc>Sheet1.L69:Sheet1.L133</svg:desc>
                </draw:g>
              </table:table-cell>
              <table:table-cell office:value-type="float" office:value="13750">
                <text:p>13750</text:p>
                <draw:g>
                  <svg:desc>Sheet1.M69:Sheet1.M133</svg:desc>
                </draw:g>
              </table:table-cell>
              <table:table-cell office:value-type="float" office:value="13750">
                <text:p>13750</text:p>
                <draw:g>
                  <svg:desc>Sheet1.N69:Sheet1.N133</svg:desc>
                </draw:g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460">
                <text:p>14460</text:p>
              </table:table-cell>
              <table:table-cell office:value-type="float" office:value="14460">
                <text:p>14460</text:p>
              </table:table-cell>
              <table:table-cell office:value-type="float" office:value="14460">
                <text:p>1446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820">
                <text:p>14820</text:p>
              </table:table-cell>
              <table:table-cell office:value-type="float" office:value="14820">
                <text:p>14820</text:p>
              </table:table-cell>
              <table:table-cell office:value-type="float" office:value="14820">
                <text:p>1482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180">
                <text:p>15180</text:p>
              </table:table-cell>
              <table:table-cell office:value-type="float" office:value="15180">
                <text:p>1518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540">
                <text:p>15540</text:p>
              </table:table-cell>
              <table:table-cell office:value-type="float" office:value="15540">
                <text:p>15540</text:p>
              </table:table-cell>
              <table:table-cell office:value-type="float" office:value="15540">
                <text:p>15540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910">
                <text:p>15910</text:p>
              </table:table-cell>
              <table:table-cell office:value-type="float" office:value="15910">
                <text:p>15910</text:p>
              </table:table-cell>
              <table:table-cell office:value-type="float" office:value="15910">
                <text:p>15910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6260">
                <text:p>16260</text:p>
              </table:table-cell>
              <table:table-cell office:value-type="float" office:value="16250">
                <text:p>16250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6600">
                <text:p>16600</text:p>
              </table:table-cell>
              <table:table-cell office:value-type="float" office:value="16550">
                <text:p>16550</text:p>
              </table:table-cell>
              <table:table-cell office:value-type="float" office:value="16490">
                <text:p>1649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6890">
                <text:p>16890</text:p>
              </table:table-cell>
              <table:table-cell office:value-type="float" office:value="16780.0000000002">
                <text:p>16780.0000000002</text:p>
              </table:table-cell>
              <table:table-cell office:value-type="float" office:value="16630">
                <text:p>16630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7130">
                <text:p>17130</text:p>
              </table:table-cell>
              <table:table-cell office:value-type="float" office:value="16889.9999999998">
                <text:p>16889.9999999998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7300">
                <text:p>17300</text:p>
              </table:table-cell>
              <table:table-cell office:value-type="float" office:value="16910">
                <text:p>169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7430">
                <text:p>17430</text:p>
              </table:table-cell>
              <table:table-cell office:value-type="float" office:value="16800">
                <text:p>16800</text:p>
              </table:table-cell>
              <table:table-cell office:value-type="float" office:value="16020">
                <text:p>1602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7470">
                <text:p>17470</text:p>
              </table:table-cell>
              <table:table-cell office:value-type="float" office:value="16570">
                <text:p>16570</text:p>
              </table:table-cell>
              <table:table-cell office:value-type="float" office:value="15450">
                <text:p>1545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460">
                <text:p>17460</text:p>
              </table:table-cell>
              <table:table-cell office:value-type="float" office:value="16250">
                <text:p>16250</text:p>
              </table:table-cell>
              <table:table-cell office:value-type="float" office:value="14740">
                <text:p>14740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7420">
                <text:p>17420</text:p>
              </table:table-cell>
              <table:table-cell office:value-type="float" office:value="15849.9999999998">
                <text:p>15849.9999999998</text:p>
              </table:table-cell>
              <table:table-cell office:value-type="float" office:value="13950.0000000002">
                <text:p>13950.000000000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7330">
                <text:p>17330</text:p>
              </table:table-cell>
              <table:table-cell office:value-type="float" office:value="15410.0000000002">
                <text:p>15410.0000000002</text:p>
              </table:table-cell>
              <table:table-cell office:value-type="float" office:value="13099.9999999998">
                <text:p>13099.999999999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7240">
                <text:p>17240</text:p>
              </table:table-cell>
              <table:table-cell office:value-type="float" office:value="14950">
                <text:p>14950</text:p>
              </table:table-cell>
              <table:table-cell office:value-type="float" office:value="12250.0000000002">
                <text:p>12250.000000000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7120">
                <text:p>17120</text:p>
              </table:table-cell>
              <table:table-cell office:value-type="float" office:value="14480">
                <text:p>14480</text:p>
              </table:table-cell>
              <table:table-cell office:value-type="float" office:value="11429.9999999998">
                <text:p>11429.9999999998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7000.0000000002">
                <text:p>17000.0000000002</text:p>
              </table:table-cell>
              <table:table-cell office:value-type="float" office:value="14020">
                <text:p>1402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6870">
                <text:p>16870</text:p>
              </table:table-cell>
              <table:table-cell office:value-type="float" office:value="13560">
                <text:p>13560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6729.9999999998">
                <text:p>16729.9999999998</text:p>
              </table:table-cell>
              <table:table-cell office:value-type="float" office:value="13110.0000000002">
                <text:p>13110.0000000002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6590">
                <text:p>16590</text:p>
              </table:table-cell>
              <table:table-cell office:value-type="float" office:value="12659.9999999998">
                <text:p>12659.9999999998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6450">
                <text:p>16450</text:p>
              </table:table-cell>
              <table:table-cell office:value-type="float" office:value="12240">
                <text:p>1224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6290">
                <text:p>16290</text:p>
              </table:table-cell>
              <table:table-cell office:value-type="float" office:value="11810">
                <text:p>1181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6130">
                <text:p>16130</text:p>
              </table:table-cell>
              <table:table-cell office:value-type="float" office:value="11410.0000000002">
                <text:p>11410.0000000002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960">
                <text:p>15960</text:p>
              </table:table-cell>
              <table:table-cell office:value-type="float" office:value="10999.9999999998">
                <text:p>10999.9999999998</text:p>
              </table:table-cell>
              <table:table-cell office:value-type="float" office:value="6280.00000000023">
                <text:p>6280.0000000002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10.0000000002">
                <text:p>15810.0000000002</text:p>
              </table:table-cell>
              <table:table-cell office:value-type="float" office:value="10620.0000000002">
                <text:p>10620.0000000002</text:p>
              </table:table-cell>
              <table:table-cell office:value-type="float" office:value="5799.99999999977">
                <text:p>5799.9999999997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629.9999999998">
                <text:p>15629.9999999998</text:p>
              </table:table-cell>
              <table:table-cell office:value-type="float" office:value="10259.9999999998">
                <text:p>10259.9999999998</text:p>
              </table:table-cell>
              <table:table-cell office:value-type="float" office:value="5380.00000000023">
                <text:p>5380.00000000023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490">
                <text:p>15490</text:p>
              </table:table-cell>
              <table:table-cell office:value-type="float" office:value="9920">
                <text:p>9920</text:p>
              </table:table-cell>
              <table:table-cell office:value-type="float" office:value="4979.99999999977">
                <text:p>4979.9999999997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340">
                <text:p>15340</text:p>
              </table:table-cell>
              <table:table-cell office:value-type="float" office:value="9630">
                <text:p>963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230.0000000002">
                <text:p>15230.0000000002</text:p>
              </table:table-cell>
              <table:table-cell office:value-type="float" office:value="9400">
                <text:p>9400</text:p>
              </table:table-cell>
              <table:table-cell office:value-type="float" office:value="4260.00000000023">
                <text:p>4260.00000000023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5129.9999999998">
                <text:p>15129.9999999998</text:p>
              </table:table-cell>
              <table:table-cell office:value-type="float" office:value="9220">
                <text:p>9220</text:p>
              </table:table-cell>
              <table:table-cell office:value-type="float" office:value="3949.99999999977">
                <text:p>3949.99999999977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5070">
                <text:p>15070</text:p>
              </table:table-cell>
              <table:table-cell office:value-type="float" office:value="9080">
                <text:p>9080</text:p>
              </table:table-cell>
              <table:table-cell office:value-type="float" office:value="3640.00000000023">
                <text:p>3640.0000000002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5020">
                <text:p>15020</text:p>
              </table:table-cell>
              <table:table-cell office:value-type="float" office:value="8990.00000000023">
                <text:p>8990.00000000023</text:p>
              </table:table-cell>
              <table:table-cell office:value-type="float" office:value="3369.99999999977">
                <text:p>3369.99999999977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000">
                <text:p>15000</text:p>
              </table:table-cell>
              <table:table-cell office:value-type="float" office:value="8960">
                <text:p>896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4990">
                <text:p>14990</text:p>
              </table:table-cell>
              <table:table-cell office:value-type="float" office:value="8950">
                <text:p>895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5000.0000000002">
                <text:p>15000.0000000002</text:p>
              </table:table-cell>
              <table:table-cell office:value-type="float" office:value="8949.99999999977">
                <text:p>8949.99999999977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4999.9999999998">
                <text:p>14999.9999999998</text:p>
              </table:table-cell>
              <table:table-cell office:value-type="float" office:value="8960">
                <text:p>8960</text:p>
              </table:table-cell>
              <table:table-cell office:value-type="float" office:value="2460.00000000023">
                <text:p>2460.0000000002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5000">
                <text:p>15000</text:p>
              </table:table-cell>
              <table:table-cell office:value-type="float" office:value="8980">
                <text:p>8980</text:p>
              </table:table-cell>
              <table:table-cell office:value-type="float" office:value="2289.99999999977">
                <text:p>2289.9999999997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5000">
                <text:p>15000</text:p>
              </table:table-cell>
              <table:table-cell office:value-type="float" office:value="9010">
                <text:p>9010</text:p>
              </table:table-cell>
              <table:table-cell office:value-type="float" office:value="2110.00000000023">
                <text:p>2110.0000000002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4990">
                <text:p>14990</text:p>
              </table:table-cell>
              <table:table-cell office:value-type="float" office:value="9020">
                <text:p>9020</text:p>
              </table:table-cell>
              <table:table-cell office:value-type="float" office:value="1949.99999999977">
                <text:p>1949.9999999997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4990.0000000002">
                <text:p>14990.0000000002</text:p>
              </table:table-cell>
              <table:table-cell office:value-type="float" office:value="9050">
                <text:p>90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4969.9999999998">
                <text:p>14969.9999999998</text:p>
              </table:table-cell>
              <table:table-cell office:value-type="float" office:value="9060.00000000023">
                <text:p>9060.00000000023</text:p>
              </table:table-cell>
              <table:table-cell office:value-type="float" office:value="1670.00000000023">
                <text:p>1670.0000000002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60">
                <text:p>14960</text:p>
              </table:table-cell>
              <table:table-cell office:value-type="float" office:value="9079.99999999977">
                <text:p>9079.99999999977</text:p>
              </table:table-cell>
              <table:table-cell office:value-type="float" office:value="1539.99999999977">
                <text:p>1539.9999999997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930">
                <text:p>14930</text:p>
              </table:table-cell>
              <table:table-cell office:value-type="float" office:value="9100.00000000023">
                <text:p>9100.0000000002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910">
                <text:p>14910</text:p>
              </table:table-cell>
              <table:table-cell office:value-type="float" office:value="9109.99999999977">
                <text:p>9109.9999999997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4870.0000000002">
                <text:p>14870.0000000002</text:p>
              </table:table-cell>
              <table:table-cell office:value-type="float" office:value="9120.00000000023">
                <text:p>9120.0000000002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4840">
                <text:p>14840</text:p>
              </table:table-cell>
              <table:table-cell office:value-type="float" office:value="9140">
                <text:p>914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4809.9999999998">
                <text:p>14809.9999999998</text:p>
              </table:table-cell>
              <table:table-cell office:value-type="float" office:value="9149.99999999977">
                <text:p>9149.9999999997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4759.9999999998">
                <text:p>14759.9999999998</text:p>
              </table:table-cell>
              <table:table-cell office:value-type="float" office:value="9160.00000000023">
                <text:p>9160.0000000002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4710">
                <text:p>14710</text:p>
              </table:table-cell>
              <table:table-cell office:value-type="float" office:value="9160">
                <text:p>9160</text:p>
              </table:table-cell>
              <table:table-cell office:value-type="float" office:value="910.000000000233">
                <text:p>910.00000000023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4660.0000000002">
                <text:p>14660.0000000002</text:p>
              </table:table-cell>
              <table:table-cell office:value-type="float" office:value="9170">
                <text:p>9170</text:p>
              </table:table-cell>
              <table:table-cell office:value-type="float" office:value="859.999999999767">
                <text:p>859.999999999767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4600">
                <text:p>14600</text:p>
              </table:table-cell>
              <table:table-cell office:value-type="float" office:value="9169.99999999977">
                <text:p>9169.9999999997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